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500" officeooo:paragraph-rsid="00024500"/>
    </style:style>
    <style:style style:name="P2" style:family="paragraph" style:parent-style-name="Standard">
      <style:text-properties officeooo:rsid="00024500" officeooo:paragraph-rsid="000dc017"/>
    </style:style>
    <style:style style:name="P3" style:family="paragraph" style:parent-style-name="Standard">
      <style:text-properties officeooo:rsid="00024500" officeooo:paragraph-rsid="0011a21e"/>
    </style:style>
    <style:style style:name="P4" style:family="paragraph" style:parent-style-name="Standard">
      <style:text-properties officeooo:rsid="00024500" officeooo:paragraph-rsid="0017b291"/>
    </style:style>
    <style:style style:name="P5" style:family="paragraph" style:parent-style-name="Standard">
      <style:text-properties officeooo:rsid="00024500" officeooo:paragraph-rsid="0018a88e"/>
    </style:style>
    <style:style style:name="P6" style:family="paragraph" style:parent-style-name="Standard">
      <style:text-properties officeooo:rsid="00024500" officeooo:paragraph-rsid="00194662"/>
    </style:style>
    <style:style style:name="P7" style:family="paragraph" style:parent-style-name="Standard">
      <style:text-properties officeooo:rsid="00024500" officeooo:paragraph-rsid="00230270"/>
    </style:style>
    <style:style style:name="P8" style:family="paragraph" style:parent-style-name="Standard">
      <style:text-properties officeooo:rsid="00024500" officeooo:paragraph-rsid="00250850"/>
    </style:style>
    <style:style style:name="P9" style:family="paragraph" style:parent-style-name="Standard">
      <style:text-properties officeooo:rsid="00024500" officeooo:paragraph-rsid="00290385"/>
    </style:style>
    <style:style style:name="P10" style:family="paragraph" style:parent-style-name="Standard">
      <style:text-properties officeooo:rsid="00024500" officeooo:paragraph-rsid="0032f1be"/>
    </style:style>
    <style:style style:name="P11" style:family="paragraph" style:parent-style-name="Standard">
      <style:text-properties officeooo:rsid="00024500" officeooo:paragraph-rsid="003c32dc"/>
    </style:style>
    <style:style style:name="P12" style:family="paragraph" style:parent-style-name="Standard">
      <style:text-properties officeooo:rsid="00024500" officeooo:paragraph-rsid="003c7b7a"/>
    </style:style>
    <style:style style:name="P13" style:family="paragraph" style:parent-style-name="Standard">
      <style:text-properties officeooo:rsid="00024500" officeooo:paragraph-rsid="003f6e8b"/>
    </style:style>
    <style:style style:name="P14" style:family="paragraph" style:parent-style-name="Standard">
      <style:text-properties officeooo:rsid="00024500" officeooo:paragraph-rsid="004491de"/>
    </style:style>
    <style:style style:name="P15" style:family="paragraph" style:parent-style-name="Standard">
      <style:text-properties officeooo:rsid="00024500" officeooo:paragraph-rsid="00480ff4"/>
    </style:style>
    <style:style style:name="P16" style:family="paragraph" style:parent-style-name="Standard">
      <style:text-properties officeooo:rsid="00024500" officeooo:paragraph-rsid="00544a49"/>
    </style:style>
    <style:style style:name="P17" style:family="paragraph" style:parent-style-name="Standard">
      <style:text-properties officeooo:rsid="00024500" officeooo:paragraph-rsid="006404e2"/>
    </style:style>
    <style:style style:name="P18" style:family="paragraph" style:parent-style-name="Standard">
      <style:text-properties officeooo:rsid="00024500" officeooo:paragraph-rsid="006890bd"/>
    </style:style>
    <style:style style:name="P19" style:family="paragraph" style:parent-style-name="Standard">
      <style:text-properties officeooo:rsid="00024500" officeooo:paragraph-rsid="00742371"/>
    </style:style>
    <style:style style:name="P20" style:family="paragraph" style:parent-style-name="Standard">
      <style:text-properties officeooo:rsid="00024500" officeooo:paragraph-rsid="00781831"/>
    </style:style>
    <style:style style:name="P21" style:family="paragraph" style:parent-style-name="Standard">
      <style:text-properties officeooo:rsid="00024500" officeooo:paragraph-rsid="007e070a"/>
    </style:style>
    <style:style style:name="P22" style:family="paragraph" style:parent-style-name="Standard">
      <style:text-properties officeooo:rsid="00024500" officeooo:paragraph-rsid="00856382"/>
    </style:style>
    <style:style style:name="P23" style:family="paragraph" style:parent-style-name="Standard">
      <style:text-properties officeooo:rsid="00024500" officeooo:paragraph-rsid="009882ee"/>
    </style:style>
    <style:style style:name="P24" style:family="paragraph" style:parent-style-name="Standard">
      <style:text-properties officeooo:rsid="00024500" officeooo:paragraph-rsid="009c0ab6"/>
    </style:style>
    <style:style style:name="P25" style:family="paragraph" style:parent-style-name="Standard">
      <style:text-properties officeooo:rsid="00024500" officeooo:paragraph-rsid="00a4bfbc"/>
    </style:style>
    <style:style style:name="P26" style:family="paragraph" style:parent-style-name="Standard">
      <style:text-properties officeooo:rsid="00024500" officeooo:paragraph-rsid="00aff93c"/>
    </style:style>
    <style:style style:name="P27" style:family="paragraph" style:parent-style-name="Standard">
      <style:text-properties officeooo:rsid="00024500" officeooo:paragraph-rsid="00b3082a"/>
    </style:style>
    <style:style style:name="P28" style:family="paragraph" style:parent-style-name="Standard">
      <style:text-properties officeooo:rsid="00024500" officeooo:paragraph-rsid="00bd71f2"/>
    </style:style>
    <style:style style:name="P29" style:family="paragraph" style:parent-style-name="Standard">
      <style:text-properties officeooo:rsid="00024500" officeooo:paragraph-rsid="00c298c1"/>
    </style:style>
    <style:style style:name="P30" style:family="paragraph" style:parent-style-name="Standard">
      <style:text-properties officeooo:rsid="00024500" officeooo:paragraph-rsid="00c6ef2d"/>
    </style:style>
    <style:style style:name="P31" style:family="paragraph" style:parent-style-name="Standard">
      <style:text-properties officeooo:rsid="00024500" officeooo:paragraph-rsid="00d0111a"/>
    </style:style>
    <style:style style:name="P32" style:family="paragraph" style:parent-style-name="Standard">
      <style:text-properties officeooo:rsid="00024500" officeooo:paragraph-rsid="00d6d8c0"/>
    </style:style>
    <style:style style:name="P33" style:family="paragraph" style:parent-style-name="Standard">
      <style:text-properties officeooo:rsid="00024500" officeooo:paragraph-rsid="00db917f"/>
    </style:style>
    <style:style style:name="P34" style:family="paragraph" style:parent-style-name="Standard">
      <style:text-properties officeooo:rsid="00024500" officeooo:paragraph-rsid="00eb08b8"/>
    </style:style>
    <style:style style:name="P35" style:family="paragraph" style:parent-style-name="Standard">
      <style:text-properties officeooo:rsid="00024500" officeooo:paragraph-rsid="00f794b4"/>
    </style:style>
    <style:style style:name="P36" style:family="paragraph" style:parent-style-name="Standard">
      <style:text-properties officeooo:rsid="00024500" officeooo:paragraph-rsid="00f95a38"/>
    </style:style>
    <style:style style:name="P37" style:family="paragraph" style:parent-style-name="Standard">
      <style:text-properties officeooo:rsid="00024500" officeooo:paragraph-rsid="00fd8115"/>
    </style:style>
    <style:style style:name="P38" style:family="paragraph" style:parent-style-name="Standard">
      <style:text-properties officeooo:rsid="000331f5" officeooo:paragraph-rsid="000331f5"/>
    </style:style>
    <style:style style:name="P39" style:family="paragraph" style:parent-style-name="Standard">
      <style:text-properties officeooo:rsid="00052732" officeooo:paragraph-rsid="00052732"/>
    </style:style>
    <style:style style:name="P40" style:family="paragraph" style:parent-style-name="Standard">
      <style:text-properties officeooo:rsid="000710f0" officeooo:paragraph-rsid="000710f0"/>
    </style:style>
    <style:style style:name="P41" style:family="paragraph" style:parent-style-name="Standard">
      <style:text-properties officeooo:rsid="0007205a" officeooo:paragraph-rsid="0007205a"/>
    </style:style>
    <style:style style:name="P42" style:family="paragraph" style:parent-style-name="Standard">
      <style:text-properties officeooo:rsid="0007205a" officeooo:paragraph-rsid="00095ca7"/>
    </style:style>
    <style:style style:name="P43" style:family="paragraph" style:parent-style-name="Standard">
      <style:text-properties officeooo:rsid="0008f8dd" officeooo:paragraph-rsid="0008f8dd"/>
    </style:style>
    <style:style style:name="P44" style:family="paragraph" style:parent-style-name="Standard">
      <style:text-properties officeooo:rsid="00095ca7" officeooo:paragraph-rsid="00095ca7"/>
    </style:style>
    <style:style style:name="P45" style:family="paragraph" style:parent-style-name="Standard">
      <style:text-properties officeooo:rsid="000b263c" officeooo:paragraph-rsid="000b263c"/>
    </style:style>
    <style:style style:name="P46" style:family="paragraph" style:parent-style-name="Standard">
      <style:text-properties officeooo:rsid="000cadd4" officeooo:paragraph-rsid="000cadd4"/>
    </style:style>
    <style:style style:name="P47" style:family="paragraph" style:parent-style-name="Standard">
      <style:text-properties officeooo:rsid="000dc017" officeooo:paragraph-rsid="000dc017"/>
    </style:style>
    <style:style style:name="P48" style:family="paragraph" style:parent-style-name="Standard">
      <style:text-properties officeooo:rsid="000fba63" officeooo:paragraph-rsid="000fba63"/>
    </style:style>
    <style:style style:name="P49" style:family="paragraph" style:parent-style-name="Standard">
      <style:text-properties officeooo:rsid="000fe8d7" officeooo:paragraph-rsid="000fe8d7"/>
    </style:style>
    <style:style style:name="P50" style:family="paragraph" style:parent-style-name="Standard">
      <style:text-properties officeooo:rsid="00103c1c" officeooo:paragraph-rsid="00103c1c"/>
    </style:style>
    <style:style style:name="P51" style:family="paragraph" style:parent-style-name="Standard">
      <style:text-properties officeooo:rsid="0011a21e" officeooo:paragraph-rsid="0011a21e"/>
    </style:style>
    <style:style style:name="P52" style:family="paragraph" style:parent-style-name="Standard">
      <style:text-properties officeooo:rsid="0012cccc" officeooo:paragraph-rsid="0012cccc"/>
    </style:style>
    <style:style style:name="P53" style:family="paragraph" style:parent-style-name="Standard">
      <style:text-properties officeooo:rsid="0012d832" officeooo:paragraph-rsid="0012d832"/>
    </style:style>
    <style:style style:name="P54" style:family="paragraph" style:parent-style-name="Standard">
      <style:text-properties officeooo:rsid="00132ead" officeooo:paragraph-rsid="00132ead"/>
    </style:style>
    <style:style style:name="P55" style:family="paragraph" style:parent-style-name="Standard">
      <style:text-properties officeooo:rsid="0013ff15" officeooo:paragraph-rsid="00141e7d"/>
    </style:style>
    <style:style style:name="P56" style:family="paragraph" style:parent-style-name="Standard">
      <style:text-properties officeooo:rsid="0015f1db" officeooo:paragraph-rsid="0015f1db"/>
    </style:style>
    <style:style style:name="P57" style:family="paragraph" style:parent-style-name="Standard">
      <style:text-properties officeooo:rsid="0015f1db" officeooo:paragraph-rsid="0017b291"/>
    </style:style>
    <style:style style:name="P58" style:family="paragraph" style:parent-style-name="Standard">
      <style:text-properties officeooo:rsid="0017b291" officeooo:paragraph-rsid="0017b291"/>
    </style:style>
    <style:style style:name="P59" style:family="paragraph" style:parent-style-name="Standard">
      <style:text-properties officeooo:rsid="00194662" officeooo:paragraph-rsid="00194662"/>
    </style:style>
    <style:style style:name="P60" style:family="paragraph" style:parent-style-name="Standard">
      <style:text-properties officeooo:rsid="001abb6a" officeooo:paragraph-rsid="001abb6a"/>
    </style:style>
    <style:style style:name="P61" style:family="paragraph" style:parent-style-name="Standard">
      <style:text-properties officeooo:rsid="001bf69e" officeooo:paragraph-rsid="001bf69e"/>
    </style:style>
    <style:style style:name="P62" style:family="paragraph" style:parent-style-name="Standard">
      <style:text-properties officeooo:rsid="001bf69e" officeooo:paragraph-rsid="001abb6a"/>
    </style:style>
    <style:style style:name="P63" style:family="paragraph" style:parent-style-name="Standard">
      <style:text-properties officeooo:rsid="001c6ee5" officeooo:paragraph-rsid="001c6ee5"/>
    </style:style>
    <style:style style:name="P64" style:family="paragraph" style:parent-style-name="Standard">
      <style:text-properties officeooo:rsid="001ce183" officeooo:paragraph-rsid="001ce183"/>
    </style:style>
    <style:style style:name="P65" style:family="paragraph" style:parent-style-name="Standard">
      <style:text-properties officeooo:rsid="001d56ab" officeooo:paragraph-rsid="001d56ab"/>
    </style:style>
    <style:style style:name="P66" style:family="paragraph" style:parent-style-name="Standard">
      <style:text-properties officeooo:rsid="001e3917" officeooo:paragraph-rsid="001e3917"/>
    </style:style>
    <style:style style:name="P67" style:family="paragraph" style:parent-style-name="Standard">
      <style:text-properties officeooo:rsid="001f2a36" officeooo:paragraph-rsid="001f2a36"/>
    </style:style>
    <style:style style:name="P68" style:family="paragraph" style:parent-style-name="Standard">
      <style:text-properties officeooo:rsid="001f2a36" officeooo:paragraph-rsid="002299d3"/>
    </style:style>
    <style:style style:name="P69" style:family="paragraph" style:parent-style-name="Standard">
      <style:text-properties officeooo:rsid="002299d3" officeooo:paragraph-rsid="002299d3"/>
    </style:style>
    <style:style style:name="P70" style:family="paragraph" style:parent-style-name="Standard">
      <style:text-properties officeooo:rsid="00230270" officeooo:paragraph-rsid="00230270"/>
    </style:style>
    <style:style style:name="P71" style:family="paragraph" style:parent-style-name="Standard">
      <style:text-properties officeooo:rsid="0023fb88" officeooo:paragraph-rsid="0023fb88"/>
    </style:style>
    <style:style style:name="P72" style:family="paragraph" style:parent-style-name="Standard">
      <style:text-properties officeooo:rsid="00250850" officeooo:paragraph-rsid="00250850"/>
    </style:style>
    <style:style style:name="P73" style:family="paragraph" style:parent-style-name="Standard">
      <style:text-properties officeooo:rsid="002651eb" officeooo:paragraph-rsid="002651eb"/>
    </style:style>
    <style:style style:name="P74" style:family="paragraph" style:parent-style-name="Standard">
      <style:text-properties officeooo:rsid="0027f036" officeooo:paragraph-rsid="0027f036"/>
    </style:style>
    <style:style style:name="P75" style:family="paragraph" style:parent-style-name="Standard">
      <style:text-properties officeooo:rsid="00290385" officeooo:paragraph-rsid="00290385"/>
    </style:style>
    <style:style style:name="P76" style:family="paragraph" style:parent-style-name="Standard">
      <style:text-properties officeooo:rsid="002aab6a" officeooo:paragraph-rsid="002aab6a"/>
    </style:style>
    <style:style style:name="P77" style:family="paragraph" style:parent-style-name="Standard">
      <style:text-properties officeooo:rsid="002c142e" officeooo:paragraph-rsid="002c142e"/>
    </style:style>
    <style:style style:name="P78" style:family="paragraph" style:parent-style-name="Standard">
      <style:text-properties officeooo:rsid="002e5eff" officeooo:paragraph-rsid="002e5eff"/>
    </style:style>
    <style:style style:name="P79" style:family="paragraph" style:parent-style-name="Standard">
      <style:text-properties officeooo:rsid="003014a6" officeooo:paragraph-rsid="003014a6"/>
    </style:style>
    <style:style style:name="P80" style:family="paragraph" style:parent-style-name="Standard">
      <style:text-properties officeooo:rsid="00311325" officeooo:paragraph-rsid="004491de"/>
    </style:style>
    <style:style style:name="P81" style:family="paragraph" style:parent-style-name="Standard">
      <style:text-properties officeooo:rsid="0032f1be" officeooo:paragraph-rsid="0032f1be"/>
    </style:style>
    <style:style style:name="P82" style:family="paragraph" style:parent-style-name="Standard">
      <style:text-properties officeooo:rsid="0033b5d6" officeooo:paragraph-rsid="0033b5d6"/>
    </style:style>
    <style:style style:name="P83" style:family="paragraph" style:parent-style-name="Standard">
      <style:text-properties officeooo:rsid="00375f8f" officeooo:paragraph-rsid="00375f8f"/>
    </style:style>
    <style:style style:name="P84" style:family="paragraph" style:parent-style-name="Standard">
      <style:text-properties officeooo:rsid="00390f11" officeooo:paragraph-rsid="00390f11"/>
    </style:style>
    <style:style style:name="P85" style:family="paragraph" style:parent-style-name="Standard">
      <style:text-properties officeooo:rsid="003a693f" officeooo:paragraph-rsid="003a693f"/>
    </style:style>
    <style:style style:name="P86" style:family="paragraph" style:parent-style-name="Standard">
      <style:text-properties officeooo:rsid="003b5c62" officeooo:paragraph-rsid="003b5c62"/>
    </style:style>
    <style:style style:name="P87" style:family="paragraph" style:parent-style-name="Standard">
      <style:text-properties officeooo:rsid="003c32dc" officeooo:paragraph-rsid="003c32dc"/>
    </style:style>
    <style:style style:name="P88" style:family="paragraph" style:parent-style-name="Standard">
      <style:text-properties officeooo:rsid="003c7b7a" officeooo:paragraph-rsid="003c7b7a"/>
    </style:style>
    <style:style style:name="P89" style:family="paragraph" style:parent-style-name="Standard">
      <style:text-properties officeooo:rsid="003ddaa3" officeooo:paragraph-rsid="003ddaa3"/>
    </style:style>
    <style:style style:name="P90" style:family="paragraph" style:parent-style-name="Standard">
      <style:text-properties officeooo:rsid="003f6e8b" officeooo:paragraph-rsid="003f6e8b"/>
    </style:style>
    <style:style style:name="P91" style:family="paragraph" style:parent-style-name="Standard">
      <style:text-properties officeooo:rsid="004083f5" officeooo:paragraph-rsid="004083f5"/>
    </style:style>
    <style:style style:name="P92" style:family="paragraph" style:parent-style-name="Standard">
      <style:text-properties officeooo:rsid="004248c5" officeooo:paragraph-rsid="004248c5"/>
    </style:style>
    <style:style style:name="P93" style:family="paragraph" style:parent-style-name="Standard">
      <style:text-properties officeooo:rsid="004491de" officeooo:paragraph-rsid="004491de"/>
    </style:style>
    <style:style style:name="P94" style:family="paragraph" style:parent-style-name="Standard">
      <style:text-properties officeooo:rsid="00463baa" officeooo:paragraph-rsid="00463baa"/>
    </style:style>
    <style:style style:name="P95" style:family="paragraph" style:parent-style-name="Standard">
      <style:text-properties officeooo:rsid="00480ff4" officeooo:paragraph-rsid="00480ff4"/>
    </style:style>
    <style:style style:name="P96" style:family="paragraph" style:parent-style-name="Standard">
      <style:text-properties officeooo:rsid="0048fe1d" officeooo:paragraph-rsid="0048fe1d"/>
    </style:style>
    <style:style style:name="P97" style:family="paragraph" style:parent-style-name="Standard">
      <style:text-properties officeooo:rsid="004985c4" officeooo:paragraph-rsid="004985c4"/>
    </style:style>
    <style:style style:name="P98" style:family="paragraph" style:parent-style-name="Standard">
      <style:text-properties officeooo:rsid="004d9cd7" officeooo:paragraph-rsid="004d9cd7"/>
    </style:style>
    <style:style style:name="P99" style:family="paragraph" style:parent-style-name="Standard">
      <style:text-properties officeooo:rsid="004dbdb0" officeooo:paragraph-rsid="004dbdb0"/>
    </style:style>
    <style:style style:name="P100" style:family="paragraph" style:parent-style-name="Standard">
      <style:text-properties officeooo:rsid="004f11c5" officeooo:paragraph-rsid="004f11c5"/>
    </style:style>
    <style:style style:name="P101" style:family="paragraph" style:parent-style-name="Standard">
      <style:text-properties officeooo:rsid="00514e52" officeooo:paragraph-rsid="00514e52"/>
    </style:style>
    <style:style style:name="P102" style:family="paragraph" style:parent-style-name="Standard">
      <style:text-properties officeooo:rsid="0052e5d5" officeooo:paragraph-rsid="0052e5d5"/>
    </style:style>
    <style:style style:name="P103" style:family="paragraph" style:parent-style-name="Standard">
      <style:text-properties officeooo:rsid="00544a49" officeooo:paragraph-rsid="00544a49"/>
    </style:style>
    <style:style style:name="P104" style:family="paragraph" style:parent-style-name="Standard">
      <style:text-properties officeooo:rsid="00576c7c" officeooo:paragraph-rsid="00576c7c"/>
    </style:style>
    <style:style style:name="P105" style:family="paragraph" style:parent-style-name="Standard">
      <style:text-properties officeooo:rsid="0058b33d" officeooo:paragraph-rsid="0058b33d"/>
    </style:style>
    <style:style style:name="P106" style:family="paragraph" style:parent-style-name="Standard">
      <style:text-properties officeooo:rsid="00591c3d" officeooo:paragraph-rsid="00591c3d"/>
    </style:style>
    <style:style style:name="P107" style:family="paragraph" style:parent-style-name="Standard">
      <style:text-properties officeooo:rsid="00596048" officeooo:paragraph-rsid="00596048"/>
    </style:style>
    <style:style style:name="P108" style:family="paragraph" style:parent-style-name="Standard">
      <style:text-properties officeooo:rsid="005af331" officeooo:paragraph-rsid="005af331"/>
    </style:style>
    <style:style style:name="P109" style:family="paragraph" style:parent-style-name="Standard">
      <style:text-properties officeooo:rsid="005bbb2e" officeooo:paragraph-rsid="005bbb2e"/>
    </style:style>
    <style:style style:name="P110" style:family="paragraph" style:parent-style-name="Standard">
      <style:text-properties officeooo:rsid="005cbd0f" officeooo:paragraph-rsid="005cbd0f"/>
    </style:style>
    <style:style style:name="P111" style:family="paragraph" style:parent-style-name="Standard">
      <style:text-properties officeooo:rsid="005e7674" officeooo:paragraph-rsid="005e7674"/>
    </style:style>
    <style:style style:name="P112" style:family="paragraph" style:parent-style-name="Standard">
      <style:text-properties officeooo:rsid="005eb471" officeooo:paragraph-rsid="005eb471"/>
    </style:style>
    <style:style style:name="P113" style:family="paragraph" style:parent-style-name="Standard">
      <style:text-properties officeooo:rsid="005fc90c" officeooo:paragraph-rsid="005fc90c"/>
    </style:style>
    <style:style style:name="P114" style:family="paragraph" style:parent-style-name="Standard">
      <style:text-properties officeooo:rsid="0060a3ad" officeooo:paragraph-rsid="0060a3ad"/>
    </style:style>
    <style:style style:name="P115" style:family="paragraph" style:parent-style-name="Standard">
      <style:text-properties officeooo:rsid="0063c398" officeooo:paragraph-rsid="0063c398"/>
    </style:style>
    <style:style style:name="P116" style:family="paragraph" style:parent-style-name="Standard">
      <style:text-properties officeooo:rsid="006404e2" officeooo:paragraph-rsid="006404e2"/>
    </style:style>
    <style:style style:name="P117" style:family="paragraph" style:parent-style-name="Standard">
      <style:text-properties officeooo:rsid="0065e41c" officeooo:paragraph-rsid="0065e41c"/>
    </style:style>
    <style:style style:name="P118" style:family="paragraph" style:parent-style-name="Standard">
      <style:text-properties officeooo:rsid="006890bd" officeooo:paragraph-rsid="006890bd"/>
    </style:style>
    <style:style style:name="P119" style:family="paragraph" style:parent-style-name="Standard">
      <style:text-properties officeooo:rsid="00692c24" officeooo:paragraph-rsid="00692c24"/>
    </style:style>
    <style:style style:name="P120" style:family="paragraph" style:parent-style-name="Standard">
      <style:text-properties officeooo:rsid="006aded3" officeooo:paragraph-rsid="006aded3"/>
    </style:style>
    <style:style style:name="P121" style:family="paragraph" style:parent-style-name="Standard">
      <style:text-properties officeooo:rsid="006d099b" officeooo:paragraph-rsid="006aded3"/>
    </style:style>
    <style:style style:name="P122" style:family="paragraph" style:parent-style-name="Standard">
      <style:text-properties officeooo:rsid="006d099b" officeooo:paragraph-rsid="006d099b"/>
    </style:style>
    <style:style style:name="P123" style:family="paragraph" style:parent-style-name="Standard">
      <style:text-properties officeooo:rsid="006e9398" officeooo:paragraph-rsid="006e9398"/>
    </style:style>
    <style:style style:name="P124" style:family="paragraph" style:parent-style-name="Standard">
      <style:text-properties officeooo:rsid="006f4ecc" officeooo:paragraph-rsid="006f4ecc"/>
    </style:style>
    <style:style style:name="P125" style:family="paragraph" style:parent-style-name="Standard">
      <style:text-properties officeooo:rsid="006f5ed4" officeooo:paragraph-rsid="006f5ed4"/>
    </style:style>
    <style:style style:name="P126" style:family="paragraph" style:parent-style-name="Standard">
      <style:text-properties officeooo:rsid="0070a604" officeooo:paragraph-rsid="0070a604"/>
    </style:style>
    <style:style style:name="P127" style:family="paragraph" style:parent-style-name="Standard">
      <style:text-properties officeooo:rsid="00722c37" officeooo:paragraph-rsid="00722c37"/>
    </style:style>
    <style:style style:name="P128" style:family="paragraph" style:parent-style-name="Standard">
      <style:text-properties officeooo:rsid="0074584b" officeooo:paragraph-rsid="0074584b"/>
    </style:style>
    <style:style style:name="P129" style:family="paragraph" style:parent-style-name="Standard">
      <style:text-properties officeooo:rsid="0074584b" officeooo:paragraph-rsid="00742371"/>
    </style:style>
    <style:style style:name="P130" style:family="paragraph" style:parent-style-name="Standard">
      <style:text-properties officeooo:rsid="0075ca33" officeooo:paragraph-rsid="0075ca33"/>
    </style:style>
    <style:style style:name="P131" style:family="paragraph" style:parent-style-name="Standard">
      <style:text-properties officeooo:rsid="0077771f" officeooo:paragraph-rsid="0077771f"/>
    </style:style>
    <style:style style:name="P132" style:family="paragraph" style:parent-style-name="Standard">
      <style:text-properties officeooo:rsid="007a256a" officeooo:paragraph-rsid="007a256a"/>
    </style:style>
    <style:style style:name="P133" style:family="paragraph" style:parent-style-name="Standard">
      <style:text-properties officeooo:rsid="007c0f08" officeooo:paragraph-rsid="007c0f08"/>
    </style:style>
    <style:style style:name="P134" style:family="paragraph" style:parent-style-name="Standard">
      <style:text-properties officeooo:rsid="007d1497" officeooo:paragraph-rsid="007d1497"/>
    </style:style>
    <style:style style:name="P135" style:family="paragraph" style:parent-style-name="Standard">
      <style:text-properties officeooo:rsid="007e070a" officeooo:paragraph-rsid="007e070a"/>
    </style:style>
    <style:style style:name="P136" style:family="paragraph" style:parent-style-name="Standard">
      <style:text-properties officeooo:rsid="007f4b29" officeooo:paragraph-rsid="007f4b29"/>
    </style:style>
    <style:style style:name="P137" style:family="paragraph" style:parent-style-name="Standard">
      <style:text-properties officeooo:rsid="007f5c7c" officeooo:paragraph-rsid="007f5c7c"/>
    </style:style>
    <style:style style:name="P138" style:family="paragraph" style:parent-style-name="Standard">
      <style:text-properties officeooo:rsid="00803476" officeooo:paragraph-rsid="00803476"/>
    </style:style>
    <style:style style:name="P139" style:family="paragraph" style:parent-style-name="Standard">
      <style:text-properties officeooo:rsid="0081ba4d" officeooo:paragraph-rsid="0081ba4d"/>
    </style:style>
    <style:style style:name="P140" style:family="paragraph" style:parent-style-name="Standard">
      <style:text-properties officeooo:rsid="0083f09a" officeooo:paragraph-rsid="0083f09a"/>
    </style:style>
    <style:style style:name="P141" style:family="paragraph" style:parent-style-name="Standard">
      <style:text-properties officeooo:rsid="00856382" officeooo:paragraph-rsid="00856382"/>
    </style:style>
    <style:style style:name="P142" style:family="paragraph" style:parent-style-name="Standard">
      <style:text-properties officeooo:rsid="00870de3" officeooo:paragraph-rsid="00870de3"/>
    </style:style>
    <style:style style:name="P143" style:family="paragraph" style:parent-style-name="Standard">
      <style:text-properties officeooo:rsid="0087e9ce" officeooo:paragraph-rsid="0087e9ce"/>
    </style:style>
    <style:style style:name="P144" style:family="paragraph" style:parent-style-name="Standard">
      <style:text-properties officeooo:rsid="00897696" officeooo:paragraph-rsid="00897696"/>
    </style:style>
    <style:style style:name="P145" style:family="paragraph" style:parent-style-name="Standard">
      <style:text-properties officeooo:rsid="008bfa8a" officeooo:paragraph-rsid="008bfa8a"/>
    </style:style>
    <style:style style:name="P146" style:family="paragraph" style:parent-style-name="Standard">
      <style:text-properties officeooo:rsid="008c55af" officeooo:paragraph-rsid="008c55af"/>
    </style:style>
    <style:style style:name="P147" style:family="paragraph" style:parent-style-name="Standard">
      <style:text-properties officeooo:rsid="008e4dc1" officeooo:paragraph-rsid="008e4dc1"/>
    </style:style>
    <style:style style:name="P148" style:family="paragraph" style:parent-style-name="Standard">
      <style:text-properties officeooo:rsid="00901e2e" officeooo:paragraph-rsid="00901e2e"/>
    </style:style>
    <style:style style:name="P149" style:family="paragraph" style:parent-style-name="Standard">
      <style:text-properties officeooo:rsid="0091bdfb" officeooo:paragraph-rsid="0091bdfb"/>
    </style:style>
    <style:style style:name="P150" style:family="paragraph" style:parent-style-name="Standard">
      <style:text-properties officeooo:rsid="009296f7" officeooo:paragraph-rsid="009296f7"/>
    </style:style>
    <style:style style:name="P151" style:family="paragraph" style:parent-style-name="Standard">
      <style:text-properties officeooo:rsid="0093c630" officeooo:paragraph-rsid="0093c630"/>
    </style:style>
    <style:style style:name="P152" style:family="paragraph" style:parent-style-name="Standard">
      <style:text-properties officeooo:rsid="00940005" officeooo:paragraph-rsid="00940005"/>
    </style:style>
    <style:style style:name="P153" style:family="paragraph" style:parent-style-name="Standard">
      <style:text-properties officeooo:rsid="0094b84d" officeooo:paragraph-rsid="0094b84d"/>
    </style:style>
    <style:style style:name="P154" style:family="paragraph" style:parent-style-name="Standard">
      <style:text-properties officeooo:rsid="0095b103" officeooo:paragraph-rsid="0095b103"/>
    </style:style>
    <style:style style:name="P155" style:family="paragraph" style:parent-style-name="Standard">
      <style:text-properties officeooo:rsid="0096c910" officeooo:paragraph-rsid="0096c910"/>
    </style:style>
    <style:style style:name="P156" style:family="paragraph" style:parent-style-name="Standard">
      <style:text-properties officeooo:rsid="009882ee" officeooo:paragraph-rsid="009882ee"/>
    </style:style>
    <style:style style:name="P157" style:family="paragraph" style:parent-style-name="Standard">
      <style:text-properties officeooo:rsid="0098ad9b" officeooo:paragraph-rsid="0098ad9b"/>
    </style:style>
    <style:style style:name="P158" style:family="paragraph" style:parent-style-name="Standard">
      <style:text-properties officeooo:rsid="009aabc2" officeooo:paragraph-rsid="009aabc2"/>
    </style:style>
    <style:style style:name="P159" style:family="paragraph" style:parent-style-name="Standard">
      <style:text-properties officeooo:rsid="009b5148" officeooo:paragraph-rsid="009b5148"/>
    </style:style>
    <style:style style:name="P160" style:family="paragraph" style:parent-style-name="Standard">
      <style:text-properties officeooo:rsid="009b7e96" officeooo:paragraph-rsid="009b7e96"/>
    </style:style>
    <style:style style:name="P161" style:family="paragraph" style:parent-style-name="Standard">
      <style:text-properties officeooo:rsid="009c0ab6" officeooo:paragraph-rsid="009c0ab6"/>
    </style:style>
    <style:style style:name="P162" style:family="paragraph" style:parent-style-name="Standard">
      <style:text-properties officeooo:rsid="009c3397" officeooo:paragraph-rsid="009c3397"/>
    </style:style>
    <style:style style:name="P163" style:family="paragraph" style:parent-style-name="Standard">
      <style:text-properties officeooo:rsid="009e31e9" officeooo:paragraph-rsid="009e31e9"/>
    </style:style>
    <style:style style:name="P164" style:family="paragraph" style:parent-style-name="Standard">
      <style:text-properties officeooo:rsid="009ee584" officeooo:paragraph-rsid="009ee584"/>
    </style:style>
    <style:style style:name="P165" style:family="paragraph" style:parent-style-name="Standard">
      <style:text-properties officeooo:rsid="00a1bcae" officeooo:paragraph-rsid="00a1bcae"/>
    </style:style>
    <style:style style:name="P166" style:family="paragraph" style:parent-style-name="Standard">
      <style:text-properties officeooo:rsid="00a2c6f2" officeooo:paragraph-rsid="00a2c6f2"/>
    </style:style>
    <style:style style:name="P167" style:family="paragraph" style:parent-style-name="Standard">
      <style:text-properties officeooo:rsid="00a5ae34" officeooo:paragraph-rsid="00a5ae34"/>
    </style:style>
    <style:style style:name="P168" style:family="paragraph" style:parent-style-name="Standard">
      <style:text-properties officeooo:rsid="00a78bde" officeooo:paragraph-rsid="00a78bde"/>
    </style:style>
    <style:style style:name="P169" style:family="paragraph" style:parent-style-name="Standard">
      <style:text-properties officeooo:rsid="00a86860" officeooo:paragraph-rsid="00a86860"/>
    </style:style>
    <style:style style:name="P170" style:family="paragraph" style:parent-style-name="Standard">
      <style:text-properties officeooo:rsid="00a90f4d" officeooo:paragraph-rsid="00a90f4d"/>
    </style:style>
    <style:style style:name="P171" style:family="paragraph" style:parent-style-name="Standard">
      <style:text-properties officeooo:rsid="00aa69a4" officeooo:paragraph-rsid="00aa69a4"/>
    </style:style>
    <style:style style:name="P172" style:family="paragraph" style:parent-style-name="Standard">
      <style:text-properties officeooo:rsid="00ac598c" officeooo:paragraph-rsid="00ac598c"/>
    </style:style>
    <style:style style:name="P173" style:family="paragraph" style:parent-style-name="Standard">
      <style:text-properties officeooo:rsid="00ad259b" officeooo:paragraph-rsid="00ad259b"/>
    </style:style>
    <style:style style:name="P174" style:family="paragraph" style:parent-style-name="Standard">
      <style:text-properties officeooo:rsid="00ae2cce" officeooo:paragraph-rsid="00ae2cce"/>
    </style:style>
    <style:style style:name="P175" style:family="paragraph" style:parent-style-name="Standard">
      <style:text-properties officeooo:rsid="00aff93c" officeooo:paragraph-rsid="00aff93c"/>
    </style:style>
    <style:style style:name="P176" style:family="paragraph" style:parent-style-name="Standard">
      <style:text-properties officeooo:rsid="00b13a60" officeooo:paragraph-rsid="00aff93c"/>
    </style:style>
    <style:style style:name="P177" style:family="paragraph" style:parent-style-name="Standard">
      <style:text-properties officeooo:rsid="00b13a60" officeooo:paragraph-rsid="00b13a60"/>
    </style:style>
    <style:style style:name="P178" style:family="paragraph" style:parent-style-name="Standard">
      <style:text-properties officeooo:rsid="00b18839" officeooo:paragraph-rsid="00b13a60"/>
    </style:style>
    <style:style style:name="P179" style:family="paragraph" style:parent-style-name="Standard">
      <style:text-properties officeooo:rsid="00b18839" officeooo:paragraph-rsid="00b18839"/>
    </style:style>
    <style:style style:name="P180" style:family="paragraph" style:parent-style-name="Standard">
      <style:text-properties officeooo:rsid="00b1c5f9" officeooo:paragraph-rsid="00b1c5f9"/>
    </style:style>
    <style:style style:name="P181" style:family="paragraph" style:parent-style-name="Standard">
      <style:text-properties officeooo:rsid="00b3082a" officeooo:paragraph-rsid="00b3082a"/>
    </style:style>
    <style:style style:name="P182" style:family="paragraph" style:parent-style-name="Standard">
      <style:text-properties officeooo:rsid="00b3fc4d" officeooo:paragraph-rsid="00b5c0ce"/>
    </style:style>
    <style:style style:name="P183" style:family="paragraph" style:parent-style-name="Standard">
      <style:text-properties officeooo:rsid="00b5c0ce" officeooo:paragraph-rsid="00b5c0ce"/>
    </style:style>
    <style:style style:name="P184" style:family="paragraph" style:parent-style-name="Standard">
      <style:text-properties officeooo:rsid="00b7b7a5" officeooo:paragraph-rsid="00b7b7a5"/>
    </style:style>
    <style:style style:name="P185" style:family="paragraph" style:parent-style-name="Standard">
      <style:text-properties officeooo:rsid="00b94044" officeooo:paragraph-rsid="00b94044"/>
    </style:style>
    <style:style style:name="P186" style:family="paragraph" style:parent-style-name="Standard">
      <style:text-properties officeooo:rsid="00b9df5a" officeooo:paragraph-rsid="00b9df5a"/>
    </style:style>
    <style:style style:name="P187" style:family="paragraph" style:parent-style-name="Standard">
      <style:text-properties officeooo:rsid="00ba6af1" officeooo:paragraph-rsid="00ba6af1"/>
    </style:style>
    <style:style style:name="P188" style:family="paragraph" style:parent-style-name="Standard">
      <style:text-properties officeooo:rsid="00bba548" officeooo:paragraph-rsid="00bba548"/>
    </style:style>
    <style:style style:name="P189" style:family="paragraph" style:parent-style-name="Standard">
      <style:text-properties officeooo:rsid="00bcdef3" officeooo:paragraph-rsid="00bcdef3"/>
    </style:style>
    <style:style style:name="P190" style:family="paragraph" style:parent-style-name="Standard">
      <style:text-properties officeooo:rsid="00bd71f2" officeooo:paragraph-rsid="00bd71f2"/>
    </style:style>
    <style:style style:name="P191" style:family="paragraph" style:parent-style-name="Standard">
      <style:text-properties officeooo:rsid="00bdccf1" officeooo:paragraph-rsid="00bdccf1"/>
    </style:style>
    <style:style style:name="P192" style:family="paragraph" style:parent-style-name="Standard">
      <style:text-properties officeooo:rsid="00bfc2ab" officeooo:paragraph-rsid="00bfc2ab"/>
    </style:style>
    <style:style style:name="P193" style:family="paragraph" style:parent-style-name="Standard">
      <style:text-properties officeooo:rsid="00c0ceb7" officeooo:paragraph-rsid="00c0ceb7"/>
    </style:style>
    <style:style style:name="P194" style:family="paragraph" style:parent-style-name="Standard">
      <style:text-properties officeooo:rsid="00c25591" officeooo:paragraph-rsid="00c25591"/>
    </style:style>
    <style:style style:name="P195" style:family="paragraph" style:parent-style-name="Standard">
      <style:text-properties officeooo:rsid="00c293bc" officeooo:paragraph-rsid="00c293bc"/>
    </style:style>
    <style:style style:name="P196" style:family="paragraph" style:parent-style-name="Standard">
      <style:text-properties officeooo:rsid="00c298c1" officeooo:paragraph-rsid="00c298c1"/>
    </style:style>
    <style:style style:name="P197" style:family="paragraph" style:parent-style-name="Standard">
      <style:text-properties officeooo:rsid="00c48a40" officeooo:paragraph-rsid="00c48a40"/>
    </style:style>
    <style:style style:name="P198" style:family="paragraph" style:parent-style-name="Standard">
      <style:text-properties officeooo:rsid="00c6ef2d" officeooo:paragraph-rsid="00c6ef2d"/>
    </style:style>
    <style:style style:name="P199" style:family="paragraph" style:parent-style-name="Standard">
      <style:text-properties officeooo:rsid="00c789cf" officeooo:paragraph-rsid="00c789cf"/>
    </style:style>
    <style:style style:name="P200" style:family="paragraph" style:parent-style-name="Standard">
      <style:text-properties officeooo:rsid="00c91afe" officeooo:paragraph-rsid="00c91afe"/>
    </style:style>
    <style:style style:name="P201" style:family="paragraph" style:parent-style-name="Standard">
      <style:text-properties officeooo:rsid="00ca662a" officeooo:paragraph-rsid="00ca662a"/>
    </style:style>
    <style:style style:name="P202" style:family="paragraph" style:parent-style-name="Standard">
      <style:text-properties officeooo:rsid="00cc5070" officeooo:paragraph-rsid="00cc5070"/>
    </style:style>
    <style:style style:name="P203" style:family="paragraph" style:parent-style-name="Standard">
      <style:text-properties officeooo:rsid="00cd3564" officeooo:paragraph-rsid="00cd3564"/>
    </style:style>
    <style:style style:name="P204" style:family="paragraph" style:parent-style-name="Standard">
      <style:text-properties officeooo:rsid="00ce37e1" officeooo:paragraph-rsid="00ce37e1"/>
    </style:style>
    <style:style style:name="P205" style:family="paragraph" style:parent-style-name="Standard">
      <style:text-properties officeooo:rsid="00cead07" officeooo:paragraph-rsid="00cead07"/>
    </style:style>
    <style:style style:name="P206" style:family="paragraph" style:parent-style-name="Standard">
      <style:text-properties officeooo:rsid="00d0825a" officeooo:paragraph-rsid="00d0825a"/>
    </style:style>
    <style:style style:name="P207" style:family="paragraph" style:parent-style-name="Standard">
      <style:text-properties officeooo:rsid="00d1cca4" officeooo:paragraph-rsid="00d1cca4"/>
    </style:style>
    <style:style style:name="P208" style:family="paragraph" style:parent-style-name="Standard">
      <style:text-properties officeooo:rsid="00d208de" officeooo:paragraph-rsid="00d208de"/>
    </style:style>
    <style:style style:name="P209" style:family="paragraph" style:parent-style-name="Standard">
      <style:text-properties officeooo:rsid="00d3c991" officeooo:paragraph-rsid="00d3c991"/>
    </style:style>
    <style:style style:name="P210" style:family="paragraph" style:parent-style-name="Standard">
      <style:text-properties officeooo:rsid="00d55f6f" officeooo:paragraph-rsid="00d55f6f"/>
    </style:style>
    <style:style style:name="P211" style:family="paragraph" style:parent-style-name="Standard">
      <style:text-properties officeooo:rsid="00d579d1" officeooo:paragraph-rsid="00d579d1"/>
    </style:style>
    <style:style style:name="P212" style:family="paragraph" style:parent-style-name="Standard">
      <style:text-properties officeooo:rsid="00d6aed4" officeooo:paragraph-rsid="00d6aed4"/>
    </style:style>
    <style:style style:name="P213" style:family="paragraph" style:parent-style-name="Standard">
      <style:text-properties officeooo:rsid="00d6d8c0" officeooo:paragraph-rsid="00d6d8c0"/>
    </style:style>
    <style:style style:name="P214" style:family="paragraph" style:parent-style-name="Standard">
      <style:text-properties officeooo:rsid="00d7e2a5" officeooo:paragraph-rsid="00d7e2a5"/>
    </style:style>
    <style:style style:name="P215" style:family="paragraph" style:parent-style-name="Standard">
      <style:text-properties officeooo:rsid="00da9354" officeooo:paragraph-rsid="00da9354"/>
    </style:style>
    <style:style style:name="P216" style:family="paragraph" style:parent-style-name="Standard">
      <style:text-properties officeooo:rsid="00db917f" officeooo:paragraph-rsid="00db917f"/>
    </style:style>
    <style:style style:name="P217" style:family="paragraph" style:parent-style-name="Standard">
      <style:text-properties officeooo:rsid="00dc5267" officeooo:paragraph-rsid="00dc5267"/>
    </style:style>
    <style:style style:name="P218" style:family="paragraph" style:parent-style-name="Standard">
      <style:text-properties officeooo:rsid="00ddadbf" officeooo:paragraph-rsid="00ddadbf"/>
    </style:style>
    <style:style style:name="P219" style:family="paragraph" style:parent-style-name="Standard">
      <style:text-properties officeooo:rsid="00df61b8" officeooo:paragraph-rsid="00df61b8"/>
    </style:style>
    <style:style style:name="P220" style:family="paragraph" style:parent-style-name="Standard">
      <style:text-properties officeooo:rsid="00df74f7" officeooo:paragraph-rsid="00df74f7"/>
    </style:style>
    <style:style style:name="P221" style:family="paragraph" style:parent-style-name="Standard">
      <style:text-properties officeooo:rsid="00e2d2ee" officeooo:paragraph-rsid="00e2d2ee"/>
    </style:style>
    <style:style style:name="P222" style:family="paragraph" style:parent-style-name="Standard">
      <style:text-properties officeooo:rsid="00e70e6c" officeooo:paragraph-rsid="00e70e6c"/>
    </style:style>
    <style:style style:name="P223" style:family="paragraph" style:parent-style-name="Standard">
      <style:text-properties officeooo:rsid="00e7f93c" officeooo:paragraph-rsid="00e7f93c"/>
    </style:style>
    <style:style style:name="P224" style:family="paragraph" style:parent-style-name="Standard">
      <style:text-properties officeooo:rsid="00eb08b8" officeooo:paragraph-rsid="00eb08b8"/>
    </style:style>
    <style:style style:name="P225" style:family="paragraph" style:parent-style-name="Standard">
      <style:text-properties officeooo:rsid="00ed7a4e" officeooo:paragraph-rsid="00ed7a4e"/>
    </style:style>
    <style:style style:name="P226" style:family="paragraph" style:parent-style-name="Standard">
      <style:text-properties officeooo:rsid="00ede2cb" officeooo:paragraph-rsid="00ede2cb"/>
    </style:style>
    <style:style style:name="P227" style:family="paragraph" style:parent-style-name="Standard">
      <style:text-properties officeooo:rsid="00f016b7" officeooo:paragraph-rsid="00f016b7"/>
    </style:style>
    <style:style style:name="P228" style:family="paragraph" style:parent-style-name="Standard">
      <style:text-properties officeooo:rsid="00f13b8c" officeooo:paragraph-rsid="00f13b8c"/>
    </style:style>
    <style:style style:name="P229" style:family="paragraph" style:parent-style-name="Standard">
      <style:text-properties officeooo:rsid="00f168b4" officeooo:paragraph-rsid="00f168b4"/>
    </style:style>
    <style:style style:name="P230" style:family="paragraph" style:parent-style-name="Standard">
      <style:text-properties officeooo:rsid="00f225cd" officeooo:paragraph-rsid="00f225cd"/>
    </style:style>
    <style:style style:name="P231" style:family="paragraph" style:parent-style-name="Standard">
      <style:text-properties officeooo:rsid="00f465f1" officeooo:paragraph-rsid="00f465f1"/>
    </style:style>
    <style:style style:name="P232" style:family="paragraph" style:parent-style-name="Standard">
      <style:text-properties officeooo:rsid="00f56279" officeooo:paragraph-rsid="00f56279"/>
    </style:style>
    <style:style style:name="P233" style:family="paragraph" style:parent-style-name="Standard">
      <style:text-properties officeooo:rsid="00f66042" officeooo:paragraph-rsid="00f66042"/>
    </style:style>
    <style:style style:name="P234" style:family="paragraph" style:parent-style-name="Standard">
      <style:text-properties officeooo:rsid="00f794b4" officeooo:paragraph-rsid="00f794b4"/>
    </style:style>
    <style:style style:name="P235" style:family="paragraph" style:parent-style-name="Standard">
      <style:text-properties officeooo:rsid="00f7dfb9" officeooo:paragraph-rsid="00f7dfb9"/>
    </style:style>
    <style:style style:name="P236" style:family="paragraph" style:parent-style-name="Standard">
      <style:text-properties officeooo:rsid="00f8291f" officeooo:paragraph-rsid="00f8291f"/>
    </style:style>
    <style:style style:name="P237" style:family="paragraph" style:parent-style-name="Standard">
      <style:text-properties officeooo:rsid="00f9d2b3" officeooo:paragraph-rsid="00f9d2b3"/>
    </style:style>
    <style:style style:name="P238" style:family="paragraph" style:parent-style-name="Standard">
      <style:text-properties officeooo:rsid="00fafb27" officeooo:paragraph-rsid="00fafb27"/>
    </style:style>
    <style:style style:name="P239" style:family="paragraph" style:parent-style-name="Standard">
      <style:text-properties officeooo:rsid="00fc237c" officeooo:paragraph-rsid="00fc237c"/>
    </style:style>
    <style:style style:name="P240" style:family="paragraph" style:parent-style-name="Standard">
      <style:text-properties officeooo:rsid="00fd8115" officeooo:paragraph-rsid="00fd8115"/>
    </style:style>
    <style:style style:name="P241" style:family="paragraph" style:parent-style-name="Standard">
      <style:text-properties officeooo:rsid="00fefb39" officeooo:paragraph-rsid="00fefb39"/>
    </style:style>
    <style:style style:name="P242" style:family="paragraph" style:parent-style-name="Standard">
      <style:text-properties officeooo:rsid="010037e4" officeooo:paragraph-rsid="010037e4"/>
    </style:style>
    <style:style style:name="P243" style:family="paragraph" style:parent-style-name="Standard">
      <style:text-properties officeooo:rsid="00024500" officeooo:paragraph-rsid="0101fb33"/>
    </style:style>
    <style:style style:name="P244" style:family="paragraph" style:parent-style-name="Standard">
      <style:text-properties officeooo:rsid="00024500" officeooo:paragraph-rsid="010a2d64"/>
    </style:style>
    <style:style style:name="P245" style:family="paragraph" style:parent-style-name="Standard">
      <style:text-properties officeooo:rsid="00024500" officeooo:paragraph-rsid="0118d9b2"/>
    </style:style>
    <style:style style:name="P246" style:family="paragraph" style:parent-style-name="Standard">
      <style:text-properties officeooo:rsid="00024500" officeooo:paragraph-rsid="011d1770"/>
    </style:style>
    <style:style style:name="P247" style:family="paragraph" style:parent-style-name="Standard">
      <style:text-properties officeooo:rsid="0101fb33" officeooo:paragraph-rsid="0101fb33"/>
    </style:style>
    <style:style style:name="P248" style:family="paragraph" style:parent-style-name="Standard">
      <style:text-properties officeooo:rsid="01023018" officeooo:paragraph-rsid="01023018"/>
    </style:style>
    <style:style style:name="P249" style:family="paragraph" style:parent-style-name="Standard">
      <style:text-properties officeooo:rsid="01023018" officeooo:paragraph-rsid="0102a7a6"/>
    </style:style>
    <style:style style:name="P250" style:family="paragraph" style:parent-style-name="Standard">
      <style:text-properties officeooo:rsid="0102a7a6" officeooo:paragraph-rsid="0102a7a6"/>
    </style:style>
    <style:style style:name="P251" style:family="paragraph" style:parent-style-name="Standard">
      <style:text-properties officeooo:rsid="0104290c" officeooo:paragraph-rsid="0104290c"/>
    </style:style>
    <style:style style:name="P252" style:family="paragraph" style:parent-style-name="Standard">
      <style:text-properties officeooo:rsid="01057a23" officeooo:paragraph-rsid="01057a23"/>
    </style:style>
    <style:style style:name="P253" style:family="paragraph" style:parent-style-name="Standard">
      <style:text-properties officeooo:rsid="01074e19" officeooo:paragraph-rsid="01074e19"/>
    </style:style>
    <style:style style:name="P254" style:family="paragraph" style:parent-style-name="Standard">
      <style:text-properties officeooo:rsid="0108ecc2" officeooo:paragraph-rsid="0108ecc2"/>
    </style:style>
    <style:style style:name="P255" style:family="paragraph" style:parent-style-name="Standard">
      <style:text-properties officeooo:rsid="0109f39a" officeooo:paragraph-rsid="0108ecc2"/>
    </style:style>
    <style:style style:name="P256" style:family="paragraph" style:parent-style-name="Standard">
      <style:text-properties officeooo:rsid="010a2d64" officeooo:paragraph-rsid="010a2d64"/>
    </style:style>
    <style:style style:name="P257" style:family="paragraph" style:parent-style-name="Standard">
      <style:text-properties officeooo:rsid="010ac3b2" officeooo:paragraph-rsid="010ac3b2"/>
    </style:style>
    <style:style style:name="P258" style:family="paragraph" style:parent-style-name="Standard">
      <style:text-properties officeooo:rsid="010ac3b2" officeooo:paragraph-rsid="010d4716"/>
    </style:style>
    <style:style style:name="P259" style:family="paragraph" style:parent-style-name="Standard">
      <style:text-properties officeooo:rsid="010d4716" officeooo:paragraph-rsid="010d4716"/>
    </style:style>
    <style:style style:name="P260" style:family="paragraph" style:parent-style-name="Standard">
      <style:text-properties officeooo:rsid="010e877c" officeooo:paragraph-rsid="010e877c"/>
    </style:style>
    <style:style style:name="P261" style:family="paragraph" style:parent-style-name="Standard">
      <style:text-properties officeooo:rsid="010eef8a" officeooo:paragraph-rsid="010e877c"/>
    </style:style>
    <style:style style:name="P262" style:family="paragraph" style:parent-style-name="Standard">
      <style:text-properties officeooo:rsid="010eef8a" officeooo:paragraph-rsid="010eef8a"/>
    </style:style>
    <style:style style:name="P263" style:family="paragraph" style:parent-style-name="Standard">
      <style:text-properties officeooo:rsid="0110ddc1" officeooo:paragraph-rsid="0110ddc1"/>
    </style:style>
    <style:style style:name="P264" style:family="paragraph" style:parent-style-name="Standard">
      <style:text-properties officeooo:rsid="0112659f" officeooo:paragraph-rsid="0112659f"/>
    </style:style>
    <style:style style:name="P265" style:family="paragraph" style:parent-style-name="Standard">
      <style:text-properties officeooo:rsid="0112b243" officeooo:paragraph-rsid="0112b243"/>
    </style:style>
    <style:style style:name="P266" style:family="paragraph" style:parent-style-name="Standard">
      <style:text-properties officeooo:rsid="01144a18" officeooo:paragraph-rsid="01144a18"/>
    </style:style>
    <style:style style:name="P267" style:family="paragraph" style:parent-style-name="Standard">
      <style:text-properties officeooo:rsid="0115fbda" officeooo:paragraph-rsid="0115fbda"/>
    </style:style>
    <style:style style:name="P268" style:family="paragraph" style:parent-style-name="Standard">
      <style:text-properties officeooo:rsid="0117ac74" officeooo:paragraph-rsid="0117ac74"/>
    </style:style>
    <style:style style:name="P269" style:family="paragraph" style:parent-style-name="Standard">
      <style:text-properties officeooo:rsid="0118d9b2" officeooo:paragraph-rsid="0118d9b2"/>
    </style:style>
    <style:style style:name="P270" style:family="paragraph" style:parent-style-name="Standard">
      <style:text-properties officeooo:rsid="0119c294" officeooo:paragraph-rsid="0119c294"/>
    </style:style>
    <style:style style:name="P271" style:family="paragraph" style:parent-style-name="Standard">
      <style:text-properties officeooo:rsid="011a209e" officeooo:paragraph-rsid="011a209e"/>
    </style:style>
    <style:style style:name="P272" style:family="paragraph" style:parent-style-name="Standard">
      <style:text-properties officeooo:rsid="011bda4f" officeooo:paragraph-rsid="011bda4f"/>
    </style:style>
    <style:style style:name="P273" style:family="paragraph" style:parent-style-name="Standard">
      <style:text-properties officeooo:rsid="011ddaee" officeooo:paragraph-rsid="011ddaee"/>
    </style:style>
    <style:style style:name="P274" style:family="paragraph" style:parent-style-name="Standard">
      <style:text-properties officeooo:rsid="011fc732" officeooo:paragraph-rsid="011fc732"/>
    </style:style>
    <style:style style:name="P275" style:family="paragraph" style:parent-style-name="Standard">
      <style:text-properties officeooo:rsid="011fc732" officeooo:paragraph-rsid="01200115"/>
    </style:style>
    <style:style style:name="T1" style:family="text">
      <style:text-properties officeooo:rsid="000331f5"/>
    </style:style>
    <style:style style:name="T2" style:family="text">
      <style:text-properties officeooo:rsid="000710f0"/>
    </style:style>
    <style:style style:name="T3" style:family="text">
      <style:text-properties officeooo:rsid="00095ca7"/>
    </style:style>
    <style:style style:name="T4" style:family="text">
      <style:text-properties officeooo:rsid="000b263c"/>
    </style:style>
    <style:style style:name="T5" style:family="text">
      <style:text-properties officeooo:rsid="000cadd4"/>
    </style:style>
    <style:style style:name="T6" style:family="text">
      <style:text-properties officeooo:rsid="000fba63"/>
    </style:style>
    <style:style style:name="T7" style:family="text">
      <style:text-properties officeooo:rsid="00103c1c"/>
    </style:style>
    <style:style style:name="T8" style:family="text">
      <style:text-properties officeooo:rsid="0011a21e"/>
    </style:style>
    <style:style style:name="T9" style:family="text">
      <style:text-properties officeooo:rsid="0012cccc"/>
    </style:style>
    <style:style style:name="T10" style:family="text">
      <style:text-properties officeooo:rsid="0012d832"/>
    </style:style>
    <style:style style:name="T11" style:family="text">
      <style:text-properties officeooo:rsid="00141e7d"/>
    </style:style>
    <style:style style:name="T12" style:family="text">
      <style:text-properties officeooo:rsid="0017b291"/>
    </style:style>
    <style:style style:name="T13" style:family="text">
      <style:text-properties officeooo:rsid="0018a88e"/>
    </style:style>
    <style:style style:name="T14" style:family="text">
      <style:text-properties officeooo:rsid="0019daa7"/>
    </style:style>
    <style:style style:name="T15" style:family="text">
      <style:text-properties officeooo:rsid="0020fb8b"/>
    </style:style>
    <style:style style:name="T16" style:family="text">
      <style:text-properties officeooo:rsid="00250850"/>
    </style:style>
    <style:style style:name="T17" style:family="text">
      <style:text-properties officeooo:rsid="002651eb"/>
    </style:style>
    <style:style style:name="T18" style:family="text">
      <style:text-properties officeooo:rsid="0027f036"/>
    </style:style>
    <style:style style:name="T19" style:family="text">
      <style:text-properties officeooo:rsid="002c142e"/>
    </style:style>
    <style:style style:name="T20" style:family="text">
      <style:text-properties officeooo:rsid="002dd82a"/>
    </style:style>
    <style:style style:name="T21" style:family="text">
      <style:text-properties officeooo:rsid="003014a6"/>
    </style:style>
    <style:style style:name="T22" style:family="text">
      <style:text-properties officeooo:rsid="0030d442"/>
    </style:style>
    <style:style style:name="T23" style:family="text">
      <style:text-properties officeooo:rsid="0035ad3c"/>
    </style:style>
    <style:style style:name="T24" style:family="text">
      <style:text-properties officeooo:rsid="00375f8f"/>
    </style:style>
    <style:style style:name="T25" style:family="text">
      <style:text-properties officeooo:rsid="00390f11"/>
    </style:style>
    <style:style style:name="T26" style:family="text">
      <style:text-properties officeooo:rsid="003c7b7a"/>
    </style:style>
    <style:style style:name="T27" style:family="text">
      <style:text-properties officeooo:rsid="003ddaa3"/>
    </style:style>
    <style:style style:name="T28" style:family="text">
      <style:text-properties officeooo:rsid="003f6e8b"/>
    </style:style>
    <style:style style:name="T29" style:family="text">
      <style:text-properties officeooo:rsid="004083f5"/>
    </style:style>
    <style:style style:name="T30" style:family="text">
      <style:text-properties officeooo:rsid="004491de"/>
    </style:style>
    <style:style style:name="T31" style:family="text">
      <style:text-properties officeooo:rsid="00470a3f"/>
    </style:style>
    <style:style style:name="T32" style:family="text">
      <style:text-properties officeooo:rsid="0048fe1d"/>
    </style:style>
    <style:style style:name="T33" style:family="text">
      <style:text-properties officeooo:rsid="00491389"/>
    </style:style>
    <style:style style:name="T34" style:family="text">
      <style:text-properties officeooo:rsid="004dbdb0"/>
    </style:style>
    <style:style style:name="T35" style:family="text">
      <style:text-properties officeooo:rsid="0052e5d5"/>
    </style:style>
    <style:style style:name="T36" style:family="text">
      <style:text-properties officeooo:rsid="00544a49"/>
    </style:style>
    <style:style style:name="T37" style:family="text">
      <style:text-properties officeooo:rsid="0058b33d"/>
    </style:style>
    <style:style style:name="T38" style:family="text">
      <style:text-properties officeooo:rsid="00596048"/>
    </style:style>
    <style:style style:name="T39" style:family="text">
      <style:text-properties officeooo:rsid="005af331"/>
    </style:style>
    <style:style style:name="T40" style:family="text">
      <style:text-properties officeooo:rsid="005cbd0f"/>
    </style:style>
    <style:style style:name="T41" style:family="text">
      <style:text-properties officeooo:rsid="005fc90c"/>
    </style:style>
    <style:style style:name="T42" style:family="text">
      <style:text-properties officeooo:rsid="00621cde"/>
    </style:style>
    <style:style style:name="T43" style:family="text">
      <style:text-properties officeooo:rsid="006404e2"/>
    </style:style>
    <style:style style:name="T44" style:family="text">
      <style:text-properties officeooo:rsid="006584b8"/>
    </style:style>
    <style:style style:name="T45" style:family="text">
      <style:text-properties officeooo:rsid="0070a604"/>
    </style:style>
    <style:style style:name="T46" style:family="text">
      <style:text-properties officeooo:rsid="00722c37"/>
    </style:style>
    <style:style style:name="T47" style:family="text">
      <style:text-properties officeooo:rsid="00742371"/>
    </style:style>
    <style:style style:name="T48" style:family="text">
      <style:text-properties officeooo:rsid="0077771f"/>
    </style:style>
    <style:style style:name="T49" style:family="text">
      <style:text-properties officeooo:rsid="007c0f08"/>
    </style:style>
    <style:style style:name="T50" style:family="text">
      <style:text-properties officeooo:rsid="00803476"/>
    </style:style>
    <style:style style:name="T51" style:family="text">
      <style:text-properties officeooo:rsid="0081ba4d"/>
    </style:style>
    <style:style style:name="T52" style:family="text">
      <style:text-properties officeooo:rsid="008373c0"/>
    </style:style>
    <style:style style:name="T53" style:family="text">
      <style:text-properties officeooo:rsid="0087e9ce"/>
    </style:style>
    <style:style style:name="T54" style:family="text">
      <style:text-properties officeooo:rsid="00897696"/>
    </style:style>
    <style:style style:name="T55" style:family="text">
      <style:text-properties officeooo:rsid="008a2e9b"/>
    </style:style>
    <style:style style:name="T56" style:family="text">
      <style:text-properties officeooo:rsid="0091bdfb"/>
    </style:style>
    <style:style style:name="T57" style:family="text">
      <style:text-properties officeooo:rsid="009296f7"/>
    </style:style>
    <style:style style:name="T58" style:family="text">
      <style:text-properties officeooo:rsid="00940005"/>
    </style:style>
    <style:style style:name="T59" style:family="text">
      <style:text-properties officeooo:rsid="0095b103"/>
    </style:style>
    <style:style style:name="T60" style:family="text">
      <style:text-properties officeooo:rsid="009b5148"/>
    </style:style>
    <style:style style:name="T61" style:family="text">
      <style:text-properties officeooo:rsid="009b7e96"/>
    </style:style>
    <style:style style:name="T62" style:family="text">
      <style:text-properties officeooo:rsid="009e31e9"/>
    </style:style>
    <style:style style:name="T63" style:family="text">
      <style:text-properties officeooo:rsid="00a1bcae"/>
    </style:style>
    <style:style style:name="T64" style:family="text">
      <style:text-properties officeooo:rsid="00a4bfbc"/>
    </style:style>
    <style:style style:name="T65" style:family="text">
      <style:text-properties officeooo:rsid="00a78bde"/>
    </style:style>
    <style:style style:name="T66" style:family="text">
      <style:text-properties officeooo:rsid="00a86860"/>
    </style:style>
    <style:style style:name="T67" style:family="text">
      <style:text-properties officeooo:rsid="00b3fc4d"/>
    </style:style>
    <style:style style:name="T68" style:family="text">
      <style:text-properties officeooo:rsid="00b5c0ce"/>
    </style:style>
    <style:style style:name="T69" style:family="text">
      <style:text-properties officeooo:rsid="00b9df5a"/>
    </style:style>
    <style:style style:name="T70" style:family="text">
      <style:text-properties officeooo:rsid="00ba6af1"/>
    </style:style>
    <style:style style:name="T71" style:family="text">
      <style:text-properties officeooo:rsid="00bfc2ab"/>
    </style:style>
    <style:style style:name="T72" style:family="text">
      <style:text-properties officeooo:rsid="00c0ceb7"/>
    </style:style>
    <style:style style:name="T73" style:family="text">
      <style:text-properties officeooo:rsid="00c25591"/>
    </style:style>
    <style:style style:name="T74" style:family="text">
      <style:text-properties officeooo:rsid="00c5967f"/>
    </style:style>
    <style:style style:name="T75" style:family="text">
      <style:text-properties officeooo:rsid="00ca662a"/>
    </style:style>
    <style:style style:name="T76" style:family="text">
      <style:text-properties officeooo:rsid="00cc5070"/>
    </style:style>
    <style:style style:name="T77" style:family="text">
      <style:text-properties officeooo:rsid="00d0111a"/>
    </style:style>
    <style:style style:name="T78" style:family="text">
      <style:text-properties officeooo:rsid="00d579d1"/>
    </style:style>
    <style:style style:name="T79" style:family="text">
      <style:text-properties officeooo:rsid="00d6aed4"/>
    </style:style>
    <style:style style:name="T80" style:family="text">
      <style:text-properties officeooo:rsid="00d8e1aa"/>
    </style:style>
    <style:style style:name="T81" style:family="text">
      <style:text-properties officeooo:rsid="00da9354"/>
    </style:style>
    <style:style style:name="T82" style:family="text">
      <style:text-properties officeooo:rsid="00db4376"/>
    </style:style>
    <style:style style:name="T83" style:family="text">
      <style:text-properties officeooo:rsid="00dcee74"/>
    </style:style>
    <style:style style:name="T84" style:family="text">
      <style:text-properties officeooo:rsid="00df61b8"/>
    </style:style>
    <style:style style:name="T85" style:family="text">
      <style:text-properties officeooo:rsid="00df74f7"/>
    </style:style>
    <style:style style:name="T86" style:family="text">
      <style:text-properties officeooo:rsid="00e3bef4"/>
    </style:style>
    <style:style style:name="T87" style:family="text">
      <style:text-properties officeooo:rsid="00e70e6c"/>
    </style:style>
    <style:style style:name="T88" style:family="text">
      <style:text-properties officeooo:rsid="00e95329"/>
    </style:style>
    <style:style style:name="T89" style:family="text">
      <style:text-properties officeooo:rsid="00eb08b8"/>
    </style:style>
    <style:style style:name="T90" style:family="text">
      <style:text-properties officeooo:rsid="00ede2cb"/>
    </style:style>
    <style:style style:name="T91" style:family="text">
      <style:text-properties officeooo:rsid="00eec4b4"/>
    </style:style>
    <style:style style:name="T92" style:family="text">
      <style:text-properties officeooo:rsid="00f2c19a"/>
    </style:style>
    <style:style style:name="T93" style:family="text">
      <style:text-properties officeooo:rsid="00f7dfb9"/>
    </style:style>
    <style:style style:name="T94" style:family="text">
      <style:text-properties officeooo:rsid="01023018"/>
    </style:style>
    <style:style style:name="T95" style:family="text">
      <style:text-properties officeooo:rsid="0102a7a6"/>
    </style:style>
    <style:style style:name="T96" style:family="text">
      <style:text-properties officeooo:rsid="01057a23"/>
    </style:style>
    <style:style style:name="T97" style:family="text">
      <style:text-properties officeooo:rsid="0108ecc2"/>
    </style:style>
    <style:style style:name="T98" style:family="text">
      <style:text-properties officeooo:rsid="010a2d64"/>
    </style:style>
    <style:style style:name="T99" style:family="text">
      <style:text-properties officeooo:rsid="010d4716"/>
    </style:style>
    <style:style style:name="T100" style:family="text">
      <style:text-properties officeooo:rsid="010e877c"/>
    </style:style>
    <style:style style:name="T101" style:family="text">
      <style:text-properties officeooo:rsid="011a209e"/>
    </style:style>
    <style:style style:name="T102" style:family="text">
      <style:text-properties officeooo:rsid="011bda4f"/>
    </style:style>
    <style:style style:name="T103" style:family="text">
      <style:text-properties officeooo:rsid="012001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PEGA’S BUSINESS APPLICATION PLATFORM---------------------------------------------------------</text:p>
      <text:p text:style-name="P1"/>
      <text:p text:style-name="P1">#<text:span text:style-name="T2">######</text:span>THE PEGA PLATFORM</text:p>
      <text:p text:style-name="P1"/>
      <text:p text:style-name="P1">PEGA APPLICATION PLATFORM:</text:p>
      <text:p text:style-name="P1"/>
      <text:p text:style-name="P1">Pega platform provides a single, unified platform with everything you need to build or modify enterprise applications. Business and IT stakeholders work together, using visual models to capture business requirements. You don’t need coding to develop in this platform, pega automatically generates the application and the documentation.</text:p>
      <text:p text:style-name="P1"/>
      <text:p text:style-name="P1">*The significance of a unified platform is that you configure your applications to use a consistent set of components. Using a consistent set of components reduces application development time.</text:p>
      <text:p text:style-name="P1"/>
      <text:p text:style-name="P1">MODEL-<text:span text:style-name="T1">BASED APPLICATION DESIGN AND DEVELOPMENT:</text:span></text:p>
      <text:p text:style-name="P1"/>
      <text:p text:style-name="P38">The pega platform uses a model-based approach to application development.(Usa un enfoque basado en modelos.)</text:p>
      <text:p text:style-name="P38"/>
      <text:p text:style-name="P39">Application architects can see where application components are <text:span text:style-name="T2">placed</text:span> and how each piece is leveraged by the rest of the application. When all the architects have a good <text:span text:style-name="T2">visibility</text:span> of <text:span text:style-name="T2">the design of the protect, all the crew members can have a good communication between them, and they can have a good perspective of the requirements and the future changes of the project.</text:span></text:p>
      <text:p text:style-name="P39"/>
      <text:p text:style-name="P39">**<text:span text:style-name="T2">Pega platform uses a model-based application approach to ensure viability among all team members (Pega utiliza una plataforma enfocada a modelos para asegurar que toda la visibilidad de los integrantes del equipo sea satisfactoria.)</text:span></text:p>
      <text:p text:style-name="P39"/>
      <text:p text:style-name="P40">PEGA PLATFORM USER ROLES:</text:p>
      <text:p text:style-name="P40"/>
      <text:p text:style-name="P41">Building a successful business application requiere collaboration between two parties:</text:p>
      <text:p text:style-name="P41">Case participants and case designers. </text:p>
      <text:p text:style-name="P41"/>
      <text:p text:style-name="P41">CASE PARTICIPANTS:</text:p>
      <text:p text:style-name="P41"/>
      <text:p text:style-name="P41">They are the business users of the application, processing and closing cases. They are organized by roles, for example, in a credit card dispute case, the role might include a customer service representative, a dispute agent and a fraud investigator.</text:p>
      <text:p text:style-name="P41"/>
      <text:p text:style-name="P41">There are two groups of case participants:</text:p>
      <text:p text:style-name="P41"/>
      <text:p text:style-name="P41">Case workers: are responsible for creating, viewing and working on their own cases and assignments. A case worker cannot monitor or manage work among other case workers, or view work statistics.</text:p>
      <text:p text:style-name="P41"/>
      <text:p text:style-name="P41">Case managers are responsible for working on cases and monitoring work group status, goals, and deadlines. Case managers are also responsible for generating work manager reports.</text:p>
      <text:p text:style-name="P41"/>
      <text:p text:style-name="P41"/>
      <text:p text:style-name="P41"/>
      <text:p text:style-name="P41"><text:soft-page-break/>CASE DESIGNERS:</text:p>
      <text:p text:style-name="P43">They are part of the delivery team, responsible for designing and building business applications, they use Pega Express and Designer Studio, there are two groups of case designers:</text:p>
      <text:p text:style-name="P43"/>
      <text:p text:style-name="P43">Business Architects(BAs): They work with case participants and other stakeholders to define business objectives and application requirements. This specifications say how the application will automatize the job.</text:p>
      <text:p text:style-name="P41"/>
      <text:p text:style-name="P43">System Architects(SAs): This group of case designers, provide the technical skills needed to complete the application. They make the User interface (UI) forms, automated decisions, and correspondence, them review the application with business stakeholders for approval.</text:p>
      <text:p text:style-name="P43"/>
      <text:p text:style-name="P43">The BA and SA work together to ensure the new application reflects business needs, SA make prototype application feature to help refine the specifications captured by the B<text:span text:style-name="T3">A</text:span>s.</text:p>
      <text:p text:style-name="P43"/>
      <text:p text:style-name="P42"><text:span text:style-name="T3">DESIGN TIME PORTALS</text:span>:</text:p>
      <text:p text:style-name="P44">Application designers can use either of two design time portals, pega express or Designer Studio, to build applications that support a lot of commercial objectives with a big complex level.</text:p>
      <text:p text:style-name="P44"/>
      <text:p text:style-name="P45">PEGA EXPRESS:</text:p>
      <text:p text:style-name="P44">it is a<text:span text:style-name="T4">n</text:span> accelerated application development <text:span text:style-name="T4">environment</text:span> , <text:span text:style-name="T4">use Pega Express to quickly build the case structure and process steps. With Pega Express you can create a basic application that you can demonstrate to stakeholders and get their feedback.</text:span></text:p>
      <text:p text:style-name="P44"/>
      <text:p text:style-name="P45">Pega Express allows you to: Create cases, create user views and fields, add or remove existing users from your application, define settings for theme, mobiles apps and other tools.</text:p>
      <text:p text:style-name="P45"/>
      <text:p text:style-name="P45">In addition to the portal capabilities, you can run an application in simulation mode, this feature allows you to test your design as a user would expericen it. Testing the user interface and updates.</text:p>
      <text:p text:style-name="P45"/>
      <text:p text:style-name="P45">To create an application in Pega Express, start by building out the high-level case structure and processes. You define the phases in the life cycle of a case type, and the processes or work flows that users follow. You will add stages, processes and steps into your case-type-designs. Next you need create forms that are associated with assignmets or approval steps in the life cycle of a case, <text:span text:style-name="T5">you can collect too information from users or present case information for review.</text:span></text:p>
      <text:p text:style-name="P44"/>
      <text:p text:style-name="P46">DESIGNER STUDIO:</text:p>
      <text:p text:style-name="P45">it is a robust application development environment that expose more advanced features of the pega platform. Use this platform to refine the case life cycle design. For Example, you can add predefined utilities used to automatically send an email.</text:p>
      <text:p text:style-name="P45"/>
      <text:p text:style-name="P47">Use it for: Work area, header, explorer area, developer toolbar. Use the work area to open, review and edit application artifacts such as requirements, case types, user views, data models, and reports. You can open multiple items in the work area display in separate tabs. Designer Studio header provides tools to create and manage application assets. You can use the explorer area to navigat in specific record types.</text:p>
      <text:p text:style-name="P47"/>
      <text:p text:style-name="P47"/>
      <text:p text:style-name="P47"/>
      <text:p text:style-name="P2"><text:soft-page-break/>#<text:span text:style-name="T2">######PRINCIPLES OF APPLICATION DEVELOPMENT</text:span></text:p>
      <text:p text:style-name="P47"/>
      <text:p text:style-name="P47">CAPTURE OBJECTIVES DIRECTLY IN THE APPLICATION:</text:p>
      <text:p text:style-name="P47">Business application development teams can find it difficult to communicate business requirements, because there may be no common language between the business and IT stakeholders. And there may no be a common view of the business goals.</text:p>
      <text:p text:style-name="P47"/>
      <text:p text:style-name="P47">Sometimes, business stakeholders are not sure of what their business needs, when this happens, IT stakeholders find difficult to get the details of what they need. Business and IT stakeholders must share a common understanding of the business requirements. Pega 7 has a good tool, DCO, DCO is called Directly Capture Objectives. <text:span text:style-name="T6">DCO ensures business and IT stakeholders share a common understanding <text:s/>of the requirements. DCO also ensures the business requirements are up to date and available to everyone.</text:span></text:p>
      <text:p text:style-name="P47"/>
      <text:p text:style-name="P48">BUILD MULTI-DIMENSIONAL APPLICATIONS:</text:p>
      <text:p text:style-name="P49">The critical dimensions of an any business are product, region, channel and customer. When you have a business in different countries, you must manage the regulations of each jurisdiction, and different culture, <text:s/>When you sell multiple products through multiples channels, you must manage the business rules for selling each product in each channel separately, It happen too when you sell different products to different customers, you must manage each customer’s expectations and preferences.</text:p>
      <text:p text:style-name="P49"/>
      <text:p text:style-name="P49">With other application development platforms, you must create separate copies of the application for each product, region or channel. And is difficult and hard maintain the enterprise applications.</text:p>
      <text:p text:style-name="P49"/>
      <text:p text:style-name="P49">Pega uses a unique application architecture called a situational layer cake.</text:p>
      <text:p text:style-name="P49"/>
      <text:p text:style-name="P49"/>
      <text:p text:style-name="P49">The situational layer cake allows you to organize your application using the same dimensions as your business. <text:span text:style-name="T7">The Situational layer cake makes reusing common policies(Politicas) and procedures easy while allowing for differences between products, regions, channels, and customer segments.</text:span></text:p>
      <text:p text:style-name="P47"/>
      <text:p text:style-name="P50">USE A MODEL-DRIVEN APPLICATION <text:span text:style-name="T8">DESIGN</text:span>:</text:p>
      <text:p text:style-name="P50"><text:span text:style-name="T8">Normally</text:span> when you ask any business person to explain <text:span text:style-name="T8">there</text:span> needs for an enterprise business application, <text:s/>you will notice he or she <text:span text:style-name="T8">doesn’t</text:span> dive into the details about any particular part of the application, he or she <text:span text:style-name="T8">don’t</text:span> discuss the behind the scene technologies needed to make the business application useful. He or she is describing the life cycle of a case, to be effective, your application design and development efforts must match the way business people naturally talk about their work. </text:p>
      <text:p text:style-name="P50"/>
      <text:p text:style-name="P50">Pega 7 allows you to build a visual representation of the life cycle of a case.</text:p>
      <text:p text:style-name="P45"/>
      <text:p text:style-name="P44"/>
      <text:p text:style-name="P44"/>
      <text:p text:style-name="P3">#<text:span text:style-name="T2">######BEST PRACTICES AND GUARDRAILS:</text:span></text:p>
      <text:p text:style-name="P3"/>
      <text:p text:style-name="P51">BEST PRACTICES:</text:p>
      <text:p text:style-name="P51">It is defined like methods or techniques that lead to desired results. Every best practices has at least one goal. If an organization follows best practices, it can predict a desired result with minimal problems or complications. You always use best practices, for example, when you prepare meal.</text:p>
      <text:p text:style-name="P51"/>
      <text:p text:style-name="P51"><text:soft-page-break/>TIPS FOR ESTABLISHING BEST PRACTICES:</text:p>
      <text:p text:style-name="P51">The standards for establishing best practices can vary, it depends of the needs of the organization and who is making the choices. You can use several criteria to help to choose best practice.</text:p>
      <text:p text:style-name="P51"/>
      <text:p text:style-name="P51">First one, you need know if the best practices that you select are appropriate for your organizational golds. To be effective, best practices must help you to go to your goals. <text:span text:style-name="T9">For example, if your goal is to ensure the protection of sensitive customer information, the best practice must be has good security and not outsource developers.</text:span></text:p>
      <text:p text:style-name="P51"/>
      <text:p text:style-name="P52">Another one. Best practice fit with the structure of your organization, for example, if best practices places authority in a single person or part of the organization, ti does not provide value if your project teams are supposed to be able to make their own decisions.</text:p>
      <text:p text:style-name="P52"/>
      <text:p text:style-name="P52">Another is if you have the necessary resources to use the best practices. You need understand that best practices require resources, like money, personnel, or skills. Make sure that your organization can provide those resources before committing to a specific best practice.</text:p>
      <text:p text:style-name="P52"/>
      <text:p text:style-name="P52"><text:span text:style-name="T10">Finally,</text:span> <text:span text:style-name="T10">you need know if the best practices works well in your company, maybe the best practices works well in others company, but in your company maybe could require an unacceptable amount of money or time to reproduce in your organization.</text:span></text:p>
      <text:p text:style-name="P52"/>
      <text:p text:style-name="P53">BEST PRACTICES FOR PROJECT SUCCESS:</text:p>
      <text:p text:style-name="P53">Pega has thousands of pega projects experience, and now Pega has the define best practices for has a successful Pega project.</text:p>
      <text:p text:style-name="P53"/>
      <text:p text:style-name="P53">First, you need use the Directly Capture Objectives (DCO) to directly enter business requirements for an application into pega. DCO helps eliminate translation errors, save the team time an effort, facility the directly participation of the business and IT resources around visible work model.</text:p>
      <text:p text:style-name="P53"/>
      <text:p text:style-name="P54">You must use many features and capabilities of pega 7 to built into the product. You can use solutions that already exists for you task, use the pega capabilities witch have been tested and proven reliable. For example, maybe you want process a credential security, well you can use a process made by pega and not create a new, you can modify the process of the process of pega, it will give you more free time.</text:p>
      <text:p text:style-name="P53"/>
      <text:p text:style-name="P55">You must iterate and test as you build, you should use the most agile, iterative delivery model that your organization can adopt. First separate large applications into smaller, more manageable components. You should make little individual process and test all, and finally you must show all the completed features to the stakeholders to obtain <text:span text:style-name="T11">feedback</text:span> and <text:span text:style-name="T11">comments</text:span> about the <text:span text:style-name="T11">application.</text:span> Always test features and <text:span text:style-name="T11">capability</text:span> to be sure the application works. Test the <text:span text:style-name="T11">performances</text:span> , and test if the new features works <text:span text:style-name="T11">together</text:span> and finally the <text:span text:style-name="T11">annalists</text:span> must test the application to be sure that the <text:span text:style-name="T11">implication</text:span> has all the <text:span text:style-name="T11">requirements</text:span> and golds.</text:p>
      <text:p text:style-name="P52"/>
      <text:p text:style-name="P56">You must communicate the progress of the project at all levels, a regular communication in the project participants helps teams to focus on the right issues, for that <text:span text:style-name="T12">reason</text:span> pega recommends the next:</text:p>
      <text:p text:style-name="P56">-<text:span text:style-name="T12">Daily</text:span> standup meetings to set priorities for the day and eliminate any blockers.</text:p>
      <text:p text:style-name="P56">-Weekly project updates to track issues and update the status report. <text:span text:style-name="T12">Flag conditions that need immediate attention to keep projects moving on schedule.</text:span></text:p>
      <text:p text:style-name="P57"><text:soft-page-break/>-<text:span text:style-name="T12">monthly meetings to review the entire project and determine whether the application conforms to the original design objectives.</text:span></text:p>
      <text:p text:style-name="P57"/>
      <text:p text:style-name="P58">All the team must be certified, Project success depends on a complete and capable team, As a guideline, Pega recommends that all team members hold the appropriate certifications for their roles.</text:p>
      <text:p text:style-name="P57"/>
      <text:p text:style-name="P57"/>
      <text:p text:style-name="P57"/>
      <text:p text:style-name="P58">You must follow the Pega guardrails, Pega guardrails help you, to use the best practices for configuring pega applications. Pega’s powerful capabilities offer many possible approaches to create a specific design requirements. But not all of those approaches are the beast solution. Pega provides standard guardrail capabilities that enable development members to track compliance with pega best practices. Compliance with the guardrails results in applications that are easier to maintain and upgrade. <text:span text:style-name="T13">Using the guardrails too you can make applications that require less maintenance, have fewer defects, and can be easily upgraded compared to application that deviate form best practices. </text:span></text:p>
      <text:p text:style-name="P58"/>
      <text:p text:style-name="P58"><text:span text:style-name="T13">Finally</text:span>, you must collaborate with everyone invested in the success of the project, like business users, business analysts, and system architects, together so they can share their unique skills and viewpoints.</text:p>
      <text:p text:style-name="P58"/>
      <text:p text:style-name="P58">When you <text:span text:style-name="T13">don’t</text:span> follow this best practices of guardrails of pega, <text:span text:style-name="T13">when you are designing and building an application on the pega 7 platform, you will spend excessive time re-creating existing functionality, or debuggin a component that is no well designed. There is also the risk that you will implement a feature that does no work correctly.</text:span></text:p>
      <text:p text:style-name="P4"/>
      <text:p text:style-name="P5"/>
      <text:p text:style-name="P5"/>
      <text:p text:style-name="P5"><text:span text:style-name="T13">3</text:span>.- PEGA’S BUSINESS APPLICATION PLATFORM---------------------------------------------------------</text:p>
      <text:p text:style-name="P59"/>
      <text:p text:style-name="P6">#<text:span text:style-name="T2">######DESIGNING A CASE LIFE CYCLE</text:span></text:p>
      <text:p text:style-name="P6"/>
      <text:p text:style-name="P59">CASE LIFE CYCLE DESIGN:</text:p>
      <text:p text:style-name="P59">The business applications are the foundation of every organization, the business <text:span text:style-name="T14">applications automate work that must be be completed to achieve specific business outcomes, for example, opening a new account, ordering merchandise online or filing an accident claim. The traditional business applications are based on transactions and are based as standalone applications for different departmental functions.</text:span></text:p>
      <text:p text:style-name="P59"/>
      <text:p text:style-name="P60">These separate applications make it hard for business users to complete work in a coordinated manager. It always happens when you work with separate applications.</text:p>
      <text:p text:style-name="P60"/>
      <text:p text:style-name="P60">A BUSINESS VIEW OF WORK:</text:p>
      <text:p text:style-name="P62">To help business users effectively achieve business outcomes, business users need a way to work in a coordinate manner. Business applications should function in the same way business users naturally think about and describe their work. Business users often think of the work they do.</text:p>
      <text:p text:style-name="P61">A case is a work that delivers a business outcome, the case is a situation that a business user needs complete.</text:p>
      <text:p text:style-name="P61"/>
      <text:p text:style-name="P61">DESIGN YOUR APPLICATION USING A BUSINESS VIEW OF WORK:</text:p>
      <text:p text:style-name="P61">A case is the central metaphor in Pega’s model-drive approach to application design. Case life cycle design is a modeling technique Pega uses to describe, <text:s/>how a business application should work. Case <text:soft-page-break/>life cycle design allows business users to see, and interact with a case in the same way they think about it.</text:p>
      <text:p text:style-name="P61"/>
      <text:p text:style-name="P63">Cases are organized into high level milestones, known as stages. Stages are the first level of organizing the different tasks, or processes required to complete work associated with a case. Stages help to organize the life cycle of a case around the key events that support the primary goal of the case.</text:p>
      <text:p text:style-name="P63">Stages are further organized into processes which define one or more paths the case must follow, Process contain a series of actions, or steps that mush be completed to resolve the case.</text:p>
      <text:p text:style-name="P63"/>
      <text:p text:style-name="P63">** A case delivers a meaningful business outcome to a customer, partner or internal stakeholder.</text:p>
      <text:p text:style-name="P63">** The modeling technique used to describe in business terms how a business application should work is called case life cycle design.</text:p>
      <text:p text:style-name="P63"/>
      <text:p text:style-name="P64">CASE TYPES:</text:p>
      <text:p text:style-name="P64">It is a type of artifact in pega used to define the task and decisions needed to resolve a case, each case type captures the life cycle of a specific type of case, from creation to resolution.</text:p>
      <text:p text:style-name="P64"/>
      <text:p text:style-name="P64">GUIDELINES FOR IDENTIFYING AND NAMING CASE TYPES:</text:p>
      <text:p text:style-name="P64">Case types are generally named after the case they represent. For example, a case type used to process loan applications for a new vehicle might be named Auto Loan.</text:p>
      <text:p text:style-name="P64"/>
      <text:p text:style-name="P64">The name given to the case type is usually only one or two words. For example, a case type used to open new accounts might be New Account.</text:p>
      <text:p text:style-name="P64"/>
      <text:p text:style-name="P65">STAGES:</text:p>
      <text:p text:style-name="P65">A stage is the first level of organizing work in your case type, it contains the workflows, or processes, that users follow before they can move a case to the next phase in the case life cycle.</text:p>
      <text:p text:style-name="P65"/>
      <text:p text:style-name="P65">By capturing business requirements in stages, you get a sense of what needs to be done first, what must happen in sequence, and what can happen in parallel during case processing. In a case life cycle, stages that lead to the expected outcome are called primary stages. The sequence of primary stages is often referred to as the happy path.</text:p>
      <text:p text:style-name="P65"/>
      <text:p text:style-name="P65">DEFINING STAGES:</text:p>
      <text:p text:style-name="P65">Stages typically represent the transfer of the case from one authority to another, or from one part of the organization to another. Stages <text:s/>may also represent a significant change in the status of the case.</text:p>
      <text:p text:style-name="P65"/>
      <text:p text:style-name="P65">You must use names that are most meaningful and relevant to the business users. Use a noun or noun phrase, to describe the context of the stage, tray to no use more than two words.</text:p>
      <text:p text:style-name="P65"/>
      <text:p text:style-name="P66">You must consider limiting the number of stages in any given case type to 7, plus or minus 2. If you think that you need more than 10 , consider combining one or more stages, or using a separate case type.</text:p>
      <text:p text:style-name="P66"/>
      <text:p text:style-name="P66">PROCESSES:</text:p>
      <text:p text:style-name="P66">In a case life cycle, processes are organized within stages and define one or more paths the case must follow. You add a process to a stage in a case type to define a set of tasks that users accomplish as they work on a case.</text:p>
      <text:p text:style-name="P66"/>
      <text:p text:style-name="P67"><text:soft-page-break/>PROCESS STEPS:</text:p>
      <text:p text:style-name="P68">A process contains a series of tasks, or steps. A step can b<text:span text:style-name="T15">e</text:span> an action that user <text:span text:style-name="T15">performs, an automatic action performed by the application, or other processes that contain a separate set of actions.</text:span></text:p>
      <text:p text:style-name="P68"/>
      <text:p text:style-name="P69">You must naming the processes and steps using a verb and a noun, consider a process as a distinct action taken help resolve a case. </text:p>
      <text:p text:style-name="P69"/>
      <text:p text:style-name="P69">You should consider limiting the number of steps in each process to five, plus or minus two.</text:p>
      <text:p text:style-name="P7"/>
      <text:p text:style-name="P7">#<text:span text:style-name="T2">######ASSIGNING WORK</text:span></text:p>
      <text:p text:style-name="P7"/>
      <text:p text:style-name="P70">ASSIGNMENT ROUTING:</text:p>
      <text:p text:style-name="P70">When you are processing a case, is <text:span text:style-name="T16">normal</text:span> that more than one person completes works on the case, for example, when you are creating an expense report, an employee creates the report, a amanger approves it, and payroll sends the money. That’s three sets of people working on the same case.</text:p>
      <text:p text:style-name="P71">When you are modeling a process you define where the work should go, assignment steps define the work to do. The question here is who should do the work?</text:p>
      <text:p text:style-name="P71">You can send the work to any user if the user can make the work or if you know who is the exactly user that needs make the work you only need route the work to him. For example, a user that start a report of his expense can not approve their own report, you route the approval task to the manager.</text:p>
      <text:p text:style-name="P71"/>
      <text:p text:style-name="P71">ASSIGNING WORK TO CASE PARTICIPANTS:</text:p>
      <text:p text:style-name="P71">You configure routing as part of the step configuration. When you configure a routing, you specify what user or group of users should complete the <text:span text:style-name="T25">assignment.</text:span> You configure routing using the context properties panel of the step.</text:p>
      <text:p text:style-name="P71"/>
      <text:p text:style-name="P71">Current user: The task is routed to the user who completed the previous task.</text:p>
      <text:p text:style-name="P71">Specific user: The task is routed to a specific user-either a user name or reporting manager.</text:p>
      <text:p text:style-name="P71">Work queue: The task is routed to a queue where any user with access to that queue can complete the task.</text:p>
      <text:p text:style-name="P71"/>
      <text:p text:style-name="P8">#<text:span text:style-name="T2">######ENFORCING SERVICE LEVELS</text:span></text:p>
      <text:p text:style-name="P72">GOALS AND DEADLINES:</text:p>
      <text:p text:style-name="P72">Case types model how and when work gets done, but equally important is how quickly the work is completed. Service Level Agreements (SLAs) help ensure work completes within the expected time intervals. <text:s/><text:span text:style-name="T17">We define the SLA with three milestones, </text:span></text:p>
      <text:p text:style-name="P72"/>
      <text:p text:style-name="P73">The first milestone is the goal.</text:p>
      <text:p text:style-name="P73"/>
      <text:p text:style-name="P73">The goal defines how long the assignment should take and is typically measured from when the assignment was started.</text:p>
      <text:p text:style-name="P73"/>
      <text:p text:style-name="P73">The next milestone is the deadlines.</text:p>
      <text:p text:style-name="P73"/>
      <text:p text:style-name="P73">The deadline is also usually measured from when the assignment was started, <text:span text:style-name="T18">the deadline defines the longest amount of time the assignment may take before it is considered late.</text:span></text:p>
      <text:p text:style-name="P73"/>
      <text:p text:style-name="P73"/>
      <text:p text:style-name="P73"/>
      <text:p text:style-name="P74"><text:soft-page-break/>The finally milestone is Passed Deadline.</text:p>
      <text:p text:style-name="P74"/>
      <text:p text:style-name="P74">This is an additional milestone where we can take further action if the <text:span text:style-name="T25">assignment</text:span> is too far past the deadline. The passed deadline is always measured from the end of the deadline.</text:p>
      <text:p text:style-name="P74"/>
      <text:p text:style-name="P74">When you pass one of this milestone, you need plus ten <text:span text:style-name="T25">points</text:span> in the urgency that you have to complete the case.</text:p>
      <text:p text:style-name="P74"/>
      <text:p text:style-name="P9">#<text:span text:style-name="T2">######CREATING USER VIEWS</text:span></text:p>
      <text:p text:style-name="P9"/>
      <text:p text:style-name="P75">PLANNING END-USER FORMS:</text:p>
      <text:p text:style-name="P75"/>
      <text:p text:style-name="P76">The enterprise applications typically require some human interaction. As a case goes <text:span text:style-name="T25">through</text:span> a process, end-users perform a variety of task along the way. No all end-users <text:span text:style-name="T25">perform</text:span> the same tasks. Forms are designed so that end-users can complete specific tasks. <text:span text:style-name="T19">In order to complete the tasks, end-users enter information in fields on the forms. The system stores the values entered by end-users as data. The application uses this data to process a case. This data can be included on other forms so that a different set of end-users can perform their own specific tasks.</text:span></text:p>
      <text:p text:style-name="P76"/>
      <text:p text:style-name="P77">IDENTIFY THE TASKS A USER WILL PERFORM:</text:p>
      <text:p text:style-name="P77"/>
      <text:p text:style-name="P77">As the business analyst or architect, you must determine what information end-users need to see or collect in order to perform their specific tasks. When you have defined the information end-users need, you create a form in which end-users enter the information.</text:p>
      <text:p text:style-name="P77"/>
      <text:p text:style-name="P77"/>
      <text:p text:style-name="P77">Before you create a form, ask the following questions:</text:p>
      <text:p text:style-name="P77"/>
      <text:p text:style-name="P77">what fields do end users need to see?</text:p>
      <text:p text:style-name="P77"/>
      <text:p text:style-name="P77">How will end users enter values in those fields?</text:p>
      <text:p text:style-name="P78"/>
      <text:p text:style-name="P77">Can end users modify the field values or only read the values?</text:p>
      <text:p text:style-name="P77"/>
      <text:p text:style-name="P77">CREATING FORMS IN YOUR APPLICATION:</text:p>
      <text:p text:style-name="P77"/>
      <text:p text:style-name="P77">After you have your analysis, you are ready to create the form using the view configuration tool. The tool enable you to define the data elements that the system uses for processing cases. <text:s/><text:span text:style-name="T20">This tool contains an array of rows, each row has three fields, DATA ELEMENT, FORMAT, ENABLE EDIT.</text:span></text:p>
      <text:p text:style-name="P77"/>
      <text:p text:style-name="P78">The <text:span text:style-name="T24">first</text:span> field on a row, select the data element you want end-user to see in the UI field. <text:s/><text:span text:style-name="T21">Pega provides a large number of standard data elements to choose from such CustomerID and Company. If the list does not contain the data element you need, type a name in the field. The new data elements that you had made in your UI, it will be saved if you want use it in another view.</text:span></text:p>
      <text:p text:style-name="P71"/>
      <text:p text:style-name="P70"/>
      <text:p text:style-name="P79">The secon field on a row is the format. The format defines how end-users enter a value in the UI field. For example, if you want end-users enter a date <text:s/>in the field, you need chose DATE AND TIME format. <text:soft-page-break/><text:span text:style-name="T22">Another example is when you want end-user select only one of two possible options, enter a Boolean format.</text:span></text:p>
      <text:p text:style-name="P79"/>
      <text:p text:style-name="P80"><text:span text:style-name="T24">Finally</text:span>, the last field on a row, you need select if the <text:span text:style-name="T24">texbox</text:span> will be optional or <text:span text:style-name="T24">required</text:span> and if you want to allow end users to enter a value in a field.</text:p>
      <text:p text:style-name="P80"><text:s/></text:p>
      <text:p text:style-name="P14"><text:span text:style-name="T30">4</text:span>.- <text:span text:style-name="T30">CASE DESIGN USING DESIGN STUDIO</text:span>---------------------------------------------------------</text:p>
      <text:p text:style-name="P14"/>
      <text:p text:style-name="P10">#<text:span text:style-name="T2">######REQUIREMENTS MANAGEMENT</text:span></text:p>
      <text:p text:style-name="P10"/>
      <text:p text:style-name="P81">REQUIREMENTS <text:span text:style-name="T24">MANAGEMENT</text:span>:</text:p>
      <text:p text:style-name="P82">It is the process of collecting analyzing, refining and prioritizing product <text:span text:style-name="T23">requirements.</text:span> <text:span text:style-name="T23">Requirements</text:span> management help ensure the busyness application you build validates and meets the needs of all costumer and stakeholder. When you build a<text:span text:style-name="T23">n</text:span> <text:span text:style-name="T23">application</text:span>, you follow a set of requirements <text:span text:style-name="T23">that define what the application must be able to do. The success of an implementation depends on your ability to understand, track, and trace these requirements. Requirements management helps keep the project team organized and provides visibility into every aspect of the project.</text:span></text:p>
      <text:p text:style-name="P82"/>
      <text:p text:style-name="P82"/>
      <text:p text:style-name="P83">BUSINESS OBJECTIVES:</text:p>
      <text:p text:style-name="P83">To successfully run any business application development project, you must establish clear business objectives. The business objectives describe the business value the application must provide, the business architects review the current state of a business process to identify inefficiencies. Business architects then create business objectives to fix the inefficiencies.</text:p>
      <text:p text:style-name="P83"/>
      <text:p text:style-name="P83"/>
      <text:p text:style-name="P84">For example, a business determines that the existing process to manage purchase request takes too long time. You define the follow business objective: processing time for purchase request must be no longer than 3 business days.</text:p>
      <text:p text:style-name="P84"/>
      <text:p text:style-name="P84">APPLICATION REQUIREMENTS:</text:p>
      <text:p text:style-name="P84">The term requirement has different meanings within different organizations. Gathering requirements is the most critical part of any business application development effort. When building the application nothing should be left o interpretation.</text:p>
      <text:p text:style-name="P84"/>
      <text:p text:style-name="P84">Pega defines a requirement as an agreement between stakeholders on what a business application will do. A requirement uses business language to describe what the application must do to meet your business needs.</text:p>
      <text:p text:style-name="P84"/>
      <text:p text:style-name="P84">A requirement can rage form high-level abstract statements of services to more detailed functional specifications. You should think of requirements as an inventory of events, conditions, or functions that must be implemented and tracked in a development project.</text:p>
      <text:p text:style-name="P84"/>
      <text:p text:style-name="P84"/>
      <text:p text:style-name="P84">At pega requirements are categorized into one of five types:</text:p>
      <text:p text:style-name="P84">BUSINESS RULE that identifies requirements usually associated with a specific use case or step in a process.</text:p>
      <text:p text:style-name="P84"/>
      <text:p text:style-name="P84">CHANGE CONTROL that identifies how to mange changes in the application.</text:p>
      <text:p text:style-name="P84"><text:soft-page-break/></text:p>
      <text:p text:style-name="P84">ENTERPRISE STANDARD that identifies requirements that apply to all the company or are an industry standard that all applications must adhere to.</text:p>
      <text:p text:style-name="P84"/>
      <text:p text:style-name="P84">FUNCTIONAL that identifies a function that will be used in the application, such as calculation or data manipulation.</text:p>
      <text:p text:style-name="P84"/>
      <text:p text:style-name="P84">NON-FUNCTIONAL that identifies performance metrics, such as screen-to-screen interaction times.</text:p>
      <text:p text:style-name="P84"/>
      <text:p text:style-name="P85">APPLICATION SPECIFICATIONS:</text:p>
      <text:p text:style-name="P85">When you understand what you want to do, <text:s/>you need to turn your attention to how you are going to do it. Specifications define how you implement your applications.</text:p>
      <text:p text:style-name="P85"/>
      <text:p text:style-name="P85">Specifications use business language to describe the steps needed to meet a requirement.</text:p>
      <text:p text:style-name="P85"/>
      <text:p text:style-name="P85">For example, you have a requirement that states employees should be able to enroll for healthcare benefits online. But you do not know how do it, use specifications to define how to implement that requirement. You first determine that to enroll for healthcare benefits online you need to capture an employees personal information. Them you have employees select medical benefits from a list of available plans. Then employees should enroll for dental benefits.</text:p>
      <text:p text:style-name="P85"/>
      <text:p text:style-name="P86">RELATIONSHIP BETWEEN PEGA DESIGN ARTIFACTS:</text:p>
      <text:p text:style-name="P86">Your assignment is to work on the next version of an application. You need to see what already exist in the application and, more importantly, why it exists. To do this you need to examine how the specifications, requirements, business objectives and implementation artifacts relate to one another.</text:p>
      <text:p text:style-name="P86"/>
      <text:p text:style-name="P86">TRACEABILITY is the ability to link specifications back to business objectives and requirements, and forward to implementation artifacts, and text cases.</text:p>
      <text:p text:style-name="P86"/>
      <text:p text:style-name="P11">#<text:span text:style-name="T2">######MANAGING CASE LIFE CYCLE EXCEPTIONS</text:span></text:p>
      <text:p text:style-name="P11"/>
      <text:p text:style-name="P87">ALTERNATE STAGES:</text:p>
      <text:p text:style-name="P87">Cases usually progress in order from one primary stage to the next. In some situations, work does not always go according to plan. When that happens, use an alternate stage describe the actions needed to resolve the situation. ALTERNATE STAGES are used to organize process steps that are not part of the normal course of events but must be available under certain circumstances.</text:p>
      <text:p text:style-name="P87"/>
      <text:p text:style-name="P87">For example, when modeling the life cycle of an online ordering application, you must consider that orders can be canceled prior to being shipped. If an order is canceled, a number of task must be completed before the order is considered canceled. </text:p>
      <text:p text:style-name="P87"/>
      <text:p text:style-name="P87">GUIDELINES FOR DEFINING AND NAMING ALTERNATE STAGES:</text:p>
      <text:p text:style-name="P87">Use names that are most meaningful and relevant to the business users. Use a noun or noun <text:span text:style-name="T26">phrase</text:span>, to describe the context of the alternate stage. As much as possible, try to limit the stage name to no more than two words and you only should make three and five stages.</text:p>
      <text:p text:style-name="P87"/>
      <text:p text:style-name="P87"/>
      <text:p text:style-name="P87"/>
      <text:p text:style-name="P87"/>
      <text:p text:style-name="P11"><text:soft-page-break/></text:p>
      <text:p text:style-name="P12">#<text:span text:style-name="T2">######ADDING OPTIONAL BUSINESS PROCESS EVENTS</text:span></text:p>
      <text:p text:style-name="P12"/>
      <text:p text:style-name="P88">USER ACTIONS:</text:p>
      <text:p text:style-name="P88">User actions supplement the tasks users can do <text:span text:style-name="T27">as they work on a case. User actions allow users to leve the primary path of a case to complete another process. The key is that the use makes the determination to execute the user action; the user action is no automated.</text:span></text:p>
      <text:p text:style-name="P88"/>
      <text:p text:style-name="P89">When determining if you need to use a user action, consider the following questions:</text:p>
      <text:p text:style-name="P89"/>
      <text:p text:style-name="P89">should the user be allowed to update the information at any time during a case or stage?</text:p>
      <text:p text:style-name="P89"/>
      <text:p text:style-name="P89">Do you need multiple steps to update the information ?</text:p>
      <text:p text:style-name="P89"/>
      <text:p text:style-name="P89">Can the information be updated in a single screen ? </text:p>
      <text:p text:style-name="P89"/>
      <text:p text:style-name="P89">User actions can be made available for a stage or an entire case. By adding a user action to a case, the action is available to a user while the case is open. </text:p>
      <text:p text:style-name="P89"/>
      <text:p text:style-name="P89">You can add two types of user actions: optional processes and local actions. You use a local action to display a single screen to a user, when you use an optional process to launch an entire process.</text:p>
      <text:p text:style-name="P89"/>
      <text:p text:style-name="P89">OPTIONAL PROCESS:</text:p>
      <text:p text:style-name="P89">You use an optional process when multiples steps are needed to update information.</text:p>
      <text:p text:style-name="P89">An optional process allows a user to run a new process form within the case. The only difference between an optional process and the other process in a case is that the user determines when the optional process is executed. An optional process allows a user to perform a series of tasks outside of the primary path of a case. After completion of the optional process, a user may or may not return to the primary path.</text:p>
      <text:p text:style-name="P89"/>
      <text:p text:style-name="P90">LOCAL ACTIONS:</text:p>
      <text:p text:style-name="P90">You configure a local action when the case information can be updated in a single screen. A local action allows the user to make a change but no interrupt the processing of the case. Think of a local action as a screen that is accessible to the user. A local action allows the user to perform a single task outside of the primary path of a case, after completion of the local action, the user returns to the primary path of the case.</text:p>
      <text:p text:style-name="P90"/>
      <text:p text:style-name="P90"/>
      <text:p text:style-name="P89">**<text:span text:style-name="T28">The main differences between a local action and an optical process is that local actions are single tasks and return to the primary path of a case, whereas an optional process is a series of steps that is not required to return to the primary path of a case.</text:span></text:p>
      <text:p text:style-name="P89"/>
      <text:p text:style-name="P88"/>
      <text:p text:style-name="P13">#<text:span text:style-name="T2">######SENDING CORRESPONDENCE</text:span></text:p>
      <text:p text:style-name="P13"/>
      <text:p text:style-name="P90">COMMON REASONS FOR COMMUNICATING WITH USERS:</text:p>
      <text:p text:style-name="P90"/>
      <text:p text:style-name="P90">Organizations depend on timely communication to establish a shared understanding of transactions or assignments. For example, consider a requirement for an auto claims(RECLAMOS) application in <text:soft-page-break/>which customers must be notified when their claims are successfully filed, or anytime the status of the claims changes. <text:span text:style-name="T29">Another example is the requirement is keeping case workers up-to-date. For example, you must notify case workers when they have a new claim to process. Also, you may want to notify them on the progress of the previous claim.</text:span></text:p>
      <text:p text:style-name="P90"/>
      <text:p text:style-name="P91">Finally, you may have a requirement to communicate with someone who is indirectly involved in the case, such as an external agency.</text:p>
      <text:p text:style-name="P91"/>
      <text:p text:style-name="P91">To have an effective communication, answer three simple questions, first, who is the user that receives to communication? Second ,how will the communication be sent? Third, when does the communication need to be sent? </text:p>
      <text:p text:style-name="P91"/>
      <text:p text:style-name="P91">IDENTIFYING USERS TO COMMUNICATE WITH:</text:p>
      <text:p text:style-name="P91"/>
      <text:p text:style-name="P92">When sending a correspondence first determine who do I need to communicate with? You can send a correspondence to a specific address, but what if that address is no longer valid? You would have to update the application anytime that address changed. To avoid this Pega uses a set of roles to use with correspondence.</text:p>
      <text:p text:style-name="P92"/>
      <text:p text:style-name="P92">OWNER: the person who created the case.</text:p>
      <text:p text:style-name="P92">CUSTOMER: The person on whose behalf the case is transacted. This person may not process the case, but may want or need notification of any changes.</text:p>
      <text:p text:style-name="P92">INTERESTED: A person who tracks the progress of a case but does not process the case.</text:p>
      <text:p text:style-name="P92"/>
      <text:p text:style-name="P92">You are no limited to specifying a single role for a correspondence. For example, you may want to send a correspondence to the customer and all interested parties. To do this Pega uses something called a party.</text:p>
      <text:p text:style-name="P92"/>
      <text:p text:style-name="P92">IDENTIFYING HOW TO COMMUNICATE WITH USERS:</text:p>
      <text:p text:style-name="P92">You need know how you want to communicate with the recipient. In other words, what is the right channel a user should receive a correspondence. Pega provides four correspondence types to communicate with users: Email, Text, Message, Fax and regular mail. Each correspondence types provides unique functionality but share the same basic template. Pega provides a rich text editor to create formatted correspondence.</text:p>
      <text:p text:style-name="P92"/>
      <text:p text:style-name="P92">IDENTIFYING WHEN TO COMMUNICATE WITH USERS:</text:p>
      <text:p text:style-name="P93">The last question you need to answer is when do you communicate. Pega simplifies sending a correspondence by allowing you yo simply add a step to your case. Then you just configure who to send it to and the content of the message.</text:p>
      <text:p text:style-name="P65"/>
      <text:p text:style-name="P14">#<text:span text:style-name="T2">######GUIDING USERS THROUGH A BUSINESS PROCESS</text:span></text:p>
      <text:p text:style-name="P14"/>
      <text:p text:style-name="P93">CASE STATUS:</text:p>
      <text:p text:style-name="P94">Consider what would happen if you placed an online order, and the status of that order could only be identified as open. <text:span text:style-name="T31">You would have difficulty determining the status of your online order. The CASE STATUS is the primary indicator of the progress of a case toward resolution. The case status is updated as the case moves through the case life cycle. You can set the case status on each step in the case life cycle. When the case advances to a step, Pega automatically updates the status of the case to the value </text:span><text:soft-page-break/><text:span text:style-name="T31">defined for that step. Pega includes standard case status value, such as open, pending-aproval, and resolved-completed, you can also add custom status values.</text:span></text:p>
      <text:p text:style-name="P94"/>
      <text:p text:style-name="P15">#<text:span text:style-name="T2">######DESIGNING COMPLEX PROCESS FLOWS</text:span></text:p>
      <text:p text:style-name="P15"/>
      <text:p text:style-name="P95">FLOW RULES:</text:p>
      <text:p text:style-name="P95">When you add a process to a case life cycle in Case Designer, Pega automatically creates a flow rule. A flow rule provides a visual method for modeling a process in your application using shapes and connectors to define a sequence of events.</text:p>
      <text:p text:style-name="P95"/>
      <text:p text:style-name="P95">Each process step in the case life cycle is represented by a flow shape. <text:span text:style-name="T32">A flow shape represents a task that is accomplished as part of a business process. <text:s/>Flow shapes are differentiated by color, symbol, and name.</text:span></text:p>
      <text:p text:style-name="P95"/>
      <text:p text:style-name="P96">Use case designer to add standard processes used to define the case life cycle. You can then use the process modeler to add advance features to the processes such as data-driven decisions, or parallel or iterative processing.</text:p>
      <text:p text:style-name="P96"/>
      <text:p text:style-name="P96">Each flow shape represents a specific processing action that you can configure to perform a specific action, such as an assignment end user must complete, automated decisions used to determine the path a case takes, or other automated actions such as transition to a stage.</text:p>
      <text:p text:style-name="P95"/>
      <text:p text:style-name="P95">**<text:span text:style-name="T33">Flow rules represent a process in the case life cycle</text:span></text:p>
      <text:p text:style-name="P95"/>
      <text:p text:style-name="P95">**<text:span text:style-name="T33">Flow shapes represent task to be completed as part of a business process</text:span></text:p>
      <text:p text:style-name="P95"/>
      <text:p text:style-name="P97">FLOW SHAPES:</text:p>
      <text:p text:style-name="P97"/>
      <text:p text:style-name="P97">You add shapes to a flow rule using the process modeler. You use the shapes to define a sequence of events in a flow that accurately models a business process in your application.</text:p>
      <text:p text:style-name="P97"/>
      <text:p text:style-name="P98">STANDARD SHAPES IN A FLOW RULE:</text:p>
      <text:p text:style-name="P98">Pega provides standard shapes that enable you to accurately model a business process using a flow rule.</text:p>
      <text:p text:style-name="P98"/>
      <text:p text:style-name="P98">STAR: The start <text:span text:style-name="T34">shape indicates the beginning of flow processing. Each flow rule must contain a single start shape. A single star shape automatically added to every flow rule.</text:span></text:p>
      <text:p text:style-name="P98"/>
      <text:p text:style-name="P99">ASSIGNMENT: The Assignment shape creates a task in a work list or workbasket so a user can provide input to the case. Typically, the user either provides information or selects an outcome.</text:p>
      <text:p text:style-name="P99"/>
      <text:p text:style-name="P99">SUPROCESS: The sub process shape indicates a reference to another flow rule from the current flow rule. Portions of a process cab be divided into smaller process to enable reuse in other flow rules.</text:p>
      <text:p text:style-name="P99"/>
      <text:p text:style-name="P100">UTILITY: The utility shape indicates an automated system action. Pega executes automated system actions, without requiring human intervention. Examples of automated system actions include changing the stage of the current case, sending an email or creating a new case.</text:p>
      <text:p text:style-name="P100"/>
      <text:p text:style-name="P100"><text:soft-page-break/>DECISION: The decision shape indicates an automated step used to determine the path a case takes. A decision shape evaluates an expression or calls o decision rule to determine which step is next in the flow progression.</text:p>
      <text:p text:style-name="P100"/>
      <text:p text:style-name="P100">END: The end shape indicates the end of flow processing. Each flow rule may include one or more end shapes to represent the potential end points of the process.</text:p>
      <text:p text:style-name="P100"/>
      <text:p text:style-name="P100">CONNECTOR: Each flow shape connects to other flow shapes through the use of a connector. The connector is used to define the sequence of flow execution. The flow execution begins with the start shape and proceeds from one shape to the next in the order the shapes are connected to each other.</text:p>
      <text:p text:style-name="P98"/>
      <text:p text:style-name="P98"/>
      <text:p text:style-name="P97"/>
      <text:p text:style-name="P101">SMART SHAPES:</text:p>
      <text:p text:style-name="P101">Pega provides smart shapes to help speed up development. Smart shapes are preconfigured shapes that perform a specific task, such as sending an email, attaching a file to a case, or changing to a different case stage.</text:p>
      <text:p text:style-name="P101"/>
      <text:p text:style-name="P101">DRAFT MODE:</text:p>
      <text:p text:style-name="P101">When <text:span text:style-name="T35">you create a flow rule, Pega defaults the flow rule to draft mode.</text:span></text:p>
      <text:p text:style-name="P101"/>
      <text:p text:style-name="P102">Draft mode enables you to add flow shapes and connectors that reference other rules, even when those other rules do not yet exist. Using draft mode, you can run a process even if the rules that would otherwise be required, such as user interfaces and automated decisions, are missing.</text:p>
      <text:p text:style-name="P102"/>
      <text:p text:style-name="P16"><text:span text:style-name="T36">5</text:span>.- <text:span text:style-name="T36">REPORT PLANNING AND DESIGN</text:span>---------------------------------------------------------</text:p>
      <text:p text:style-name="P16"/>
      <text:p text:style-name="P16">#<text:span text:style-name="T2">######PROCESS VISIBILITY THROUGH BUSINESS REPORTING:</text:span></text:p>
      <text:p text:style-name="P16"/>
      <text:p text:style-name="P103">BUSINESS REPORTS:</text:p>
      <text:p text:style-name="P104">Business applications often target performance gains <text:span text:style-name="T37">in time spent and process efficiency as a method of reducing the cost of perming work. But poor work quality may indicate a poorly designed application, rather that poor effort from end users. You need ways of understanding how complex processes are functioning- where the bottlenecks are, where there are opportunities to improve response time, and what emerging trends need attention.</text:span></text:p>
      <text:p text:style-name="P104"/>
      <text:p text:style-name="P105">BUSINESS REPORTS AND PROCESS REPORTS:</text:p>
      <text:p text:style-name="P105">There are two types of metrics associated with report data, <text:span text:style-name="T38">business</text:span> metrics and process metrics.</text:p>
      <text:p text:style-name="P105"/>
      <text:p text:style-name="P105">Business metrics represent the data you define for an application. For example, business metric are the number of orders for a certain item, or how many orders of a certain type get canceled.</text:p>
      <text:p text:style-name="P105"/>
      <text:p text:style-name="P106">Process metrics are defined and tracked by pega. For example, process metrics include how long it takes to complete an <text:span text:style-name="T38">assignment</text:span>, how often a path is <text:span text:style-name="T38">followed</text:span> in a flow, or how often service level agreements (SLAs) are <text:span text:style-name="T38">violated</text:span>.</text:p>
      <text:p text:style-name="P106"/>
      <text:p text:style-name="P107">BUSINESS REPORTS:</text:p>
      <text:p text:style-name="P107">Organizations can design business reports that describe and measure what the organization’s work is. Organizations can use these business metrics to make informed decisions about improving its business <text:soft-page-break/>performance. <text:span text:style-name="T39">This data that provides the metrics is collected from outside the application and is stored in a database. The system retrieves the information when users generate a report.</text:span></text:p>
      <text:p text:style-name="P107"/>
      <text:p text:style-name="P107"/>
      <text:p text:style-name="P108">What was the average profit margin for all automobile sales last year? </text:p>
      <text:p text:style-name="P108">The average was below the target percentage. The sales department decides to train its sales staff on promoting cars and options that have the highest margins.</text:p>
      <text:p text:style-name="P108"/>
      <text:p text:style-name="P108">How may auto loans are made in a month as compared to personal loans for the same period? </text:p>
      <text:p text:style-name="P106"/>
      <text:p text:style-name="P108">The number of personal loans is significantly lower than the number of auto loans. The goal is to have the numbers approximately equal. The marketing department increases marketing resources for personal loans.</text:p>
      <text:p text:style-name="P108"/>
      <text:p text:style-name="P108">How many orders for office desks where shipped each week for the past month and how many are now left in inventory?</text:p>
      <text:p text:style-name="P108"/>
      <text:p text:style-name="P108">The number of orders shows an upward trend. As a result, inventory levels are unacceptably low. The purchasing department decides to restock more desks on a weekly basis.</text:p>
      <text:p text:style-name="P108"/>
      <text:p text:style-name="P109">PROCESS REPORTS:</text:p>
      <text:p text:style-name="P109">Process reports track statistics on how work is performed in Pega applications. Unlike business metrics, process data is automatically defined and generated within the application. Having this information <text:span text:style-name="T40">enable business analysts and business managers to discover issues that may affect processing performance.</text:span></text:p>
      <text:p text:style-name="P109"/>
      <text:p text:style-name="P110">Which open loan application cases have exceeded the standard three-day service level deadline ? </text:p>
      <text:p text:style-name="P110"/>
      <text:p text:style-name="P110">Most of the cases where for loan amounts greater that $300,000. Loan amounts that exceed this amount must go through an additional review step, which accounted for the delay. The department manager decides to increase the service level deadline for loans exceeding $300,000 from 3 to 4 days.</text:p>
      <text:p text:style-name="P110"/>
      <text:p text:style-name="P110">What is the average duration and by assignment type and action ? </text:p>
      <text:p text:style-name="P110"/>
      <text:p text:style-name="P110">This report might help identify which user actions take the longest to complete, and which are used more or less often that expected.</text:p>
      <text:p text:style-name="P108"/>
      <text:p text:style-name="P111">ABOUT THE REPORT BROWSER:</text:p>
      <text:p text:style-name="P111">Work managers use the report browser to search for, organize, schedule, and run reports.</text:p>
      <text:p text:style-name="P111"/>
      <text:p text:style-name="P111">Use the report Browser to review the library of available reports, Reports are grouped into public and private categories.</text:p>
      <text:p text:style-name="P111"/>
      <text:p text:style-name="P111">The public category group include hundreds of standard process reports provided by pega. Public category reports are available to all managers in an application.</text:p>
      <text:p text:style-name="P111"/>
      <text:p text:style-name="P111">The private category group includes reports that are created and saved for individual work managers. Managers can share their reports with other managers by putting them into the public categories group.</text:p>
      <text:p text:style-name="P111"/>
      <text:p text:style-name="P111"><text:soft-page-break/>The report browser organizes the public and private reports in lists, the lists are displayed on the right side of the report browser.</text:p>
      <text:p text:style-name="P111"/>
      <text:p text:style-name="P112">STANDARD PEGA REPORTS:</text:p>
      <text:p text:style-name="P112">Standard Pega process reports are grouped into eight categories.</text:p>
      <text:p text:style-name="P112"/>
      <text:p text:style-name="P112">1.- Analyze performance: Resolved cases in an application at the level of each individual step, or actions, within a business process. The reports analyze the completed work to determine whether business processes are efficient and effective. For example, there is a report that tracks processing time in hours by task and action.</text:p>
      <text:p text:style-name="P111"/>
      <text:p text:style-name="P112">2.- Analyze quality: Resolve cases in an application. Similar to reports that analyze performance, quality reports analyze completed work to determine if business processes are efficient and effective. For example, there is a quality report that measures the average elapsed time per status.</text:p>
      <text:p text:style-name="P112"/>
      <text:p text:style-name="P112">3.- Case metrics: The number of cases <text:span text:style-name="T41">created each day for the last seven days and the time per stage for resolved cases.</text:span></text:p>
      <text:p text:style-name="P112"/>
      <text:p text:style-name="P113">4.-Monitor assignments: Assignments for open(or unresolved) cases in an application. The reports tracks the work based on the user to whom the case is assigned. For example, there is a report that measures time lines by task.</text:p>
      <text:p text:style-name="P113"/>
      <text:p text:style-name="P113">5.-Monitor Processes: Assignments for open(or unresolved) cases. The reports focus on the work a not individual users. For example, there is a report that measures throughput in the past week by work type.</text:p>
      <text:p text:style-name="P113"/>
      <text:p text:style-name="P113">6.-Open Cases: Case-level SLA status for open cases. This report focuses on the timeliness of a case from the time a case is created to the time the case is resolved.</text:p>
      <text:p text:style-name="P113"/>
      <text:p text:style-name="P113">7.-Service Level Performance: Assignment SLA status grouped by assignment or by operator.</text:p>
      <text:p text:style-name="P113"/>
      <text:p text:style-name="P113">8.- Step Performance: Assignment-level SLA status grouped by assignment, and an historical view of the time it took an operator to complete step.</text:p>
      <text:p text:style-name="P112"/>
      <text:p text:style-name="P114">VIEWING REPORTS IN LISTS SUMMARY LAYOUTS, OR CHARTS:</text:p>
      <text:p text:style-name="P114">When you select a report in a category, the report opens in the report viewer. The data can be displayed in a list, in a summary format, or in a chart.</text:p>
      <text:p text:style-name="P114"/>
      <text:p text:style-name="P114">List reports display a list of cases whose data is organized into columns and rows.</text:p>
      <text:p text:style-name="P114"/>
      <text:p text:style-name="P114">Summary reports aggregate case data into categories by use of a summarizing function, such as counting the number of results in a particular column or averaging the values in the column.</text:p>
      <text:p text:style-name="P114"/>
      <text:p text:style-name="P114">WORKING WITH THE REPORT BROWSER:</text:p>
      <text:p text:style-name="P114">Use the report browser to review, run, and edit the library of <text:span text:style-name="T42">available</text:span> reports.</text:p>
      <text:p text:style-name="P115"/>
      <text:p text:style-name="P115">In the Case Manager portal, the report Browser provides report shortcuts to the reports that are available for you to run. Reports shortcuts are organized into categories.</text:p>
      <text:p text:style-name="P115"/>
      <text:p text:style-name="P114"/>
      <text:p text:style-name="P115"><text:soft-page-break/>WORKING WITH THE REPORT EDITOR:</text:p>
      <text:p text:style-name="P115"/>
      <text:p text:style-name="P115">The report editor displays a report and provides options for editing it. The report editor also displays the name of the report, the data and time when the report ran, and whether simulated or actual data is being used.</text:p>
      <text:p text:style-name="P115"/>
      <text:p text:style-name="P115">USING THE DATA EXPLORER:</text:p>
      <text:p text:style-name="P115">The data explorer panel on the left of the screen provides a quick way to find a property or calculation to include as a column in the report, or to use in defining a filter condition.</text:p>
      <text:p text:style-name="P115"/>
      <text:p text:style-name="P17"><text:span text:style-name="T43">6</text:span>.- <text:span text:style-name="T43">APPLICATION DESIGN</text:span>---------------------------------------------------------</text:p>
      <text:p text:style-name="P17"/>
      <text:p text:style-name="P17">#<text:span text:style-name="T2">######The role of the system architect</text:span></text:p>
      <text:p text:style-name="P17"/>
      <text:p text:style-name="P116">THE ROLE OF THE SYSTEM ARCHITECT:</text:p>
      <text:p text:style-name="P116"/>
      <text:p text:style-name="P116">A successful pega application requires collaboration between three parties, business stakeholders, business architects and system architects, to solve business problems.</text:p>
      <text:p text:style-name="P116"/>
      <text:p text:style-name="P116">Business stakeholders define a business problem.</text:p>
      <text:p text:style-name="P116"/>
      <text:p text:style-name="P116">Business architects plan the application to address the problem.</text:p>
      <text:p text:style-name="P116"/>
      <text:p text:style-name="P116">System architects configure the application to resolve the problem.</text:p>
      <text:p text:style-name="P116"/>
      <text:p text:style-name="P116">To start, business architects and business stakeholders outline business objectives and application requirements. The goal is to describe what the application must do to address the business problem.</text:p>
      <text:p text:style-name="P116"/>
      <text:p text:style-name="P116">Next, business architects and system architects plan application behavior with specifications. These specifications describe how the application manages and automates work. System architects often prototype application featureless to help refine the specifications. These prototypes help align the application with the business needs.</text:p>
      <text:p text:style-name="P116"/>
      <text:p text:style-name="P116">Finally, system architects provide the technical skills needed to complete the application. System architects configure application assets such as <text:span text:style-name="T44">UI </text:span>forms, automated decisions, and correspondence. System architects then review the application with business stakeholders for approval.</text:p>
      <text:p text:style-name="P116"/>
      <text:p text:style-name="P117">TYPES OF SYSTEM ARCHITECTS:</text:p>
      <text:p text:style-name="P117"/>
      <text:p text:style-name="P117">There are three levels of system architects. These three levels of system architects work together on application design and configuration.</text:p>
      <text:p text:style-name="P117"/>
      <text:p text:style-name="P117"/>
      <text:p text:style-name="P117">LEAD SYSTEM ARCHITECTS:</text:p>
      <text:p text:style-name="P117"/>
      <text:p text:style-name="P117">They are the most experienced system architects. They have the flowing responsibilities on a pega project:</text:p>
      <text:p text:style-name="P117"/>
      <text:p text:style-name="P117">Direct the technical effort on a projects</text:p>
      <text:p text:style-name="P117"><text:soft-page-break/>Work with business architects to design an application architecture</text:p>
      <text:p text:style-name="P117"/>
      <text:p text:style-name="P117">Design the architecture to reuse application assets as much as possible</text:p>
      <text:p text:style-name="P117"/>
      <text:p text:style-name="P117">Meet quality goals, including application performance.</text:p>
      <text:p text:style-name="P117"/>
      <text:p text:style-name="P117">SENIOR SYSTEM ARCHITECTS:</text:p>
      <text:p text:style-name="P117"/>
      <text:p text:style-name="P117">They are supervise development on the application.</text:p>
      <text:p text:style-name="P117"/>
      <text:p text:style-name="P117">Focus on a particular process or UI form, and supervise the development of that process or form.</text:p>
      <text:p text:style-name="P117"/>
      <text:p text:style-name="P117">Add technical details to specifications, translating application requirements into guardrail-compliant feature designs</text:p>
      <text:p text:style-name="P117"/>
      <text:p text:style-name="P117">Identify opportunities to reuse existing assets within the application design.</text:p>
      <text:p text:style-name="P116"/>
      <text:p text:style-name="P117">SYSTEM ARCHITECTS:</text:p>
      <text:p text:style-name="P117">They make perform much of the development work.</text:p>
      <text:p text:style-name="P117"/>
      <text:p text:style-name="P117">Configure and unit test individual application elements such as correspondence and automated decisions.</text:p>
      <text:p text:style-name="P117"/>
      <text:p text:style-name="P117">Help draft processes and user interfaces during DCO sessions.</text:p>
      <text:p text:style-name="P117"/>
      <text:p text:style-name="P18">#<text:span text:style-name="T2">######THE BUILDING BLOCKS OF A PEGA APPLIATION</text:span></text:p>
      <text:p text:style-name="P18"/>
      <text:p text:style-name="P118">RULES AND RULE TYPES:</text:p>
      <text:p text:style-name="P119">When you play game of chess, you and your opponent agree to follow a speific set of instructions. These instructions govern game play, how move the pieces on the game board. This basic instructions are the rules of the chess.</text:p>
      <text:p text:style-name="P119"/>
      <text:p text:style-name="P119">When you model a case type in a pega application, you configure the application with instructions to create, process, and resolve a case. These instructions are rules, Rules describe the behavior of individual cases. The platform uses the rules you create to generate application code.</text:p>
      <text:p text:style-name="P119"/>
      <text:p text:style-name="P120">Pega provides wizards(Asistententes) that create and modify many of the rules in an application for you. For example, the case designer automatically creates rules to describe cases, processes, and UI forms. Much of the work of designing and application can be completed by using these wizards, although you may need to access a rule directly.</text:p>
      <text:p text:style-name="P120"/>
      <text:p text:style-name="P120">Pega provides many rule types, with each type tailored to a specific type of case behavior. For example, Pega provides one type of rule to describe a process flow, and another type of rule to describe an automated email notification.</text:p>
      <text:p text:style-name="P120"/>
      <text:p text:style-name="P120"><text:s/>You create an individual rule from one of the rule types provided by Pega. Each rule you create describes specific aspects of case behavior, such as a submission form or an audit process. The use of individual rules makes your application modular. </text:p>
      <text:p text:style-name="P121"/>
      <text:p text:style-name="P128"><text:soft-page-break/>THIS MODULARITY PROVIDES THREE SIGNIFICANT BENEFITS:</text:p>
      <text:p text:style-name="P122"/>
      <text:p text:style-name="P122">1.- Versioning: System architects create a new version of a rule whenever case behavior needs to change. Pega maintains a history of changes to a rule, allowing system architects to review the change history and undo changes if needed. Since each rule describes a specific case behavior, the rest of the case is unaffected. For example, a system architect updates a UI form with instructions and removes a critical field. You can review the history of the form and revert back to the version before the changes were made, without changing other rules in the application.</text:p>
      <text:p text:style-name="P119"/>
      <text:p text:style-name="P123">2.- Delegation: System architects delegate rules to business users to allow business users to update case behavior as business conditions change. The business user updates the delegated rule, while other parts of the application remain unchanged. For example, expense reports that total USD25 or less are approved automatically. You create a rule to test whether an expense report totals USD25 or less and delegate the rule to the accounting department. The accounting department can them update the rule to increase the threshold for automatic approval increases to USD50, without submitting a change request for the application.</text:p>
      <text:p text:style-name="P123"/>
      <text:p text:style-name="P123">3.- Reuse: System architects reuse rules whenever an application needs to incorporate existing case behavior. Otherwise, you must reconfigure the behavior every time the behavior is needed. </text:p>
      <text:p text:style-name="P123"/>
      <text:p text:style-name="P123">**Rule in pega is an instruction for describing specific case behavior, such as a process or automated decision.</text:p>
      <text:p text:style-name="P123"/>
      <text:p text:style-name="P124">RULES AND RULESETS:</text:p>
      <text:p text:style-name="P124">To package rules for distribution as part of an application, you collect rules into a group called a ruleset. If rule is similar to a song, a ruleset is similar to an entire album. Just as you can copy the album to share with a friend and allow your friend to listen to your favorite song, you can share a ruleset between applications to allow several applications to use the same rules.</text:p>
      <text:p text:style-name="P124"/>
      <text:p text:style-name="P124">RULESET VERSIONING:</text:p>
      <text:p text:style-name="P124">System architects collect individual rules into a subset of a ruleset, called a ruleset version. To update the contents of the ruleset, you create a new ruleset version. Ruleset versioning allows system architects to easily update applications by providing access to an entire set of rules at one.</text:p>
      <text:p text:style-name="P124"/>
      <text:p text:style-name="P125">You identify each ruleset by its name and version number, For example, an application to process expense reports includes a ruleset named Expense. You refer to the ruleset as Expense:01-02-03, where expense is the name of the ruleset and 01-02-03 is the version number.</text:p>
      <text:p text:style-name="P125"/>
      <text:p text:style-name="P125">The version number is divided into three segments: a major version, a minor version, and a patch version.</text:p>
      <text:p text:style-name="P125"/>
      <text:p text:style-name="P125">The major version represents a substantial realease of an application. </text:p>
      <text:p text:style-name="P125"/>
      <text:p text:style-name="P125">The minior version represents an interim realease or enchancements to a major release.</text:p>
      <text:p text:style-name="P125"/>
      <text:p text:style-name="P125">The patch version typically consists of fixes to address bugs in an application.</text:p>
      <text:p text:style-name="P125"/>
      <text:p text:style-name="P125"/>
      <text:p text:style-name="P125"/>
      <text:p text:style-name="P125"><text:soft-page-break/></text:p>
      <text:p text:style-name="P124"/>
      <text:p text:style-name="P124"/>
      <text:p text:style-name="P123"/>
      <text:p text:style-name="P125">CLASSES AND CLASS HIERARCHY:</text:p>
      <text:p text:style-name="P125">One strength of the Pega platform is the reuse of rules between cases types and applications. System architects often reuse rules, from single data elements to entire processes in applications. The reuse of rules improves application quality and reduces development time. <text:span text:style-name="T45">Use this reduces development cost by 75% and time to maker by 50%, launching new business applications up to 90 days earlier.</text:span></text:p>
      <text:p text:style-name="P125"/>
      <text:p text:style-name="P126">Withing an application, Pega groups rules according to their capacity for reuse. Each grouping is a class. Each application consists of three types of classes.</text:p>
      <text:p text:style-name="P126"/>
      <text:p text:style-name="P126">A work class: The work class contains the rules that describe how to process a case or cases, such as processes, data elements, and user <text:span text:style-name="T46">interfaces.</text:span></text:p>
      <text:p text:style-name="P126"/>
      <text:p text:style-name="P127">A integration class: The integration class contains the rules that describe how the application interacts with other systems, such as a customer database or a third party web server.</text:p>
      <text:p text:style-name="P127"/>
      <text:p text:style-name="P127">A data class: The data class contains the rules that describe the data objects used in the application, such as a customer or collection of order items.</text:p>
      <text:p text:style-name="P127"/>
      <text:p text:style-name="P127">A class can also contain other classes. A class that contains another class is called a parent class, While a class that is contained by another class is called a child class. A class can reuse or inherit, any of the rules defined for its parent class.</text:p>
      <text:p text:style-name="P127"/>
      <text:p text:style-name="P127">The work class contains a child class for each case type in your application. Each child class contains all of the rules unique to a case type, such as an auto insurance claim. The data class contains a child class for each data object.</text:p>
      <text:p text:style-name="P127"/>
      <text:p text:style-name="P127"/>
      <text:p text:style-name="P126">*<text:span text:style-name="T47">The purpose of a class in pega is organizes rules within an application. The position of a class within the class hierarchy determines the re-usability of the rules in that class.</text:span></text:p>
      <text:p text:style-name="P126"/>
      <text:p text:style-name="P19">#<text:span text:style-name="T2">######CREATING CASES AND CHILD CASES</text:span></text:p>
      <text:p text:style-name="P19"/>
      <text:p text:style-name="P128">CASE TYPE AND CASES:</text:p>
      <text:p text:style-name="P128"/>
      <text:p text:style-name="P128">A case type is an abstract model of a business transaction, while a case is a specific instance of the transaction. You can think of a case type as a template for creating and processing cases. When a new transaction starts, a new case is created based on the case type definition.</text:p>
      <text:p text:style-name="P128"/>
      <text:p text:style-name="P130">In Pega application, you model repeatable business transactions with case types. Each case type captures the life cycle of a specific type of transaction, from creation to resolution. A case type defines data structures, processes, tasks, and user interfaces required for processing the transaction.</text:p>
      <text:p text:style-name="P130"/>
      <text:p text:style-name="P130">For example, a Dental Claim case type models the filing and processing of patient claims of dental procedures. The case type contains data models for holding patient information and dental procedure <text:soft-page-break/>information. The case type defines processes for reviewing and approving or rejecting claims. The case type also provides user forms for attaching medical documents.</text:p>
      <text:p text:style-name="P130"/>
      <text:p text:style-name="P130">CASE TYPE RELATIONSHIPS:</text:p>
      <text:p text:style-name="P130"/>
      <text:p text:style-name="P130">A business transaction can be complicated and involve multiple cases. For example, consider the new hire process. During the interview process, the human resources department opens a candidate case for each job applicant. The applicant may be interviews. If the interview is successful, the applicant receives a job offer. <text:span text:style-name="T48">When the candidate accepts the ob offer, then HR considers the candidate hired. The candidate case creates a on-boarding case to prepare for the new employee start date. In this example, the onboarding case is independent of the candidate case.</text:span></text:p>
      <text:p text:style-name="P130"/>
      <text:p text:style-name="P131">In pega application, you can mode this parent-child relationship with a case type hierarchy that contains a top-level case type and child case type.</text:p>
      <text:p text:style-name="P131"/>
      <text:p text:style-name="P131">TOP-LEVEL a case type that does not have any parent case type, but can cover, or become a parent of, other case types.</text:p>
      <text:p text:style-name="P131"/>
      <text:p text:style-name="P131">CHILD a case type that is covered by a parent case type. When you configure a case type as a child case. Pega maintains a relationship between the parent and child cases. Child case type represent work that must be completed to resolve the parent.</text:p>
      <text:p text:style-name="P131"/>
      <text:p text:style-name="P19"/>
      <text:p text:style-name="P20">#<text:span text:style-name="T2">######DATA ELEMENTS IN PEGA APPLICATIONS</text:span></text:p>
      <text:p text:style-name="P20"/>
      <text:p text:style-name="P20"/>
      <text:p text:style-name="P19"/>
      <text:p text:style-name="P129"/>
      <text:p text:style-name="P132">DATA IN PEGA APPLICATIONS:</text:p>
      <text:p text:style-name="P132"/>
      <text:p text:style-name="P132">All applications collect data to use for case processing. Decisions on how to best process and resolve cases are made based on the data collected. If you want to create a purchase request case, the data includes, for example, the customer and line items.</text:p>
      <text:p text:style-name="P132"/>
      <text:p text:style-name="P132">A case types’s data model defines the data structure for the case. The following table provides the data model for a purchase request.</text:p>
      <text:p text:style-name="P132"/>
      <text:p text:style-name="P132">A data model is built from single value elements or collections of relate single value elements. A collection of related elements is called a data object.</text:p>
      <text:p text:style-name="P132"/>
      <text:p text:style-name="P132">There is a one-to-one relationship between purchase request and customer, and a one-to-many relationship to line items. The customer has a name and list of phone numbers, addresses, and discounts. A name is a single value element and there is a one-to-many relationship to the phone number, address, and discount code elements.</text:p>
      <text:p text:style-name="P132"/>
      <text:p text:style-name="P132">PROPERTIES:</text:p>
      <text:p text:style-name="P132">The data elements are called properties or fields. Property and field are different names for the same thing. Properties can be either single value with no intended correlation with any other value, or collection of related values.</text:p>
      <text:p text:style-name="P132"><text:soft-page-break/>VALUE MODE PROPERTIES:</text:p>
      <text:p text:style-name="P132">Use value mode for properties with no correlation to other properties. For example, the identifier and date in the purchase request are value mode properties. There are three value mode properties available: single value, value list, and value group.</text:p>
      <text:p text:style-name="P132"/>
      <text:p text:style-name="P132">A property of mode single value also known as a single value property stores text, numbers, dates, boolean values, and amounts.</text:p>
      <text:p text:style-name="P132"/>
      <text:p text:style-name="P132">A value list acts as a container for an ordered list of text values. The discount codes property is an example of a value list. Each code is a single piece of information, but a clear relationship exists between the codes.</text:p>
      <text:p text:style-name="P132"/>
      <text:p text:style-name="P132">A value group acts as a container for an <text:span text:style-name="T49">unordered</text:span> list of text values. The customer’s phone numbers are defined as a value group identifying the contextual meaning of each number: home, work, or mobile.</text:p>
      <text:p text:style-name="P132"/>
      <text:p text:style-name="P133">PAGE MODE PROPERTIES:</text:p>
      <text:p text:style-name="P133">If you need to establish a contextual relationship between single value properties, you can use one of the three page-mode properties: pages, page lists and page groups.</text:p>
      <text:p text:style-name="P133"/>
      <text:p text:style-name="P133">Page mode properties are organized similar to value mode properties.</text:p>
      <text:p text:style-name="P133"/>
      <text:p text:style-name="P133">A page is a single entity. The customer is an example of a page property.</text:p>
      <text:p text:style-name="P133"/>
      <text:p text:style-name="P133">A page list is a numerically ordered list. The line items that make up the purchase request in an example of a pega list.</text:p>
      <text:p text:style-name="P133"/>
      <text:p text:style-name="P133">A page group is a semantically ordered list. The address property is an example of a page group.</text:p>
      <text:p text:style-name="P133"/>
      <text:p text:style-name="P133">THE DATA EXPLORER:</text:p>
      <text:p text:style-name="P133"/>
      <text:p text:style-name="P133">Use the data explorer to add or remove data types. Always check if a suitable data type is available before creating a new one. Pega comes with many standard classes you can use directly in your application.</text:p>
      <text:p text:style-name="P133"/>
      <text:p text:style-name="P133">You can extend a nexisting data type if it only partly meets your needs. For example, you might want to create an employee data type based on the pary-person data type. Select new data type and specify the data type you want to extend as the parent in the advanced settings.</text:p>
      <text:p text:style-name="P133"/>
      <text:p text:style-name="P133">THE DATA MODEL TAB:</text:p>
      <text:p text:style-name="P133">You can use the data model tab in the case designer to add or remove properties from your case type. Properties are called fields in the data model tab. Select show reusable fields to display all fields inherited and available in the case type.</text:p>
      <text:p text:style-name="P133"/>
      <text:p text:style-name="P134">HOW TO REFERENCE A PROPERTY:</text:p>
      <text:p text:style-name="P135">To referer a single value property named OrderDate, type .OrderDate</text:p>
      <text:p text:style-name="P135"/>
      <text:p text:style-name="P135">To refer to an entry in a value group porperty, such as the mobil phone number, type .Phone(Mobile), where Mobile is the group suscript.</text:p>
      <text:p text:style-name="P135"><text:soft-page-break/></text:p>
      <text:p text:style-name="P135">To refer to the first entry in a value list property, such as one of the discount codes, type .DiscountCode(1), where 1 is the list index.</text:p>
      <text:p text:style-name="P135"/>
      <text:p text:style-name="P135"/>
      <text:p text:style-name="P21">#<text:span text:style-name="T2">######SETTING PROPERTY VALUES AUTOMATICALLY</text:span></text:p>
      <text:p text:style-name="P21"/>
      <text:p text:style-name="P135">DATA TRANSFORMS:</text:p>
      <text:p text:style-name="P135"/>
      <text:p text:style-name="P135">When you crate and process a case, you need data, You collect, process, act upon and present that data back to the user. Sometimes, you need to copy data from one place to another. Other times, your data is not in the form you require, so you need to fin a way to manipulate that data into an acceptable form.</text:p>
      <text:p text:style-name="P135"/>
      <text:p text:style-name="P135">In a purchasing application, for example, items are added to a cart and the checkout process begins. The customer provides a sipping address and credit cart information, and is prompted to provide a billing address.</text:p>
      <text:p text:style-name="P135"/>
      <text:p text:style-name="P136">The shipping address might be the customer’s home address the billing address and shipping address are likely to be the same. Reusing rather than having to reenter the shipping address is helpful and more efficient. Similarly, you might collect an individual’s first name and last name, but need to combine the two into a full name for credit card processing.</text:p>
      <text:p text:style-name="P136"/>
      <text:p text:style-name="P136">One option for copying and manipulating data is the data transform. The purpose of a data transform is self-explanatory: it transforms data in the application. This example uses a data transform to copy the shipping address to another page in this case, the billing address and to copy the first and last name properties into a single property full name. You can use data transform in several ways. For example, you can call a data transform from a flow action rule or from a connector. Also you can use special data transform rules pyDefault or pySetFieldDefaults to initialize property values when creating a case. Data transforms can be used to iterate over page lists or page groups, and copy entire pages at a time.</text:p>
      <text:p text:style-name="P136"/>
      <text:p text:style-name="P137">CONFIGURING A DATA TRANSFORM:</text:p>
      <text:p text:style-name="P137">Use a data transform to define how to take soruce data values – data that is in one format and class – and turn those values into data of another target format and class. In general, data transformation involves mapping data from a source to a target as well as performing transformations on that data required to achieve the intended maped results.</text:p>
      <text:p text:style-name="P137"/>
      <text:p text:style-name="P137">The first thing you do when <text:span text:style-name="T50">configuring a data transform is specify an action. Actions are the individual operations that are specified in each row on the definition tab of a data transform. The system invokes that actions at run time. Most actions do some kind of data manipulation. Other actions perform conditional processing and iterate through page list and page groups.</text:span></text:p>
      <text:p text:style-name="P137"/>
      <text:p text:style-name="P138">Next, enter the Target, Relation and Source. Depending on the action selected, the Target field has different meaning. For the Set and Update pages actions, the Target field identifies a <text:span text:style-name="T51">property or page reference, and the source column provides an expression that results in a value or values. For the when action, a when condition needs to be specified.</text:span></text:p>
      <text:p text:style-name="P138"/>
      <text:p text:style-name="P139">HOW TO REFERENCE A PROPERTY:</text:p>
      <text:p text:style-name="P139"><text:soft-page-break/>There are two property modes: value and page. Value mode properties store single string of data such as text, numbers or dates. Page mode properties act as a container for value mode properties. You refer to a property in Pega platfom by prefixing the property name with a period (or dot,””)</text:p>
      <text:p text:style-name="P139"/>
      <text:p text:style-name="P139">THE PydEFAULT DATA TRANSFORM:</text:p>
      <text:p text:style-name="P139"/>
      <text:p text:style-name="P139">Often when you create a case, you want to set default values for some properties. For example, in an insurance claims application, you might want to set the date of loss to today’s date. In other situations, you might want to use data from the operator record – such as the organizational structure – to initiate properties with default values.</text:p>
      <text:p text:style-name="P139"/>
      <text:p text:style-name="P139">The Pega platform invokes a data transform called pyDefault whenever a new case is created. The pyDefault data transfom allows you to set properties as the case is created. <text:span text:style-name="T52">For example, you can use the pyDefault data transform to default the date of loss to today’s date in a claim case.</text:span></text:p>
      <text:p text:style-name="P139"/>
      <text:p text:style-name="P140">HOW TO CONFIGURE SUPERCLASSING FOR DATA TRANSFORMS:</text:p>
      <text:p text:style-name="P140"/>
      <text:p text:style-name="P140">You can use the superclass feacture in a data transform to set values at different levels in the class hierarchy. For example, if you have a claim class with two subclasses, home and auto, you can set values common to the subclasses in the superclass and specific values in the subclasses.</text:p>
      <text:p text:style-name="P140"/>
      <text:p text:style-name="P140">User the superclass feacture by creating a data transfomr with the same name at each level and selecting the Call super data transform options. In this example, the parent claim has a data transform called setDefaults. This data transform sets values common to the home and auto subclasses.</text:p>
      <text:p text:style-name="P140"/>
      <text:p text:style-name="P140">The subclasses also have data transform called setDefaults, which sets any values specific to the subclasses. If properties are specified in both the super and child classes, the data transform in the subclass overwrites anything already set by the data transform in the superclass.</text:p>
      <text:p text:style-name="P140"/>
      <text:p text:style-name="P22">#<text:span text:style-name="T2">######SETTING PROPERTY VALUES DECLARATIVELY</text:span></text:p>
      <text:p text:style-name="P22"/>
      <text:p text:style-name="P141">DECLARATIVE PROCESSING:</text:p>
      <text:p text:style-name="P141"/>
      <text:p text:style-name="P142">When a user enters a property value in a form, related values on the same form or on other form can change as a result. The application must make the changes automatically so that users see the most current information. For example, assume you are purchasing a latop online. On the form you enter “1” as the quantity. A total order amount field displays the price of one laptop. However, when you change the quantity to “2” the total order amount automatically doubles. <text:span text:style-name="T53">Declarative</text:span> Processing allows you to configure your application so that the system automatically updates property <text:span text:style-name="T53">values</text:span> such as a total <text:span text:style-name="T53">order</text:span> amount</text:p>
      <text:p text:style-name="P142"/>
      <text:p text:style-name="P143">Declarative Processing maintains computational relationships among properties. When input values change, the declarative process automatically updates related property values. In <text:span text:style-name="T54">the above example, there is a relationship between the total order amount property value with the quantity and price property values. When a user orders laptops, the system multiplies the price of one laptop times the quantity of laptops to update the total order amount.</text:span></text:p>
      <text:p text:style-name="P143"/>
      <text:p text:style-name="P144">The primary benefit of <text:span text:style-name="T55">declarative</text:span> processing is that updates occur only when triggered in the application. You use declarative rules to define the trigger event. Te system monitors the application to <text:soft-page-break/>determine when a trigger event occurs. For instance, the system is always monitoring changes to item quantity property. When the user changes the value, the system triggers a computation and updates the order total</text:p>
      <text:p text:style-name="P144"/>
      <text:p text:style-name="P145">PROCEDURAL PROCESSING:</text:p>
      <text:p text:style-name="P145"/>
      <text:p text:style-name="P145">A single declarative expression can monitor trigger events no matter where that expression is used in the application. Declarative processing rule do not depend upon other rules, such as data transforms, activities, or user interface (UI) rules, to perform updates.</text:p>
      <text:p text:style-name="P145"/>
      <text:p text:style-name="P146">Procedural Processing depends upon rules, such as data transform, activities, or user interface (UI) rules, to instruct the application when to look for a trigger event.</text:p>
      <text:p text:style-name="P147">For instance, to trigger updates to the order total, you add a data transform to a flow action, when a user enters values, nothing changes until the user submits the form. The updates are not automatic. The submit process triggers the data transform to perform the update. In order to make the changes visible to users as they enter values, you must configure sections to use the data transform to refresh the fields.</text:p>
      <text:p text:style-name="P147"/>
      <text:p text:style-name="P147">PROCEDURAL PROCESSING MAINTENANCE:</text:p>
      <text:p text:style-name="P147"/>
      <text:p text:style-name="P147">Procedural processing can be more difficult to configure and maintain than declarative processing. For example, assume you have designed an enter order form that uses a data transform to calculate the total order form to your application. This form reuses the fields for calculating the total order amount. IF you do not add the same data transform to the review order form, the total order amount is not updated when the user changes the order quantity from 2 to 3.</text:p>
      <text:p text:style-name="P147"/>
      <text:p text:style-name="P148">DECLARE EXPRESSIONS:</text:p>
      <text:p text:style-name="P148"/>
      <text:p text:style-name="P148">You most often use declare expressions to calculate and make immedite updates to property values on user forms. Declare expressions contain an expression and a target property. The expression calculates and updates the target property value. The expression uses source property values in its calculation. Referencing a source property used in the expression initiates the calculation. The calculation then updates the target property value.</text:p>
      <text:p text:style-name="P148"/>
      <text:p text:style-name="P148">For example, assume an office furniture purchase order form includes fields for three target properties items, chairs, desks and lamps. Each item has fields in which users select an item and enter the quantity . <text:span text:style-name="T56">A declarable expression uses the two source properties, item cost and quantity to calculate the target property item local. The expression multiplies the item cost times the number of <text:s/>quantity to calculate the item total. When the user changes the quantity, the expression recalculates the total.</text:span></text:p>
      <text:p text:style-name="P148"/>
      <text:p text:style-name="P149">DECLARATIVE NETWORKS:</text:p>
      <text:p text:style-name="P149"/>
      <text:p text:style-name="P149">You can use a sequence of interdependent declare expressions in a declarative network. A declare expression in in a network can use a target property from another declare expression as a source property. For example, assume you added an order total field to your purchase order form. This field uses a declarable expression to calculate its target property order total. <text:span text:style-name="T57">The source property in this expression uses the item total target value.</text:span></text:p>
      <text:p text:style-name="P149"/>
      <text:p text:style-name="P149"/>
      <text:p text:style-name="P149"/>
      <text:p text:style-name="P150"><text:soft-page-break/>FORWARD AND BACKWARD CHAINING:</text:p>
      <text:p text:style-name="P150"/>
      <text:p text:style-name="P150">Forward Chaining In a declare expression updates the target property value when a source property value changes. When you display a shopping cart where users add items to it and the cart should reflect the total based on the changes immediately, choose forward chaining. By default, declare expressions use forward chaining. Declarative networks are commonly designed with declare expressions that are configured for forward chaining.</text:p>
      <text:p text:style-name="P150"/>
      <text:p text:style-name="P151">Backward chaining in a delcare expression <text:span text:style-name="T58">means that a target property value is not automatically updated when other declare expressions in a network update their target values. An expression using backward chaining only updates its target property when the application references the property by name. A form, a decision table, or a data transform can reference the property. </text:span></text:p>
      <text:p text:style-name="P151"/>
      <text:p text:style-name="P152">CHAINING AND PERFORMANCE:</text:p>
      <text:p text:style-name="P152"/>
      <text:p text:style-name="P153">To optimize the chaining modes, consider where the source property is referenced and how the target property is referenced. Forward chaining can slow system performance if an expression uses many source properties that change frequently. For example, assume you are calculating the value of a home insurance quote based on more than 20 property values such as location, tax assessment, appraisal value, and land area. These values are collected in a large number of forms. When you use forward chaining, the home insurance quote declare expression recalculates the value every time users enter or change any of these 20 values. The <text:span text:style-name="T59">impact</text:span> to performance might affect response time when the user enters values or submits forms.</text:p>
      <text:p text:style-name="P153"/>
      <text:p text:style-name="P154">If you are only going to display the insurance quote after you collect all the values, use backward chaining for the home insurance quote expression. When you display the home insurance quote on the form, the expression performances the update only once. If you use forward chaining, the system performs the calculation even if the user does not see or need the value.</text:p>
      <text:p text:style-name="P153"/>
      <text:p text:style-name="P153"/>
      <text:p text:style-name="P154">CREATE THE DECLARE EXPRESSION AND TARGET PROPERTY:</text:p>
      <text:p text:style-name="P154"/>
      <text:p text:style-name="P155">Creating a declare expression involves three major steps. You first define the target property – the value that is updated when a declare expression calculation is performed. Then, you define the expression that calculates the target property value. Finally, you configure the declare expression to use either forward or backwar chaining.</text:p>
      <text:p text:style-name="P155"/>
      <text:p text:style-name="P155">When you create a delcare expression rule, you enter the target property as a key part, the available properties are defined by the apply to key part. The easiest way to create a declare expression is to select the target property in the application exprorer.</text:p>
      <text:p text:style-name="P155"/>
      <text:p text:style-name="P155"/>
      <text:p text:style-name="P23">#<text:span text:style-name="T2">######PASSING DATA TO ANOTHER CASE</text:span></text:p>
      <text:p text:style-name="P23"/>
      <text:p text:style-name="P156">THE ROLE OF DATA PROPAGATION:</text:p>
      <text:p text:style-name="P156"/>
      <text:p text:style-name="P157">Data propagation is the mechanism of copying data within the case hierarchy. By sharing data among cases. You save time and provide relevant information to caseworkers.</text:p>
      <text:p text:style-name="P157"/>
      <text:p text:style-name="P158"><text:soft-page-break/>Data propagation ensures that the appropriate information is propagated to a subcase. For example, a purchase request case may initiate an inventory selection subcase when units in stock must be confirmed. <text:span text:style-name="T60">In the purchase request case, each line item in the purchase request contains a product identifier and a quantity. The inventory selection subcase then uses the product identifier and quantity to verify that the units are in stock.</text:span></text:p>
      <text:p text:style-name="P158"/>
      <text:p text:style-name="P159">Data propagation is no limited to subcases. Data can also be propagated when creating spin-off cases. For example, a purchase request case might spin off a supplier case if a new supplier is provided in the purchase request.</text:p>
      <text:p text:style-name="P159"/>
      <text:p text:style-name="P159">D<text:span text:style-name="T61">ata propagation happens on case creation. When you propagate a property from a parent case to a child case of spin-off case, and the property value later changes on the parent case, the property on the child case does not get updated.</text:span></text:p>
      <text:p text:style-name="P159"/>
      <text:p text:style-name="P160">DATA PROPAGATION OPTIONS:</text:p>
      <text:p text:style-name="P160"/>
      <text:p text:style-name="P160">You can specify the properties to propagate from a parent to a subcase in the case explorer in two ways. You can define properties directly one by one or pecify a data transform. If you need some conditional logic to determine what to propagate, use a data transform. For example, use a data transform to loop through a list and only propagate items that were selected.</text:p>
      <text:p text:style-name="P160"/>
      <text:p text:style-name="P24">#<text:span text:style-name="T2">######REVIEWING APPLICATION DATA</text:span></text:p>
      <text:p text:style-name="P24"/>
      <text:p text:style-name="P161">DATA STORAGE IN MEMORY:</text:p>
      <text:p text:style-name="P161"/>
      <text:p text:style-name="P161">Cases are collections of data. To process and resolve a case, Pega applications capture, manipulate and present data throughout a business process. While processing a case, this data remains in memory for use by one or more users.</text:p>
      <text:p text:style-name="P161"/>
      <text:p text:style-name="P162">Each data element in pega application is a pairing of two pieces of information: the name of the data element, and the value assigned to the data element. For example, when you use a data element to capture the date of birth of a person, the data element name is date of birth, and the corresponding value is a data such as July 20 1969.</text:p>
      <text:p text:style-name="P162"/>
      <text:p text:style-name="P162">Each data element is stored in memory on a page. A page is a structure for organizing data elements in an application. Some pages are created by the system to track user <text:span text:style-name="T62">or session data. Other pages are created by system architects to describe a data object, such as a hotel reservation or a customer.</text:span></text:p>
      <text:p text:style-name="P162"/>
      <text:p text:style-name="P163">During a case processing, each page reamins in memory in a structure known as the clipboard. The clipboard is the portion of memory on the server reserved by Pega for the data generated by applications. The clipboard consists of all of the pages used to track the name-value pairs that represent case and session data.</text:p>
      <text:p text:style-name="P163"/>
      <text:p text:style-name="P163">As you run a process, Pega sends information to the clipboard, adding or removing pages and properties from memory. Your application uses this information to populate fields on UI forms, perfom calculations, and evaluate decisions.</text:p>
      <text:p text:style-name="P163"/>
      <text:p text:style-name="P163">**How is information, such as the color of a vehicle, stored in memory for use in a Pega application?</text:p>
      <text:p text:style-name="P163"><text:soft-page-break/>Information such as the color of a vehicle is associated with a data element. The data element(property and value) is stored on the clipboard in a structure called a page.</text:p>
      <text:p text:style-name="P163"/>
      <text:p text:style-name="P163">PyWorkPage:</text:p>
      <text:p text:style-name="P163"/>
      <text:p text:style-name="P164">When you debug a case, you often need to view the case data that is in memory, when you are viewing this data, you can determine whether your application is working as expected. If your application works in an unexpected way, viewing the data on the clipboard can help you identify the cause of the issue. For example, if a declare expression returns an unexpected result, you can review the contents of the clipboard to determine if one of the input properties has been with an unexpected value.</text:p>
      <text:p text:style-name="P164"/>
      <text:p text:style-name="P164">All the data generated as you create and process a case is stored on pyWorkPage, witch is a specific page on the clipboard. For example, data such as the date the case was created or the ID number for a case is stored on pyWorkPage. Data that describes a data type is stored on an embedded page within pyWorkPage.</text:p>
      <text:p text:style-name="P161"/>
      <text:p text:style-name="P164">HOW TO VIEW CLIPBOARD DATA:</text:p>
      <text:p text:style-name="P164"/>
      <text:p text:style-name="P164">As users process a case, Pega sends information to the clipboard, adding or removing pages and properties from memory. Your application uses this information to populate fields on UI forms, <text:span text:style-name="T63">perform calculations, and evaluated decisions. Pega also uses clipboard information to track the progress of a case through its life cycle, and to record information about the current operator.</text:span></text:p>
      <text:p text:style-name="P164"/>
      <text:p text:style-name="P165">If your application behaves unexpectedly, viewing the data on the clipboard can help you identify the cause of the issue.</text:p>
      <text:p text:style-name="P164"/>
      <text:p text:style-name="P166">Pages of the clipboard are organized into four categories:</text:p>
      <text:p text:style-name="P166"/>
      <text:p text:style-name="P166">The user pages category contains pages created due to user action, either directly or indirectly. User pages contain data related to work being performed in the selected thread.</text:p>
      <text:p text:style-name="P166"/>
      <text:p text:style-name="P166">The linked property pages category contains read-only pages created by linked properties, which contain information from data objects referenced by a linked property.</text:p>
      <text:p text:style-name="P166"/>
      <text:p text:style-name="P166">The system pages category contains pages that describe the current user session, such as the active user and the active application.</text:p>
      <text:p text:style-name="P166"/>
      <text:p text:style-name="P166">**While testing case behavior for an online shopping application, you want to confirm that the application properly generates a list of the customer’s previous order when querying company’s order management system. In witch category of clipboard pages would you expect to find the page that contains this list? This page should be located in the data pages category.</text:p>
      <text:p text:style-name="P166"/>
      <text:p text:style-name="P166"/>
      <text:p text:style-name="P166"/>
      <text:p text:style-name="P166"/>
      <text:p text:style-name="P166"/>
      <text:p text:style-name="P166"/>
      <text:p text:style-name="P166"/>
      <text:p text:style-name="P166"/>
      <text:p text:style-name="P25"><text:soft-page-break/><text:span text:style-name="T64">9</text:span>.- <text:span text:style-name="T64">PROCESS DESIGN</text:span>---------------------------------------------------------</text:p>
      <text:p text:style-name="P25"/>
      <text:p text:style-name="P25">#<text:span text:style-name="T2">######ACTIVITIES:</text:span></text:p>
      <text:p text:style-name="P25"/>
      <text:p text:style-name="P167">ACTIVITIES:</text:p>
      <text:p text:style-name="P167"/>
      <text:p text:style-name="P167">During case processing, an application often needs to perform automated procedures. For example, saving a case record might require multiple operations to be carried out in sequence as one single step. The sequence can include updating case property values in memory, making a database connection, writing the case record to the database, handling errors, and writing messages to a log file.</text:p>
      <text:p text:style-name="P167"/>
      <text:p text:style-name="P167">Activities are the primary processing rules in Pega. An activity is an automated procedure, structured as a series of steps that execute in sequence. <text:span text:style-name="T65">Each step can call a method, transfer control to another activity, or execute custom java code.</text:span></text:p>
      <text:p text:style-name="P167"/>
      <text:p text:style-name="P168">Activities are often used to implement complicated logic. Some typical use cases for using activities are:</text:p>
      <text:p text:style-name="P168"/>
      <text:p text:style-name="P167"/>
      <text:p text:style-name="P167">-<text:span text:style-name="T65">Case processing related functions – To perform case-related functions such as creating a case instance, routing the case, or updating the work status.</text:span></text:p>
      <text:p text:style-name="P167"/>
      <text:p text:style-name="P167">-<text:span text:style-name="T65">Integration – To send requests to external systems or to receive requests from external systems.</text:span></text:p>
      <text:p text:style-name="P167"/>
      <text:p text:style-name="P25">-<text:span text:style-name="T65">Ancillary functions- To perform functions such as writing to a log file or to the history database.</text:span></text:p>
      <text:p text:style-name="P25"/>
      <text:p text:style-name="P168">A method is an operation that can be performed by one step of an activity. A <text:span text:style-name="T66">method contains a predefined set of basic operations that perform computations, update properties and other aspects of the clipboard, or move data between memory and the database.</text:span></text:p>
      <text:p text:style-name="P168"/>
      <text:p text:style-name="P169">Some common methods are:</text:p>
      <text:p text:style-name="P169"/>
      <text:p text:style-name="P169">-Property-Set – Set value of one or more properties.</text:p>
      <text:p text:style-name="P169"/>
      <text:p text:style-name="P169">-Page-New – Create a page.</text:p>
      <text:p text:style-name="P169"/>
      <text:p text:style-name="P169">-Apply Data Transform – Update property values based on a data transform.</text:p>
      <text:p text:style-name="P169"/>
      <text:p text:style-name="P169">-Call – Call another activity.</text:p>
      <text:p text:style-name="P169"/>
      <text:p text:style-name="P169">As an activity executes, it can create or remove clipboard pages, create and update properties on these pages, save data tho the database, and interact with end users by sending and receiving HTML documents and forms.</text:p>
      <text:p text:style-name="P169"/>
      <text:p text:style-name="P169"/>
      <text:p text:style-name="P169"/>
      <text:p text:style-name="P169"/>
      <text:p text:style-name="P169"/>
      <text:p text:style-name="P169"/>
      <text:p text:style-name="P170"><text:soft-page-break/>ACTIVITY EXECUTION:</text:p>
      <text:p text:style-name="P170"/>
      <text:p text:style-name="P170">By default, and activity executes its steps in sequence. You can control the flow of execution by repeating a group of steps, defining a set of preconditions for a step, or jumping to a later step.</text:p>
      <text:p text:style-name="P170"/>
      <text:p text:style-name="P170">Each step of an activity contains multiple parts, There are nonaction items such as Label, Description, and Step Page. There are also action items such as loop, when, method, and jump to indicate an action or condition for an action.</text:p>
      <text:p text:style-name="P170"/>
      <text:p text:style-name="P170">Use the following options to control how the activity processes a step at run time:</text:p>
      <text:p text:style-name="P170"/>
      <text:p text:style-name="P171">The Label provides an identifier for the step that can be referenced from other steps.</text:p>
      <text:p text:style-name="P171"/>
      <text:p text:style-name="P172">The loop allows you set up an iteration through the elements of a value list, Page list, value group, or Page group, and performs the provided activity method on each value or each embedded page.</text:p>
      <text:p text:style-name="P172"/>
      <text:p text:style-name="P172">The when allows you to define a precondition that controls whether the step is executed or skipped.</text:p>
      <text:p text:style-name="P172"/>
      <text:p text:style-name="P172">The method indicates which method or activity the step will execute.</text:p>
      <text:p text:style-name="P172"/>
      <text:p text:style-name="P172">The Step Page identifies a page to be used as the context for referenced properties within the step.</text:p>
      <text:p text:style-name="P172"/>
      <text:p text:style-name="P172">The description is text that explains to other developers the action that the step is performing.</text:p>
      <text:p text:style-name="P172"/>
      <text:p text:style-name="P172">The jump condition or post-condition is similar to the when precondition. The Jump condition defines how this step transitions, or jumps, to a later step.</text:p>
      <text:p text:style-name="P169"/>
      <text:p text:style-name="P172">PAGE CONTEXT OF ACTIVITY EXECUTION:</text:p>
      <text:p text:style-name="P172"/>
      <text:p text:style-name="P172">During execution, an activity can access data from three data pages: Primary page, Step page, and Parameter page.</text:p>
      <text:p text:style-name="P172"/>
      <text:p text:style-name="P172">A Primary page is a clipboard page which has the same class as the applies to class of the activity and is designated when the activity is called, The primary page provides data context for the whole activity.</text:p>
      <text:p text:style-name="P172"/>
      <text:p text:style-name="P173">ACTIVITY PARAMETERS:</text:p>
      <text:p text:style-name="P173"/>
      <text:p text:style-name="P173">Activities may have parameters that can be accepted as inputs, used to convey results, or serve as both inputs and outputs. Not every activity has a parameter.</text:p>
      <text:p text:style-name="P173"/>
      <text:p text:style-name="P173">Parameters allow the execution of an activity to vary at run time, which promotes reuse. Think of an activity with a parameter as an instruction with a missing object, such as “Go to the marker to buy</text:p>
      <text:p text:style-name="P173">–------”. For a trip to the market, you can specigy any object, such as strawberries, flour, or eggs. The activity is the general instruction – in this example.</text:p>
      <text:p text:style-name="P173"/>
      <text:p text:style-name="P173"/>
      <text:p text:style-name="P173">Parameters to an activity are listed in the parameters tab of the activity form. If a parameter is an input to the activity, you can access the value received from the calling activity. If a parameters an output, or result , of the activity, you can set values for it using the property-setmethod.</text:p>
      <text:p text:style-name="P173"><text:soft-page-break/>API ACTIVITIES:</text:p>
      <text:p text:style-name="P173"/>
      <text:p text:style-name="P173">Pega provides many predefine activities that perform standard functions. These standard activities are called API activies. Prior to creating any new activies, explore the API activities to see if one exist that can meet your requirements. Some of the commonly-used Api activities are CorrNew for creating and sending emails; AddWork for creating a new case isntance, and UpdateStatus for setting the status of a case instance.</text:p>
      <text:p text:style-name="P173"/>
      <text:p text:style-name="P173">ACTIVITIES BEST PRACTICE:</text:p>
      <text:p text:style-name="P173"/>
      <text:p text:style-name="P173">While activities can appear to be an easy and flexible way to automate work process the can quickly become very complex to analyze, execute, debug and maintain.</text:p>
      <text:p text:style-name="P173"/>
      <text:p text:style-name="P174">Consider the following approaches before you write new activities:</text:p>
      <text:p text:style-name="P174"/>
      <text:p text:style-name="P174">-Look for alternatives. Refrain from writing new activities simply because it is easy to relate activities with programming languages that you know from experience.</text:p>
      <text:p text:style-name="P174"/>
      <text:p text:style-name="P174">-For data manipulation, use data transforms instead of an activities.</text:p>
      <text:p text:style-name="P174"/>
      <text:p text:style-name="P174">-For data calculation, sue declare expressions instead of activities.</text:p>
      <text:p text:style-name="P174"/>
      <text:p text:style-name="P174">-For query from an external database, use Report definitions instead of activities.</text:p>
      <text:p text:style-name="P174"/>
      <text:p text:style-name="P174">-Use activities only when none of the standard or out of the box activities is available and appropriate for you requirements.</text:p>
      <text:p text:style-name="P173"/>
      <text:p text:style-name="P26">#<text:span text:style-name="T2">######CONFIGURING A WORK PARTY:</text:span></text:p>
      <text:p text:style-name="P26"/>
      <text:p text:style-name="P175">WORK PARTIES:</text:p>
      <text:p text:style-name="P175"/>
      <text:p text:style-name="P175">Accomplishing work requieres participants with different roles, such as managers, case workers, and custumers. For example, and autombile insurance claim management process includes roles such as: the customer service representative who creates the claim; the customer, on whose behalf the claim I filed; and the claims adjustir who reviews the claim.</text:p>
      <text:p text:style-name="P175"/>
      <text:p text:style-name="P175">In pega, you create a work party to describe each role. Work parties allow you to refer to a case participant by role, without knowing any identifying information. For this reason, applications commonly use a work party as the recipient of correspondence. Also, work parties are sometimes used to assign work.</text:p>
      <text:p text:style-name="P176"/>
      <text:p text:style-name="P176">**How is a work party used in an application ?</text:p>
      <text:p text:style-name="P177">A work party represents a case participant. A work party allows you to refer to the participant by their role, and is often used to send correspondence during a case processing.</text:p>
      <text:p text:style-name="P177"/>
      <text:p text:style-name="P177">HOW TO ADD A WORK PARTY TO A CASE:</text:p>
      <text:p text:style-name="P177"/>
      <text:p text:style-name="P177">Adding a work party to a case requires you to perform two actions: <text:s/>define the party using a work parties rule, and populate the party when performing a case. Pega creates a work parties rule named <text:soft-page-break/>pyCaseManagmentDefault for each case type. When you need to add or modify work party for a case type, use the copy of pyCaseManagementDefault created in the class of the case type. </text:p>
      <text:p text:style-name="P176"/>
      <text:p text:style-name="P177">DEFINE THE WORK PARTY USING A WORK PARTIES RULE.</text:p>
      <text:p text:style-name="P177"/>
      <text:p text:style-name="P177">First, you add the work party to the pyCaseManagmentDefault work parties rule for the case type. Each row on the work parties rule list a party available for a case type and describes the relationship of the party to a case. For example, a customer is the subject of a dispute resolution case, while a customer service representative is the owner of the case and responsible for resolving the dispute.</text:p>
      <text:p text:style-name="P178"/>
      <text:p text:style-name="P179">When you create a work party, consider the following information:</text:p>
      <text:p text:style-name="P179"/>
      <text:p text:style-name="P179">What type of case participants do you need to model? Is the participant an individual or an organization ? Does the party work on the case, or just receive status updates? </text:p>
      <text:p text:style-name="P179"/>
      <text:p text:style-name="P179">In Pega, work parties are derived from the Data-Party-Class. Data-Party contains rules to describe a party, such as properties to store identifying information. Pega also provides five child classes that build upon the rules in Data-Party. These child classes represent specific types of persons and organizations. The party class for a work party describes the person or entity participating in the case and determines how the participant interacts with other participants in the business process.</text:p>
      <text:p text:style-name="P179"/>
      <text:p text:style-name="P179">Data-party-com models a business that has a web domain ending in .com such as a corporation.</text:p>
      <text:p text:style-name="P179"/>
      <text:p text:style-name="P179">Data-Party-Gov models a government agency, such as the Department of Revenue.</text:p>
      <text:p text:style-name="P179"/>
      <text:p text:style-name="P179">Data-Party-Org models a non-profit organization that has a web domain ending in .org such as charity.</text:p>
      <text:p text:style-name="P179"/>
      <text:p text:style-name="P180">Data-Party-Operator models a case participant with a Pega login and represents a case participant, such as a case worker or case manager.</text:p>
      <text:p text:style-name="P180"/>
      <text:p text:style-name="P180">Data-Party-Person models a case participant who lacks a Pega Login, such as a customer. Typically this class is used to describe a work party that receives correspondence about a case, but who does not perform any actions on the case.</text:p>
      <text:p text:style-name="P180"/>
      <text:p text:style-name="P27">#<text:span text:style-name="T2">######CONFIGURING A SERVICE LEVEL AGREEMENT:</text:span></text:p>
      <text:p text:style-name="P27"/>
      <text:p text:style-name="P181">SERVICE LEVEL AGREEMENT RULES:</text:p>
      <text:p text:style-name="P181"/>
      <text:p text:style-name="P181">Organizations often establish <text:span text:style-name="T67">service</text:span> level agreements to enforce obligations on the <text:span text:style-name="T67">timely performance of work. These obligations range from informal promises of response times to negotiated contracts. A service level agreement establishes a deadline for when the specified work must be completed. Service level agreements may also establish a more aggressive goal to reflect [something]. For example, an IT help desk may have a requirement to respond to service request within 24 hours with a goal of 8 hours.</text:span></text:p>
      <text:p text:style-name="P181"/>
      <text:p text:style-name="P182">In Pega, you use a service level agreement rule to represent the performance expectations for an assignment, process, or entire case. When you establish a goal and deadline in Pega Express or the Case designer, Pega creates a service level agreement rule for you. <text:span text:style-name="T68">For processes, stages, and case types, goal and deadline intervals are often sufficient. In these situations, you can condifure a service level from the Case Dseginer.</text:span></text:p>
      <text:p text:style-name="P182"><text:soft-page-break/></text:p>
      <text:p text:style-name="P183">Service level agreements for assignments are often more complex. A service level agreement for an assignment may dictate actions to perform after a deadline passes. For example, a company establishes a deadline to respond to a customer inquiry in 48 hours. For any inquiry open after 48 hours, the company notifies a customer service manager every 24 hours until a representative responds to the customer.</text:p>
      <text:p text:style-name="P182"/>
      <text:p text:style-name="P183">A service level agreement for an assignment may also affect the star of the goal and deadline intervals. For example, stock brokerage establishes a deadline of two hours to price assets in customer accounts. However, associates cannot begin pricing assets until after the stock market close for the day.</text:p>
      <text:p text:style-name="P183"/>
      <text:p text:style-name="P183">**What capabilities do you gain by configuring a service level agreement using the rule form, rather that using the goal and deadline tab in the Case Designer?</text:p>
      <text:p text:style-name="P183">The service level agreement rule form allows you to add behavior for assignments that are considered late, and to determine when an assignment is considered ready for the user to perform.</text:p>
      <text:p text:style-name="P183"/>
      <text:p text:style-name="P183">THE PASSED DEADLINE INTERVAL:</text:p>
      <text:p text:style-name="P183"/>
      <text:p text:style-name="P184">Some service level agreements specify behavior(Comportamiento) for work that is considered LATE. For example, a company requires that employees submit a record of their hours worked within two days of the end of the work week. This record of hours worked, called a time sheet, allows the payroll department to credit the employee for hours worked during the week. <text:s/>Until an employee submits their time sheet, the payroll department cannot pay the employee. To ensure that the employee is paid, the company must remind employees to submit their time sheet, even after the deadline to submit the time sheet is reached.</text:p>
      <text:p text:style-name="P184"/>
      <text:p text:style-name="P184">In Pega, you describe the behavior for late work using the passed deadline interval of a service level agreement rule. The passed deadline interval measures the time that has passed since the deadline for a sill-open assignment.</text:p>
      <text:p text:style-name="P184"/>
      <text:p text:style-name="P184">Unlike (A diferencia de) the goald and deadline intervals, which occur once per assignment, the passed deadline interval repeats. This repetition allows you to continue to increase the assignment urgency and perhaps remind a user of a late assignment. You configure the passed deadline interval to repeat a fixed number of times, or repeat indefinitely until the user completes the assignment.</text:p>
      <text:p text:style-name="P184"/>
      <text:p text:style-name="P184">**How does the passed deadline interval differ form the goal and deadline intervals?</text:p>
      <text:p text:style-name="P184">The passed deadline interval begins once the deadline interval ends. Also, the passed deadline can repeat, unlike the goal and deadline intervals.</text:p>
      <text:p text:style-name="P184"/>
      <text:p text:style-name="P185">HOW TO ADJUST ASSIGMENT URGENCY:</text:p>
      <text:p text:style-name="P185"/>
      <text:p text:style-name="P185">To perform assignments in a timely manner(oportuno), <text:s/>users must know the priority for each assignment. This allows users to perform the assignments that are most important first, before assignments that are of lower priority.</text:p>
      <text:p text:style-name="P185"/>
      <text:p text:style-name="P185">In Pega, the priority of an assignment is indicated by the assignment urgency. For each assignment, Pega calculates an urgency on the scale 0 to 100, with 100 the highest allowed urgency. The greater the urgency, the more pressing the assignment is, the assignment with an urgency of 60 is considered more pressing than an assignment with an urgency of 30.</text:p>
      <text:p text:style-name="P185"><text:soft-page-break/></text:p>
      <text:p text:style-name="P185"/>
      <text:p text:style-name="P185">The <text:span text:style-name="T69">assignment</text:span> urgency Is also used by pega to select <text:span text:style-name="T69">assignments</text:span> for users from team <text:span text:style-name="T69">or department queues. When a user queries pega for their next assignment, Pega identifies all of the assignments that the user is qualified to perform and selects the assignment with the greatest urgency.</text:span></text:p>
      <text:p text:style-name="P185"/>
      <text:p text:style-name="P186">Once the urgency reaches 100, Pega ignores any further urgency adjustments, When this occurs, other service level agreement behavior is unaffected. For example, a deadline interval is configured to increment assignment urgency by 30 and notify the assigned user that the deadline has been exceeded. If the assignment urgency is 100 when the assignment reaches the deadline, Pega ignores the urgency increment but still sends the notification.</text:p>
      <text:p text:style-name="P186"/>
      <text:p text:style-name="P186">In Pega, the assignment urgency is recorded using the property .oxUrgencyAsign. Pea calculates .pxUrgencyAssign, the assignment urgency, as a sum of three input properties: .pxUrgencyWork, .pxUrgencyAssignSLA, and .pyUrgencyAssignAdjust.</text:p>
      <text:p text:style-name="P186"/>
      <text:p text:style-name="P186">–----.pxUrgencyWork is the default urgency for the case type. The default value of .pxUrgencyWork is 10. This ensures that each assignment has a default urgency of 10, even when no service is applied to the assigment. You change the value of .pxUrgencyWork to indicate that assignments for a specific type of case are more important than other cases. For example, if transaction dispute cases are a higher priority that other types of cases, you set the value of .pxUrgencyWork to 20 for transaction dispute cases.</text:p>
      <text:p text:style-name="P186"/>
      <text:p text:style-name="P186">----.<text:span text:style-name="T70">pxUrgencyAssignSLA is the urgency calculated from the service level rule. This value is the sum of the initial urgency and the urgency increments for the goal, deadline, and passed deadline intervals. As an assignment ages in a workbasket or work-list, Pega increase the value of .pxUrgencyAssignSLA according to the configuration of the service level agreement.</text:span></text:p>
      <text:p text:style-name="P186"/>
      <text:p text:style-name="P186"/>
      <text:p text:style-name="P187">For an account review assignment, a service level agreement may establish an initial urgency of 10 and further increments of 15 for the goal, 20 for the deadline and 25 for the passed deadline. When the user receives the account review assignment, .pxUrgencyAssignSLA is set to 10, which increases .pxUrency Assign to 20. When each interval I exceeded, Pega increseases .pxUrgencyAssignSLA as directed by the service level agreement, which further increases .pxUrgencyAssign.</text:p>
      <text:p text:style-name="P187"/>
      <text:p text:style-name="P187">–-.PyUrgencyAssignAdjust is a manual adjustment for the assignment urgency. This value allows a user to increase the urgency of an assignment by running a local action. For example, a customer service representative (CSR) runs a local action to increase the urgency of an <text:s/>assignment if a customer reports that their credit card was stolen while on vacation. The CSR runs the local action, which increases the value of .pyUrgencyAssignAjust to 50. This increases the overall assignment urgency, .pxUrgencyAssign, by 50 to increase the likelihood that the assignment is completed before other assignments.</text:p>
      <text:p text:style-name="P187"/>
      <text:p text:style-name="P188">CONFIGURING A SERVICE LEVEL AGREEMENT RULE:</text:p>
      <text:p text:style-name="P188"/>
      <text:p text:style-name="P189">Configure a service level agreement rule to add a passed deadline interval for assigments considered late, or a delay before an assigment is considered ready for a user.</text:p>
      <text:p text:style-name="P189"/>
      <text:p text:style-name="P189"/>
      <text:p text:style-name="P28"><text:soft-page-break/>#<text:span text:style-name="T2">######ROUTING ASSIGNMENTS:</text:span></text:p>
      <text:p text:style-name="P28"/>
      <text:p text:style-name="P190">ROUTING:</text:p>
      <text:p text:style-name="P190"/>
      <text:p text:style-name="P191">Routing identifies who will work on an assignment as a case moves through a life cycle. When you create a case, the case initiates a starter flow. The starter flow moves from one step to another until it reaches an assignment. The starter flow stops at the assignment and does not continue unless a user performs an action. This action completes the assignment task, routing instructions in the assignment control who performs the assignment task.</text:p>
      <text:p text:style-name="P191"/>
      <text:p text:style-name="P191">In most applications, more than one user works on a case until the case is resolved. For example, a customer requesting a car loan calls a customer service Representative(CSR). The CSR enters the information collected from the customer. Then, the CSR routes the case to the manager to work on the customer’s request. The manager is now tasked to review the information. Routing information in the CSR assignment routes the assignment to the manager.</text:p>
      <text:p text:style-name="P191"/>
      <text:p text:style-name="P191">DEFINING WORKLISTS:</text:p>
      <text:p text:style-name="P191"/>
      <text:p text:style-name="P191">Users complete <text:span text:style-name="T71">assignments</text:span> as a case moves toward resolution. When you configure the router setting in an <text:span text:style-name="T71">assignment</text:span>, you specify either a specific user or a queue accessible to a group of users.</text:p>
      <text:p text:style-name="P191"/>
      <text:p text:style-name="P192">A worklist is a list of all open assignments for specific users. A user see an assignment on their worklist until the user performs an action that completes the assignment. <text:s/>Each user has a worklist that the user can access from user portals. For example, an assignment might allow only a human resource manager to approve employee time off request. The assignment appears on the manager’s workilst.</text:p>
      <text:p text:style-name="P192"/>
      <text:p text:style-name="P192">DEFINING WORKBASKETS:</text:p>
      <text:p text:style-name="P192"/>
      <text:p text:style-name="P192">When <text:span text:style-name="T88">assignments</text:span> are queued for a team of users, the assignments are stored in workbaskets. A team associated with a workbasket is called a work group.</text:p>
      <text:p text:style-name="P192"/>
      <text:p text:style-name="P192">Assignments stay in the workbasket until a team member selects an assignment or a manager sends an assignment to a specific user. For instance, any user who belongs to the company benefits team can add a dependent to an employee’s medical insurance policy. Request for updates to an employee’s benefits would be queued and stored in the workbasket for the employee benefit team. A user selects and assignment from the workbasket and begins <text:span text:style-name="T72">work.</text:span></text:p>
      <text:p text:style-name="P192"/>
      <text:p text:style-name="P192">STANDARD ROUTERS:</text:p>
      <text:p text:style-name="P192"/>
      <text:p text:style-name="P193">When you add an assignment to your process, you specify the assignment’s router. A router is a special type of activity that uses a routing destination and an assignment type to advance an assignment. The activities use parameters to control routing behavior.</text:p>
      <text:p text:style-name="P193"/>
      <text:p text:style-name="P193">Two common routers send assignments to an individual <text:s/>or to a workbasket. Worklist assignment use a user ID as the destination. Workbasket assignments use a workbasket name as the destination.</text:p>
      <text:p text:style-name="P193"/>
      <text:p text:style-name="P193">Other routers have parameters that are configured to suit specific requirements. Routing by user roles or use skills are two examples.</text:p>
      <text:p text:style-name="P193"/>
      <text:p text:style-name="P193"><text:soft-page-break/>ROUTING BY USER ROLES:</text:p>
      <text:p text:style-name="P193"/>
      <text:p text:style-name="P193">Routers can use user roles to control routing behavior. For example, use the ToWorkGroupManager router to route assignments to a work group manager defined in your application. <text:span text:style-name="T73">The user with the work group manager role receives the assignment. You do not need a user ID to identify the manager.</text:span></text:p>
      <text:p text:style-name="P193"/>
      <text:p text:style-name="P194">ROUTING BY USER SKILLS:</text:p>
      <text:p text:style-name="P194"/>
      <text:p text:style-name="P194">Routing can use user skills to direct assigments. For example, a routing activity named ToSkilledGRoup has parameters for the skill rating of the users belonging to the group. For instance, a user in the group might speak German in order to process a loan request created in a German speaking location. When you use the To SkilledGroup activitym the user with the skill and the maximum skill rating performs te assignment.</text:p>
      <text:p text:style-name="P194"/>
      <text:p text:style-name="P195">DECISION ROUTING:</text:p>
      <text:p text:style-name="P195"/>
      <text:p text:style-name="P195">Routers use the results of a process decision rule to route assignments. The ToDecisionTable router uses the results of a decision table to route an assignment. For example, assume you specify the following decision table in the ToDecisionTable router. If the Engineering department handles the case, the assignment routes to John Smith</text:p>
      <text:p text:style-name="P194"/>
      <text:p text:style-name="P29">#<text:span text:style-name="T2">######CONFIGURING CORRESPONDENCE:</text:span></text:p>
      <text:p text:style-name="P29"/>
      <text:p text:style-name="P196">HOW TO CONFIGURE CORRESPONDENCE RULES:</text:p>
      <text:p text:style-name="P196"/>
      <text:p text:style-name="P197">Create correspondence rules to define, in HTML, templates for the content of outgoing correspondence. Each correspondence rule contains standard text for one type of correspondence, such as email, letter, phone text, or fax. Java server pages (JSP) tags or directives allow correspondence to incorporate property value and calculations.</text:p>
      <text:p text:style-name="P197"/>
      <text:p text:style-name="P197">Informally, correspondence rules are sometimes called templates, as they define form letters for property values.</text:p>
      <text:p text:style-name="P197"/>
      <text:p text:style-name="P197">For simple notifications you might add text directly in the rule. For richer content, you can enter dynamic fields that reference properties, or rules such as sections, paragraphs, or correspondence fragments. During flow processing, the system uses the source content in the correspondence rule to generate customized message for the recipient.</text:p>
      <text:p text:style-name="P197"/>
      <text:p text:style-name="P197">IDENTIFY THE CORRESPONDENCE TYPE:</text:p>
      <text:p text:style-name="P197"/>
      <text:p text:style-name="P197">When you create a correspondence rule, you specify the correspondence type as a key identifier, which references a correspondence type rule. <text:span text:style-name="T74">This rule indicates whether a piece of correspondence is a printed letter, fax, email, or sms phone text. Each type is associated with a different data subclass, such as Data-corr-Email, that holds the content of correspondence items. If you copy a correspondence rule, you cannot change the correspondence type.</text:span></text:p>
      <text:p text:style-name="P197"/>
      <text:p text:style-name="P197"/>
      <text:p text:style-name="P197"/>
      <text:p text:style-name="P197"/>
      <text:p text:style-name="P30"><text:soft-page-break/>#<text:span text:style-name="T2">######CIRCUMSTANCING RULES:</text:span></text:p>
      <text:p text:style-name="P30"/>
      <text:p text:style-name="P198">SITUATIONAL PROCESSING:</text:p>
      <text:p text:style-name="P198"/>
      <text:p text:style-name="P199">Business processes must account for exceptions to typical case behavior. Exceptions make a business process more complex. This complexity makes processes difficult to maintain and update as business conditions change.</text:p>
      <text:p text:style-name="P199"/>
      <text:p text:style-name="P199">For example, a company promises to respond to customer complaints within one business day. For customers with silver status, the company promises a response in 12 hours. For customers with gold status, the company promises a response in only 6 hours. Reduce response times for customers with elite status are expectations to normal business processing.</text:p>
      <text:p text:style-name="P199"/>
      <text:p text:style-name="P199">Simple exceptions like these cab be difficult or impossible to model with a single rule. For example, a service level only defines one set of service expectations, and an assignment only applies one service level. To apply three different response intervals, you might design a process with three assignments, and apply the correct service level to each assignment. If the process changes, you need to update three assignments instead of one.</text:p>
      <text:p text:style-name="P199"/>
      <text:p text:style-name="P199">Complex exceptions that depend on combinations of factors become difficult to maintain and update. Consider a bank that offers different promotions that reduce or waive fees for customers who meet specific conditions.</text:p>
      <text:p text:style-name="P199"/>
      <text:p text:style-name="P200">A new customer receives 100 commision-free trades for the first trhee months after opening an investment account.</text:p>
      <text:p text:style-name="P200"/>
      <text:p text:style-name="P200">A customer receives a rebate on commissions as long as the daily balance in their investment account exceeds certain thresholds – but the rebate amount, balance threshold, and number of rebate tiers vary by account type and country.</text:p>
      <text:p text:style-name="P200"/>
      <text:p text:style-name="P200">A customer who refers a friend to the bank receives 10 commission free trades per month for six months.</text:p>
      <text:p text:style-name="P200"/>
      <text:p text:style-name="P200">In Pega applications, you model complex exceptions though circumstancing. With circumstancing, you create a variant of a rule – such as a decision or <text:s/>service level -tailored to a <text:span text:style-name="T75">specific</text:span> <text:span text:style-name="T75">circumstance.</text:span> When an application uses a circunstanced rule, the system determines which rule variant best satisfies the need. Circumstancing allows you to customize the behavior of your application to address each exception condition you identify <text:span text:style-name="T75">using a collection of targeted rules rather than one complex, difficult-to-maintain rule.</text:span></text:p>
      <text:p text:style-name="P200"/>
      <text:p text:style-name="P200">**<text:span text:style-name="T75">How does circumstancing solve the problem of configuring exception behavior in an application?</text:span></text:p>
      <text:p text:style-name="P201">Circumstancing allows you to describe exceptions behavior with a set of targeted rules rather than one complex rule. Each targeted rule configures behavior to address a specific exception.</text:p>
      <text:p text:style-name="P201"/>
      <text:p text:style-name="P201">RULE CIRCUMSTANCING:</text:p>
      <text:p text:style-name="P201"/>
      <text:p text:style-name="P201">Circumstancing establishes a baseline for expected case behavior, and adds variants to address exceptions to the behavior. The goal of circumstancing is to create a variant for each anticipated situation. Pega selects the appropriate variant, or circumstance, to use based on the details of the case.</text:p>
      <text:p text:style-name="P201"><text:soft-page-break/>When you circumstance a rule, you create a set of focused rules to address exceptions to a case processing, rather than one all-encompassing rule. Since each rule focuses on a specific exception, application maintenance and updates are easier and can be delegate to business users.</text:p>
      <text:p text:style-name="P201"/>
      <text:p text:style-name="P201">HOW TO CIRCUMSTANCE A RULE:</text:p>
      <text:p text:style-name="P201"/>
      <text:p text:style-name="P201">To circumstance a rule, you start by creating a base rule to define the expected behavior. Pega uses this base <text:span text:style-name="T76">rule unless a circumstanced version is more appropriate.</text:span></text:p>
      <text:p text:style-name="P201"/>
      <text:p text:style-name="P202">Consider a company with different response-time obligations for elite an non-elite customers. The response time for non-elite customers is the expected behavior. In this situation, the response time goal is 24 hours. So you create a base rule – in this case, a service level – to enforce the response time goal for non-elite customers.</text:p>
      <text:p text:style-name="P202"/>
      <text:p text:style-name="P202">Then, you identify any exceptions to the expected behavior. For each exception, you circumstance the base rule to addresses the difference from the expected behavior. For example, elite customers with silver status have a response time goal of 12 hours. You circumstance the base rule to enforce the response-time goal for customers with silver status, You can then create another circumstance to address the goal time for customers with goal status, who have a service level response goal of 6 hours.</text:p>
      <text:p text:style-name="P202"/>
      <text:p text:style-name="P203">TYPES OF CIRCUMSTANCING CONDITIONS:</text:p>
      <text:p text:style-name="P203"/>
      <text:p text:style-name="P204">You can circumstance a rule according to the value of one or more conditions. You can define a condition based on one variable, multiple variables, or the processing date, then apply the condition to a variant of the rule. When suing the rule, the application evaluates the conditions defined on all the circumstance variants. If one of the circumstancing conditions is satisfied, the application uses the corresponding rule variant. Otherwise the application uses the base rule.</text:p>
      <text:p text:style-name="P204"/>
      <text:p text:style-name="P204">Pega support the following types of circumstance conditions.</text:p>
      <text:p text:style-name="P204"/>
      <text:p text:style-name="P204">-Single value: The rule variant is effective whenever the value of a single property satisfies the circumstancing condition. You specify the property to evaluate and a comparison value when circumstancing a rule. If the value of the property matches the specified value for a case, the application applies the circumstance variant of the rule, rather than the base rule.</text:p>
      <text:p text:style-name="P204"/>
      <text:p text:style-name="P205">-Multiple value: The rule variant is effective whenever a combination of property values satisfies the circumstancing condition. Multiple value circumstances are based on a circumstance template and circumstance definition. The circumstance template defines the properties on which the rule is circumstanced. The circumstance definition defines the combination of conditions in which a variant of a rule is used.</text:p>
      <text:p text:style-name="P205"/>
      <text:p text:style-name="P205">-Data property: The rule variant is effective whenever the value of a data property satisfies the circumstancing condition. This condition can be either a single data or a range of dates. If the value of the property is later that the specifies date or falls within the range of dates, the application uses the circumstanced variant of the rule, rather than the base rule.</text:p>
      <text:p text:style-name="P205"/>
      <text:p text:style-name="P205">-As-of date – the rule variant is effective after a certain date, or during a range of dates. After the specificed date or during the specified range, the application applies the circumstanced variant of the rule, rather than the base rule.</text:p>
      <text:p text:style-name="P31"><text:soft-page-break/><text:span text:style-name="T77">10</text:span>.- <text:span text:style-name="T64">PROCESS DESIGN</text:span>---------------------------------------------------------</text:p>
      <text:p text:style-name="P31"/>
      <text:p text:style-name="P31">#<text:span text:style-name="T2">######AUTOMATED DECISIONS IN PEGA APPLICATIONS:</text:span></text:p>
      <text:p text:style-name="P31"/>
      <text:p text:style-name="P206">TYPES OF DECISIONS AVAILABLE IN PEGA APPLICATIONS:</text:p>
      <text:p text:style-name="P206"/>
      <text:p text:style-name="P207">The Pega platform provides many options for automating decisions, from simple true/false tests to complex decision strategies that rely on predictive or adaptive analytic. The decision rles in Pega applications are divided into <text:s/>two categories: business rules and decision strategies.</text:p>
      <text:p text:style-name="P207"/>
      <text:p text:style-name="P208">BUSINESS RULES:</text:p>
      <text:p text:style-name="P208"/>
      <text:p text:style-name="P208">Business rules evaluate case data to determine outcomes that direct a business process. These rules are used in applications to direct flows, hide or display form elements, and even calculate property values. Pega provides four types of business rule decisions: <text:s/>when conditions, map values, decision tables, and decision trees.</text:p>
      <text:p text:style-name="P208"/>
      <text:p text:style-name="P208">WHEN CONDITIONS:</text:p>
      <text:p text:style-name="P208"/>
      <text:p text:style-name="P208">When conditions are the simplest type of decision. A when condition evaluates a relationship among on or more property values to return a true or false result. When conditions correspond to the “if” statement in programming languages. When conditions are often used to determine whether application performs some action, such as hiding the contents of a form. For example, use a when rule to test if a user selected “Married” as their marital status. If the result is true, then the form displays fields to obtain the name and birth date of the users spouse.</text:p>
      <text:p text:style-name="P208"/>
      <text:p text:style-name="P208">MAP VALUES:</text:p>
      <text:p text:style-name="P208"/>
      <text:p text:style-name="P208">Map values evaluate one or two criteria to return a result. Unlike a when condition, a map value can return numeric or text results. Map value are often called from a decision shape in a flow to direct flow processing, and can also be used as part of a declare expression to set the value of a property.</text:p>
      <text:p text:style-name="P208"/>
      <text:p text:style-name="P208">A map value uses a one or two dimensional matrix to derive a result.</text:p>
      <text:p text:style-name="P208"/>
      <text:p text:style-name="P208">DECISION TABLES AND DECISION TREES:</text:p>
      <text:p text:style-name="P208"/>
      <text:p text:style-name="P208">Decision tables and decision trees evaluate a serie of one or more conditions to return a result. Like a map value rule, decision tables and trees can return numeric or text results.</text:p>
      <text:p text:style-name="P208"/>
      <text:p text:style-name="P208">Decision tables and trees are often called from a decision shape in a process flow to direct case processing, and can also be used as part of a declare expression to set the value of a property.</text:p>
      <text:p text:style-name="P208"/>
      <text:p text:style-name="P209">Decision tables and trees behave similarly, but differ in how the decision logic is organized: in a table of conditions organized into rows, or in a tree structure with conditions organized into branches of the tree.</text:p>
      <text:p text:style-name="P209"/>
      <text:p text:style-name="P210">DECISION MANAGEMENT RULES:</text:p>
      <text:p text:style-name="P210"/>
      <text:p text:style-name="P210"><text:soft-page-break/>Decision management rule types, such as scorecards and predictive analytic, analyze customer behavior. These rules tailoe roffers or propositions to a customer, often as part of a retention or up-sell strategy.</text:p>
      <text:p text:style-name="P210"/>
      <text:p text:style-name="P210">Decision management rules <text:span text:style-name="T78">are available only in applications built on the PegaDm application or decision Managment rulesets.</text:span></text:p>
      <text:p text:style-name="P210"/>
      <text:p text:style-name="P211">STRATEGIES:</text:p>
      <text:p text:style-name="P211"/>
      <text:p text:style-name="P211">Strategies define a result personalized to the interests, risk, and eligibility of an each customer. A decision strategy consists of <text:span text:style-name="T79">interactions</text:span>, predictive and adaptive models, and scorecards. <text:span text:style-name="T79">For example, you create strategy rule to provide a customer with enticing offers for a new credit card based on their spending patterns, income, or other criteria.</text:span></text:p>
      <text:p text:style-name="P211"/>
      <text:p text:style-name="P212">INTERACTIONS:</text:p>
      <text:p text:style-name="P212"/>
      <text:p text:style-name="P212">Interactions define the parameters for running a strategy and the possible outcomes.</text:p>
      <text:p text:style-name="P212"/>
      <text:p text:style-name="P212">Use an interaction rule to execute a decision strategy and capture the details of the customer interaction. For example, you use an interaction rule to run a strategy designed to retain a customer calling to cancel their credit card. Delegate and interaction rule to allow process owner to switch to another strategy in a released application.</text:p>
      <text:p text:style-name="P212"/>
      <text:p text:style-name="P212">PREDICTIVE MODELS:</text:p>
      <text:p text:style-name="P212"/>
      <text:p text:style-name="P212">Predictive models predict behavior for one or more segments, based on customer data. Predictive models are used in strategies through predictive model components. For example, you use a predictive model rule to define characteristics that identify customers who are more receptive to a credit card with travel rewards or <text:s/>a low interest rate.</text:p>
      <text:p text:style-name="P212"/>
      <text:p text:style-name="P212">ADAPTIVE MODELS:</text:p>
      <text:p text:style-name="P212"/>
      <text:p text:style-name="P212">Adaptive models capture customer responses in real time to make and adapt predictions. Adaptive modesl are used in the absence of historical records.</text:p>
      <text:p text:style-name="P212"/>
      <text:p text:style-name="P212">You use an adaptive model to collect data from customer interactions, which you then use to generate predictive models. For example, you uses an adaptive model in a retention strategy to determine if the age of a customer affects the response rate for a credit card with a cash-back reward.</text:p>
      <text:p text:style-name="P212"/>
      <text:p text:style-name="P212">SCORECARDS:</text:p>
      <text:p text:style-name="P209"/>
      <text:p text:style-name="P212">A scorecard uses one or more conditions and a combining method to return a score and a segment. You then define cut-off values to map each score range to a result. For example, a scorecard rule segments customers based on an age and income, then maps the score ranges to recommend on credit card with a low interest rate to customers under the age of 25, and another credit card with travel perks to customers over the 40.</text:p>
      <text:p text:style-name="P209"/>
      <text:p text:style-name="P209"/>
      <text:p text:style-name="P209"/>
      <text:p text:style-name="P32"><text:soft-page-break/>#<text:span text:style-name="T2">######CONFIGURING WHEN RULES:</text:span></text:p>
      <text:p text:style-name="P32"/>
      <text:p text:style-name="P213">WHEN CONDITIONS:</text:p>
      <text:p text:style-name="P213"/>
      <text:p text:style-name="P214">Applications often need to decide whether to perform an action, such as skipping a process when a case satisfies some condition. For each decision, an application tests a condition to rerun a true or false result. If the result is true, the application performs the conditional action. If the result is false, the application skips the action. These true/false decisions allows applications to adapt a business process to the details of each case.</text:p>
      <text:p text:style-name="P214"/>
      <text:p text:style-name="P214">In Pega, a when condition describes a decision that <text:span text:style-name="T81">returns</text:span> a true or false result. You use a when condition to compare the value of one property against a constant or the value of another property. <text:span text:style-name="T80">For example, use a when condition to determine whether the total value of an order exceeds EUR100. If true, the application can then apply a credit for the shipping charge to the order.</text:span></text:p>
      <text:p text:style-name="P214"/>
      <text:p text:style-name="P215">You can use when conditions whenever an application requires a true/false outcome. Use when conditions in flows, UI forms, and data transforms to adjust rule behavior in response to case data.</text:p>
      <text:p text:style-name="P215"/>
      <text:p text:style-name="P215">In flows, use a when condition to branch a flow based on case data. For example, if an employee submits a purchase request totaling less than USD25, then skip the approval step and automatically approve the request.</text:p>
      <text:p text:style-name="P215"/>
      <text:p text:style-name="P215">In UI forms, use a when condition to update the <text:span text:style-name="T82">appearance</text:span> of a form <text:span text:style-name="T82">in response</text:span> to user input. For example, if users indicate that they want to subscribe to a newsletter, and application provides a field for the users to enter their email address.</text:p>
      <text:p text:style-name="P215"/>
      <text:p text:style-name="P215">In <text:span text:style-name="T82">data transforms, use when condition to determine whether to perform step or sequence of steps. For example, if users indicate on an order that their billing address is the same as their shipping address, the copy of the shipping address information to the corresponding fields for the billing address.</text:span></text:p>
      <text:p text:style-name="P215"/>
      <text:p text:style-name="P215">** <text:span text:style-name="T82">The purpose of when rule is to evaluate one or more conditions to return a result of either true or false.</text:span></text:p>
      <text:p text:style-name="P215"/>
      <text:p text:style-name="P33">#<text:span text:style-name="T2">######CONFIGURING DECISION TABLES AND DECISION TREES:</text:span></text:p>
      <text:p text:style-name="P33"/>
      <text:p text:style-name="P216">DECISION TABLES:</text:p>
      <text:p text:style-name="P216"/>
      <text:p text:style-name="P217">If you are asking a yes/no question when using an automated decision process, then a when rule servers the purpose. <text:span text:style-name="T83">For example, a decision such as “Does this purchase order require additional approval?” works well with a when condition. However, if you need to test the values of multiple properties to answer questions such as “What promotional offer should the company offer?”, you can use a decision table.</text:span></text:p>
      <text:p text:style-name="P217"/>
      <text:p text:style-name="P218">For example, you can configure a decision table to determine the discount for customers at different spending thresholds. Using the decision table, customers who purchased more than USD1,000 in the previous year and have been a customer for more than five years are entitled to a 20 percent discount for purchases greater than USD50. Customers who purchase more than USD1,000 but have been a customer for less than five years are entitled to a 15 percent discount on purchases greater than USD100. Customers who do not meet either condition are not entitled to a discount.</text:p>
      <text:p text:style-name="P218"><text:soft-page-break/></text:p>
      <text:p text:style-name="P218">Decision tables resemble spreadsheet with rows and columns. This commonly used format helps non-technical users quickly understand how the decision logic works. <text:span text:style-name="T84">Your organization may choose to delegate to business users responsibility for updating the decision table. For example, when the organization changes its discount rates, managers need to update the rate. A delegated decision table allows these users to quickly adjust the table to make the update, rather than waiting for IT to make the changes required.</text:span></text:p>
      <text:p text:style-name="P218"/>
      <text:p text:style-name="P219">DECISION TABLE LOGIC:</text:p>
      <text:p text:style-name="P219"/>
      <text:p text:style-name="P219">Decision tables are a good approach when you<text:span text:style-name="T85"> </text:span>use a set of properties or expressions to arrive at a decision.</text:p>
      <text:p text:style-name="P219">**<text:span text:style-name="T85">The main reason for suing a decision table rather than a when rule for automating decision is because you need tot est the value of multiple properties to make the decision.</text:span></text:p>
      <text:p text:style-name="P219"/>
      <text:p text:style-name="P220">HOW TO CONFIGURE A DECISION TABLE:</text:p>
      <text:p text:style-name="P220"/>
      <text:p text:style-name="P220">To design your decision table, you first specify a property or expression in the conditions column header. Then, on the first row, you enter a value in the column that defines the condition. Under the return column, enter the result that is returned by the table when the condition evaluates to true. Finally in the otherwise row, enter a value that is returned if none of the conditions evaluate to true.</text:p>
      <text:p text:style-name="P220"/>
      <text:p text:style-name="P221">DECISION TREES:</text:p>
      <text:p text:style-name="P221"/>
      <text:p text:style-name="P221">As <text:span text:style-name="T86">an alternative</text:span> to decision tables, <text:span text:style-name="T87">you can use decision trees to handle logic that calculates a value from a set of test conditions. Both decision tables and decision trees evaluate conditions and retun results when a comparison evaluates to true. Only decision trees let you apply if then Else logic. This means that the value of any given property can determine what other properties are evaluated.</text:span></text:p>
      <text:p text:style-name="P221"/>
      <text:p text:style-name="P222">For example, a human resources application contains a process for assessing a job candidate. The candidate receives a set of ratings during their interviews. These ratings are evaluated to determine whether to extend a job offer to candidate. A decision tree can be configured to automatically use the ratings to decide whether the candidate is qualified. The decision starts at the top of the tree and proceeds downward. Each yes advances the evaluation.</text:p>
      <text:p text:style-name="P222"/>
      <text:p text:style-name="P223">DECISION TREE LOGIC:</text:p>
      <text:p text:style-name="P223"/>
      <text:p text:style-name="P223">This trees contain conditional branches – a comparison value, a comparison operator, and an action. The action can be to return a result, to continue the evaluation, or stop the evaluation. The branches are organized in a hierarchical tree structure. Typically you specify common conditions and results at the trunk of the tree. You then extend the tree outward to more – specific conditions and their actions. You then extend the tree outward to more-specific conditions and their actions. When the decision tree is invoked, the system evaluates the top row, and continues until it reaches a result that evaluates to tree.</text:p>
      <text:p text:style-name="P223"/>
      <text:p text:style-name="P223">NESTING BRANCHES:</text:p>
      <text:p text:style-name="P223"/>
      <text:p text:style-name="P223">You can organize decision tree branches in a nested structure. For example, assume that when a purchase request is submitted, three possible outcomes exist. The first condition states that if the request is for more than USD100, then the request must be sent to someone for approval. Two possible <text:soft-page-break/>approval results exist, If the request is submitted by the consulting department, the request advance to the complicate department for approval. Otherwise, the requests advances to the work manager for approval. If the request is for less than USD100, the approval is not needed.</text:p>
      <text:p text:style-name="P223"/>
      <text:p text:style-name="P223">**Decision tree is used when you want apply if…..then…….else logic to evaluate a set of conditions.</text:p>
      <text:p text:style-name="P223"/>
      <text:p text:style-name="P34"><text:span text:style-name="T77">11</text:span>.- <text:span text:style-name="T89">UI DESIGN</text:span>---------------------------------------------------------</text:p>
      <text:p text:style-name="P34"/>
      <text:p text:style-name="P34">#<text:span text:style-name="T2">######DESIGNING A UI FORM</text:span></text:p>
      <text:p text:style-name="P34"/>
      <text:p text:style-name="P224">USER INTERFACE STRUCTURE:</text:p>
      <text:p text:style-name="P224"/>
      <text:p text:style-name="P225">When you build end-user forms, you need to focus on the user interfaces (UI) rules you are most likely to configure. Assume you are developing an application for hiring employees. This process has many steps,-- for example, collecting applicant information, reviewing the information, and scheduling interviews. <text:s/>Each step requires its own user form so that users can perform their task. In most applications, you will create and update many user forms.</text:p>
      <text:p text:style-name="P225"/>
      <text:p text:style-name="P225">To help make designing forms easier, Pega provides a specific set of UI rules. You focus on only two types of rules when building forms. First, you create a rule that defines the form and contains the forms’s contents. Then, inside that rule, you add rules such as fields or buttons so that users can interact with the form and complete their work.</text:p>
      <text:p text:style-name="P225"/>
      <text:p text:style-name="P225">Then, Pega organizes all UI rules in a nested structure, <text:span text:style-name="T90">This structure shows you how all the UI elements fit together. Most of the UI structure is already built for you. For example, the structure contains areas in which users monitor reports or manage work-lists. Nested within the structure are the rules you use when you design your forms. You do not need to update any of the other UI rules. The nested structure helps you find the rules you need when you build forms.</text:span></text:p>
      <text:p text:style-name="P225"/>
      <text:p text:style-name="P226">THE UI RULES:</text:p>
      <text:p text:style-name="P226"/>
      <text:p text:style-name="P226">Every Pega UI is built inside a portal rule. A portal rule does no hold any visual elements such as other UI rules. The <text:span text:style-name="T91">main purpose of a portal rule is to set up workspace for users, Pega provides standard portals that are built with portal rules. The standard user portal is a workspace that supports users and managers as they create, update, route, and resolve work items. Portal rules reference harness rules for content. Harnesses frame the work areas in which users process cases. A harness provides tools that let users manage the assignment process. Harnesses give users the ability to cancel, save or submit their work. While working in the assignment, users case transfer their assignments to other users, attach files to the case, or send email correspondence. </text:span></text:p>
      <text:p text:style-name="P226"/>
      <text:p text:style-name="P227">When a case reaches an assignment, the flow action represents the appropriate harness that allows users to perform tasks defined for the assignment. The flow action also reference a section rule and displays it in the harness. The section is the form in which users work when they perform their task and complete their assignment. When you build a user form you create a section rule.</text:p>
      <text:p text:style-name="P227"/>
      <text:p text:style-name="P228">Pega provides rules called controls that you add to a section to help users interact with the form. For example, assume you are designing a form for collecting information. For example, you add text box controls so that users can enter their name and address, a drop-dow control that allows users to select a type of loan, and a check ox that allows users to indicate whether they are existing customers.</text:p>
      <text:p text:style-name="P229"><text:soft-page-break/>Sections use layouts that organize the controls in a series of rows and columns. Each cell within a layout can contain a control. You can configure many layout designs in order to make user interactions intuitive and efficient.</text:p>
      <text:p text:style-name="P229"/>
      <text:p text:style-name="P229"/>
      <text:p text:style-name="P226"/>
      <text:p text:style-name="P229">SECTIONS AND LAYOUTS:</text:p>
      <text:p text:style-name="P229"/>
      <text:p text:style-name="P229">Users interact with and application and perform tasks through user forms. A user form can be data entry form in which users provide information for filing an insurance claim, a display of the legal terms that users must accept before opening a bank account, or a list of bank account transactions during the apst month.</text:p>
      <text:p text:style-name="P229"/>
      <text:p text:style-name="P229">In Pega, you build user forms with sections. Sections group information and functionality by context and purpose. Inside a section, you organize UI elements with layouts. Layouts contain rows and columns, defining a set of cells. A cell can be empty or contain any various fields and controls.</text:p>
      <text:p text:style-name="P229"/>
      <text:p text:style-name="P230">HOW TO BUILD A SECTION:</text:p>
      <text:p text:style-name="P230"/>
      <text:p text:style-name="P230">To build a section, you first select a layout type to give the section a <text:span text:style-name="T92">skeletal</text:span> structure. Then, you populate the cells of the layout with elements such as properties, controls, other layouts, or other sections.</text:p>
      <text:p text:style-name="P230"/>
      <text:p text:style-name="P230">In the Design tab of the section r<text:span text:style-name="T92">u</text:span>le, the toolbar provides <text:span text:style-name="T92">various</text:span> action icons to perform edit <text:span text:style-name="T92">operations such as cut, copy, paste, add/delete rows or columns, and merge rows or columns. The control groups (Layout, Basic, and Advanced) contains UI elements you can drag and drop to construct the section.</text:span></text:p>
      <text:p text:style-name="P230"/>
      <text:p text:style-name="P231">The dynamic layout arranges items in a flexible form that automatically adjust to screen size, this is useful when your application may be accessed from computers, laptops, tables, or mobile devices.</text:p>
      <text:p text:style-name="P231"/>
      <text:p text:style-name="P231">When you want to display a collection of data that belongs to a page list or a page group, you use a repeating layout.</text:p>
      <text:p text:style-name="P231"/>
      <text:p text:style-name="P232">HOW TO BUILD SECTIONS FOR REUSE:</text:p>
      <text:p text:style-name="P232"/>
      <text:p text:style-name="P232">When designing a section, ensure that the section contains enough useful information but is small enough to be reusable. If a section is packed with so much functionality that the section can only be used for a particular use case, then consider separating it into smaller sections. Reconstruct the section to render the same amount of information by embedding the smaller section inside.</text:p>
      <text:p text:style-name="P232"/>
      <text:p text:style-name="P232">LIVE UI:</text:p>
      <text:p text:style-name="P232"/>
      <text:p text:style-name="P232">To examine and edit the rule structure of your user interface designs, use the LIVE UI tool. This tool lets you examine UI rules and elements such as sections, controls or layouts that you used to build the form. LiveUI also allows you to locate properties that use declarative values. Rather than examine the rules individually in Desginer Studio, use Live UI to view the form as users see the form. Live UI lets you review how all the rules and elements fit together.</text:p>
      <text:p text:style-name="P232"/>
      <text:p text:style-name="P232"><text:soft-page-break/>You can use Live UI to do the following:</text:p>
      <text:p text:style-name="P232"/>
      <text:p text:style-name="P232">-Quickly identify and open a UI rule</text:p>
      <text:p text:style-name="P232"/>
      <text:p text:style-name="P232">-Change the presentation of a layout or a file</text:p>
      <text:p text:style-name="P232"/>
      <text:p text:style-name="P232">-Add or delete elements</text:p>
      <text:p text:style-name="P232"/>
      <text:p text:style-name="P232">-Move elements within the structure</text:p>
      <text:p text:style-name="P232"/>
      <text:p text:style-name="P232"/>
      <text:p text:style-name="P233">HOW TO USE LIVE UI:</text:p>
      <text:p text:style-name="P233"/>
      <text:p text:style-name="P233">The Live Ui tool is located on the bottom of a <text:span text:style-name="T93">sure</text:span> form. Click the Live UI icon tto star the tool. When you star Live Ui, panel on t<text:span text:style-name="T93">h</text:span>e <text:span text:style-name="T93">right</text:span> side of the form displays the <text:span text:style-name="T93">hierarchy</text:span> of elements in a tree</text:p>
      <text:p text:style-name="P233"/>
      <text:p text:style-name="P233">Y<text:span text:style-name="T93">o</text:span>u can select an element in the tree to highlight the element on the form. You can also select an element on the form to show where the element is located in the <text:span text:style-name="T93">hierarchy.</text:span></text:p>
      <text:p text:style-name="P232"/>
      <text:p text:style-name="P35">#<text:span text:style-name="T2">######REUSING TEXT WITH PARAGRAPH RULES</text:span></text:p>
      <text:p text:style-name="P35"/>
      <text:p text:style-name="P234">PARAGRAPH RULES:</text:p>
      <text:p text:style-name="P234"/>
      <text:p text:style-name="P235">To minimize the amount of training that users need to become productive with an application, you want to add instructions to forms. You also want to notify users of pending assignments with instructions to forms. You also want to notify users of pending assignments with instructions on what they are expected to do. You can write static text, such as instructions, directly into the UI and the notification.</text:p>
      <text:p text:style-name="P235"/>
      <text:p text:style-name="P235">Defining static text in paragraph rules allows you to reuse the text across your application. For example, you can create a paragraph with an instruction and add that paragraph to the form. The same paragraph can be reused in correspondence.</text:p>
      <text:p text:style-name="P235"/>
      <text:p text:style-name="P235">Additional the paragraph rules provide the following benefits:</text:p>
      <text:p text:style-name="P235"/>
      <text:p text:style-name="P235">-Paragraphs can convey entire sentences or paragraph.</text:p>
      <text:p text:style-name="P235"/>
      <text:p text:style-name="P235">-Paragraphs support rich texts including images and links.</text:p>
      <text:p text:style-name="P235"/>
      <text:p text:style-name="P235">-Paragraphs can include property references. For example, you can include customers name in a paragraph.</text:p>
      <text:p text:style-name="P235"/>
      <text:p text:style-name="P236">THE PARAGRAPH RULE FORM:</text:p>
      <text:p text:style-name="P236"/>
      <text:p text:style-name="P236">Paragraphs are available under the user itnerface category. Use the paragraph tab to define the content and appearance of your paragraph. The source button allows you to switch to the HTML source ode. Use the pages and classes tab to identify any clipboard pages from which you want to include property references.</text:p>
      <text:p text:style-name="P236"/>
      <text:p text:style-name="P236"/>
      <text:p text:style-name="P36"><text:soft-page-break/>#<text:span text:style-name="T2">######CONFIGURING RESPONSIVE UI BEHAVIOR</text:span></text:p>
      <text:p text:style-name="P36"/>
      <text:p text:style-name="P237">RESPONSIVE USER INTERFACES:</text:p>
      <text:p text:style-name="P237"/>
      <text:p text:style-name="P237">People expect to be able to access applications at any time, not only in the office. Some days a business person might sit at a desk and enter her expense report on her desktop. Other days, she may use her smart phone to enter an expense report while waiting at the airport.</text:p>
      <text:p text:style-name="P237"/>
      <text:p text:style-name="P237">You need to account for variations in how users will access an application when designing applications. Some application development environments require you to create an application for every device so that the UI renders correctly.</text:p>
      <text:p text:style-name="P237"/>
      <text:p text:style-name="P237">There are many benefits of a responsive UI. You should design applications with a responsive UI for the Following reasons:</text:p>
      <text:p text:style-name="P237"/>
      <text:p text:style-name="P237">-The layout adapts according to the screen size, and the majority of the application is the same across all devices. Consistent UI behavior across devices results in a consistent user experience, easier adoption, faster learning, and fewer errors.</text:p>
      <text:p text:style-name="P237"/>
      <text:p text:style-name="P237">-A responsive UI leads to lower maintenance costs and easier management. Instead of creating different layouts for smart phones, tablets, and wide-screen desktops, developers configure a single form to automatically adjust to different screen sizes.</text:p>
      <text:p text:style-name="P237"/>
      <text:p text:style-name="P238">PRESENTATION LAYER AND UI SKINS:</text:p>
      <text:p text:style-name="P238"/>
      <text:p text:style-name="P238">In Pega UI, a separation between content and presentation exists. The content layer contains data and structural elements such as sections, layouts, and individual controls. The presentation layer consists of skin rules. A skin rule specifies the visual styling as well as the responsive behavior of the UI.</text:p>
      <text:p text:style-name="P238"/>
      <text:p text:style-name="P239">In a skin rule, you define styles formats that <text:s/>can be applied to UI elements in a section. A style format specifies a group of styling attributes such as typography, borders, backgrounds, placement, and alignment.</text:p>
      <text:p text:style-name="P239"/>
      <text:p text:style-name="P239">HOW TO TRIGGER RESPONSIVE BEHAVIOR WITH RESPONSIVE BREAKPOINTS:</text:p>
      <text:p text:style-name="P239"/>
      <text:p text:style-name="P239">You build Pega UI with sections, In each section, you arrange the UI elements by placing them inside layouts. May layouts in Pega 7 – such as screen layouts, dynamic layouts, and column layouts – support configuration of responsive behavior.</text:p>
      <text:p text:style-name="P239"/>
      <text:p text:style-name="P239">For example, you can configure a dynamic layout to arrage UI elements in different formats at different screen sizes. With dynamic layout configured, the layout arranges content into a double column on a screen wider than 768 pixels. On a screen narrower than 768 pixels wide the layout arranges its content in a vertical stack. The screen size thresholds that trigger different UI behaviors are called responsive breakpoints. You configure these breakpoints in the layout formats defined in the skin.</text:p>
      <text:p text:style-name="P239"/>
      <text:p text:style-name="P239"/>
      <text:p text:style-name="P239"/>
      <text:p text:style-name="P239"/>
      <text:p text:style-name="P237"/>
      <text:p text:style-name="P37"><text:soft-page-break/>#<text:span text:style-name="T2">######DESIGNING A DYNAMIC UI</text:span></text:p>
      <text:p text:style-name="P37"/>
      <text:p text:style-name="P240">DYNAMIC USER INTERFACE BEHAVIOR:</text:p>
      <text:p text:style-name="P240"/>
      <text:p text:style-name="P241">In a dynamic user interface (UI), the UI content changes based on a user’s interaction with the content. These changes reduce the UI to the fields essential for <text:s/>the user to maximize efficiency.</text:p>
      <text:p text:style-name="P241"/>
      <text:p text:style-name="P242">While enrolling for a new mobile phone plan, customers may be asked if they are married and if they have any children. If the answer is yes, the system knows to ask if they are interested in enrolling for a family plan. The system can then collect personal information for each of their dependents before moving on the next question. For single customers with no children, the system skips the family plan section of the sing-up form and displays the next step, saving customers time and effort.</text:p>
      <text:p text:style-name="P241"/>
      <text:p text:style-name="P242">Usin dynamic UI has many benefits, including the following:</text:p>
      <text:p text:style-name="P242"/>
      <text:p text:style-name="P242">-Real-time response to end-user behavior.</text:p>
      <text:p text:style-name="P242"/>
      <text:p text:style-name="P242">-Robust functionality available for most user interactions.</text:p>
      <text:p text:style-name="P242"/>
      <text:p text:style-name="P242">-Reduce visual clutter on the screen.</text:p>
      <text:p text:style-name="P242"/>
      <text:p text:style-name="P242">-Fewer full page refreshes, resulting in improve UI responsiveness.</text:p>
      <text:p text:style-name="P242"/>
      <text:p text:style-name="P242">EVENT-ACTION MODEL:</text:p>
      <text:p text:style-name="P242"/>
      <text:p text:style-name="P242">When designing a dynamic UI, you are using an event-action model in the browser-based application, Think of event and action as a cause and effect pair. An event is performed by a user that triggers changes on the UI. <text:s/>These changes are the action.</text:p>
      <text:p text:style-name="P242"/>
      <text:p text:style-name="P242">During online shopping checkout, users enter the shipping and billing addresses in sequence. After providing the shipping address, users click a check box labeled use same address for billing. The section for the billing address then disappears. In this case, clicking the check box is the event, and hiding the billing address section is the resulting action.</text:p>
      <text:p text:style-name="P242"/>
      <text:p text:style-name="P242">Two types of events exist- property-based events and user events.</text:p>
      <text:p text:style-name="P242"/>
      <text:p text:style-name="P242">-Property-based events occur either when a data value changes or when a value meets a specific criteria.</text:p>
      <text:p text:style-name="P242"/>
      <text:p text:style-name="P242">-A user event occurs when and end user takes some action on the page such as selecting an aoption or clicking on a link.</text:p>
      <text:p text:style-name="P242"/>
      <text:p text:style-name="P243">#<text:span text:style-name="T2">######VALIDATING USER DATA:</text:span></text:p>
      <text:p text:style-name="P243"/>
      <text:p text:style-name="P247">METHODS OF DATA VALIDATION:</text:p>
      <text:p text:style-name="P247"/>
      <text:p text:style-name="P247">When you design a user form, you add all the fields and controls that the specification requieres. You must also consider how to ensure that <text:span text:style-name="T94">the data values entered by users are valid. Valid data is required so that the system can process the information without error.</text:span></text:p>
      <text:p text:style-name="P248"><text:soft-page-break/>The following list describes a few important design requirements.</text:p>
      <text:p text:style-name="P248"/>
      <text:p text:style-name="P248">-The data must be the right type. For example, a user must enter a number in a total purchase amount field.</text:p>
      <text:p text:style-name="P248"/>
      <text:p text:style-name="P248">-The data must fit the business logic. For example, a data of birth field is usually in the past.</text:p>
      <text:p text:style-name="P248"/>
      <text:p text:style-name="P248">-The data must be restricted to possible values. For example, a user can only select a valid loan type by selecting the type from a list of options.</text:p>
      <text:p text:style-name="P248"/>
      <text:p text:style-name="P248">To prevent processing errors, Pega provides property types, controls, and rules that support most validation requirements.</text:p>
      <text:p text:style-name="P248"/>
      <text:p text:style-name="P248">PROPERTIES:</text:p>
      <text:p text:style-name="P248"/>
      <text:p text:style-name="P248">Single value properties have property types such as date, decimal, integer, text, or Boolean. Selecting the appropriate property type ensures that users enter a valid value. For example, a purchase price field that uses a decimal property type ensures that users can enter only numeric values and cannot enter text.</text:p>
      <text:p text:style-name="P248"/>
      <text:p text:style-name="P248">CONTROLS:</text:p>
      <text:p text:style-name="P248"/>
      <text:p text:style-name="P248">Controls are another way you restrict users from entering or selecting invalid values on a form. For example, when a form requires a data, using a calendar control ensures that users enter a date value.</text:p>
      <text:p text:style-name="P248"/>
      <text:p text:style-name="P249"><text:span text:style-name="T95">You can also use controls to allow users to select only valid values. For example, you can use drop-down list or radio buttons so that users can only select the available values.</text:span></text:p>
      <text:p text:style-name="P249"/>
      <text:p text:style-name="P249"><text:span text:style-name="T95">In addition to ensuring valid values, you can make fields required. This ensures that users enter a value before they can complete an assignment.</text:span></text:p>
      <text:p text:style-name="P249"/>
      <text:p text:style-name="P251">There are three most common ways you can use controls for validation.</text:p>
      <text:p text:style-name="P251"/>
      <text:p text:style-name="P251"><text:span text:style-name="T96">Required</text:span> fields: Configuring a control as a <text:span text:style-name="T96">required</text:span> field ensures that the user enters a value. <text:span text:style-name="T96">If there is no value, users get an error when they try to submit a form. For instance, assume you design a form in which users enter a date of birth to qualify for discounted auto insurance policy. You configure the date of birth number control as a required field. If the user does not enter a date in the field, an error message appears when the user attempts to submit the form.</text:span></text:p>
      <text:p text:style-name="P251"/>
      <text:p text:style-name="P252">Editable settings: You can use editable settings on controls to restrict the input values to valid formats. The settings are specific to the control type. For example, you can specify the minimum and maximum of characters allowed in a text input control. You can also specify that users cannot enter dates as text – users must select a date from a calender icon control.</text:p>
      <text:p text:style-name="P252"/>
      <text:p text:style-name="P252">Control types: Using the correct control for a specific purpose helps users enter valid values. The following table shows some example use cases for the different control types.</text:p>
      <text:p text:style-name="P252"/>
      <text:p text:style-name="P252">CALENDARS, RADIO BUTTONS, DROP-DOWN, AUTOCOMPLETE, CHECK BOX.</text:p>
      <text:p text:style-name="P252"/>
      <text:p text:style-name="P251"><text:soft-page-break/></text:p>
      <text:p text:style-name="P249"/>
      <text:p text:style-name="P249"><text:span text:style-name="T95">VALIDATION RULES:</text:span></text:p>
      <text:p text:style-name="P249"/>
      <text:p text:style-name="P250">You use validation rules when you cannot predict or control the value a user will enter in a form. There are two types of validation rules: validate and edit validate.</text:p>
      <text:p text:style-name="P250"/>
      <text:p text:style-name="P250">You use validate rules to compare a property against a condition when the user submits a form. A validate rule is typically referenced from a flow action. If the user enters a value that fails to meet the condition, the form display an error when the form is submitted. For example, assume you from contains a field for date of birth. The property type and control cannot prevent users from entering a date that is in the future. However, you can design a validate rule to siplay an error if the user submit a date that is in the future.</text:p>
      <text:p text:style-name="P250"/>
      <text:p text:style-name="P250">You use edit validate rules with single value, value list, and value group properties to test for patterns. Edit validate rules are referenced from a property rule. For example, you can configure a zip code property to reference an edit validate rule that tests whether the entered value has five digits. In another example, an email address can reference an edit rule to test whether the entered value contains an “at” (@) symbol. If the submitted value is invalid. The fiel display an error. Edit validate rules run when the user exits a field if the harness rule is configured to support client-side validation. Otherwise, edit validate rules are run when the user submits a form.</text:p>
      <text:p text:style-name="P250"/>
      <text:p text:style-name="P252">DYNAMIC LISTS OF DATA ENTRY ITEMS:</text:p>
      <text:p text:style-name="P252"/>
      <text:p text:style-name="P253">Autocomplete or drop-down controls display <text:span text:style-name="T97">list</text:span> of items so users can make valid selections. In many situations, <text:span text:style-name="T97">the items are listed in the control’s property. However, if items on the list change frequently, the list may not display the most current information. For instance, assume your organization list office furniture items in a drop-down control. The items may change every few days. When a user displays the list, that list may no display the most current items.</text:span></text:p>
      <text:p text:style-name="P253"/>
      <text:p text:style-name="P254">However, using dynamic list helps ensure that the items users see on the list reflects the most recent information. Dynamic lists reference data on the clipboard. Using data page Is the most common method of sourcing the data on the data. A data page receives the data from a database, and then populates the clipboard. When the clipboard is refreshed, the data page dynamically updates the list.</text:p>
      <text:p text:style-name="P255"/>
      <text:p text:style-name="P254"/>
      <text:p text:style-name="P244"><text:span text:style-name="T77">12</text:span>.- <text:span text:style-name="T98">REPORT DESIGN</text:span>---------------------------------------------------------</text:p>
      <text:p text:style-name="P244"/>
      <text:p text:style-name="P244">#<text:span text:style-name="T2">######CREATING REPORTS:</text:span></text:p>
      <text:p text:style-name="P244"/>
      <text:p text:style-name="P256">REPORTS:</text:p>
      <text:p text:style-name="P256"/>
      <text:p text:style-name="P256">Pega’s reporting capabilities allow you to create reports that provide real-time information and analysis in your application. Business analysts and work managers use reports to assess the performance of the application. <text:s/>Report information can also be used in the application to allow users to review or select items from a list or table while working in an assignment. </text:p>
      <text:p text:style-name="P256"/>
      <text:p text:style-name="P256"><text:soft-page-break/>When you design reports, you must know specifically what information the user or application needs. <text:s/>You must also know how the information will be used. Business analysts can provide you with specifications and requirements that were created in DCO sessions.</text:p>
      <text:p text:style-name="P256"/>
      <text:p text:style-name="P257">For example, the analysts may want a report that shows the number and dates of revolved cases so manager can monitor process performance. Users who need the reports can get them in their user portal using the report browser <text:span text:style-name="T99">feature.</text:span></text:p>
      <text:p text:style-name="P257"/>
      <text:p text:style-name="P259">In another example, the analysts may need a report that contains a list of customers and their purchase orders. The requirement states that when a customer calls a customer service representative to file a complaint, CSRs can view the customer’s previews orders on their user forms. You create a report that populates a grid on the user form that displays the purchase history for that customer.</text:p>
      <text:p text:style-name="P259"/>
      <text:p text:style-name="P259">REPORT DEFINITIONS:</text:p>
      <text:p text:style-name="P259"/>
      <text:p text:style-name="P259">Report definitions retrieve records from a database. You use the report definition to specify the data from each record that you want to include in the report. The report definition retrieves the data from a database and return the result in a table of culumns and rows. The rows represent records retrieved from the database. The columns contain the data values in each record that you want users to see.</text:p>
      <text:p text:style-name="P257"/>
      <text:p text:style-name="P259">REPORTS COLUMNS:</text:p>
      <text:p text:style-name="P259"/>
      <text:p text:style-name="P259">Report columns define the report’s contents, Each column corresponds to a single data element. The value in the column can be a value property such as a case ID, last modified date, or work status. You can format the page in various ways, such as text, currency, or date. For example, you can format currency properties to include a currency symbol.</text:p>
      <text:p text:style-name="P259"/>
      <text:p text:style-name="P259">FUNCTIONS:</text:p>
      <text:p text:style-name="P259"/>
      <text:p text:style-name="P259">You can use functions in a columns to make reports more useful. Functions allow you to calculate results derived from data in the database. <text:span text:style-name="T100">For example, every new hire is evaluated 30, 60 and 90 days from the start date. A manager wants to see the number of days remaining until each evaluation. A column uses a function that calculates the difference between the start date and evaluation date.</text:span></text:p>
      <text:p text:style-name="P258"/>
      <text:p text:style-name="P260">REPORT FILTERS:</text:p>
      <text:p text:style-name="P261"/>
      <text:p text:style-name="P262">By default, report queries return all the records that contain data from all the columns. You may want to only show records that are relevant to your design requirement. For example, you onboarding application collects information on all new hires. The facilities manager at each local needs a report that shows when the new hire needs a work space. You use report filters to show only the records your users need. In this case, the user needs new hire start dates in the coming mount.</text:p>
      <text:p text:style-name="P262"/>
      <text:p text:style-name="P262">A filter compares a data value in the record against a definition condition. If the comparison result is true, the report includes the record. If the comparison fails the filters test, the record is no include.</text:p>
      <text:p text:style-name="P262"/>
      <text:p text:style-name="P262">Assume you work for a company with two locations, Atlanta and Boston. You want to create a report of onboarding cases only for the Atlanta office location. You create a filter in the report that <text:s/>tests whether the office location for each onboarding case is Atlanta. </text:p>
      <text:p text:style-name="P262"/>
      <text:p text:style-name="P263"><text:soft-page-break/>The comparison can be an explicit value or the value of a property. For instance, if you cant to create a report that returns open orders for a customer, you can use the .CustomerName property as the comparison in the filter condition. The returned records show the open orders for each customer. </text:p>
      <text:p text:style-name="P263"/>
      <text:p text:style-name="P263">REPORT RESULTS FOR BUSINESS REPORTS OR PROCESS:</text:p>
      <text:p text:style-name="P263"/>
      <text:p text:style-name="P263">You can integrate report results in two ways, You can allow users to generate business reports for monitoring process performance. You can also integrate the results into business processes so users can generate report information that appear in their user form.</text:p>
      <text:p text:style-name="P263"/>
      <text:p text:style-name="P264">PROCESSES:</text:p>
      <text:p text:style-name="P264"/>
      <text:p text:style-name="P264">You can integrate report results into a business process. For example, you want customers to be able to review their orders from the past six months. You might add a button to the form that allows users to review the order history. When the user clicks the button, the application runs the report and displays a list of previews orders in the form.</text:p>
      <text:p text:style-name="P264"/>
      <text:p text:style-name="P265">BUSINESS REPORTS:</text:p>
      <text:p text:style-name="P265"/>
      <text:p text:style-name="P265">You can use the results retrieved by a report definition to build business reports. People use reports to view the status of ongoing or complete work, Or to gauge the efficiency of the business process. For instance, managers use reports to monitor how long cases have been in process or to see which assignments have taken the longest to complete.</text:p>
      <text:p text:style-name="P265"/>
      <text:p text:style-name="P266">SUMMARIZING RESULTS:</text:p>
      <text:p text:style-name="P266"/>
      <text:p text:style-name="P267">The way you format report results helps users easily find and analyze specific information. You can group and summarize the information for effective business presentations. Additionally, you can display reports as lists, charts, or graphs to create impact.</text:p>
      <text:p text:style-name="P267"/>
      <text:p text:style-name="P267">Summarizing reports is useful when users must analyze a large amount of data, while list reports contain the detailed information a user needs, summary reports allow users to quickly identify the key statistics they are looking for.</text:p>
      <text:p text:style-name="P267"/>
      <text:p text:style-name="P267">When you genrate a report, Pega returns the results as a list of records. You can convert list reports to summary reports, which summarize one or more columns to calculate counts, totals, or averages. For example, a user may ask for a count of cases handle by the manager who created them. <text:s/>A list report could show the same data but would d not provide the summary counts that the user is looking for.</text:p>
      <text:p text:style-name="P267"/>
      <text:p text:style-name="P268">VISUALIZING SUMMARY RESULTS:</text:p>
      <text:p text:style-name="P268"/>
      <text:p text:style-name="P268">Summary results can be effective for business analysts who want to quickly review and analyze the data. You can display summary report data in charts of graphs. <text:s/>Using charts and graphs help user identify trends or statics quicker that shorting through list of data. For example, you can create a line graph that shows the number of cases resolved for each case type over a number of weeks.</text:p>
      <text:p text:style-name="P268"/>
      <text:p text:style-name="P268"/>
      <text:p text:style-name="P268"/>
      <text:p text:style-name="P268"/>
      <text:p text:style-name="P245"><text:soft-page-break/></text:p>
      <text:p text:style-name="P245">#<text:span text:style-name="T2">#########OPTIMIZING REPORT DATA:</text:span></text:p>
      <text:p text:style-name="P269">DATA STORAGE IN PEGA APPLICATIONS:</text:p>
      <text:p text:style-name="P269"/>
      <text:p text:style-name="P270">Pega applications store each case as a unique record in a relational database. Within each record, Pega stores case data in binary large object field. Each time an end user completes an action by clicking Ok or submit. Pega writes the case data to the BLOB field.</text:p>
      <text:p text:style-name="P270"/>
      <text:p text:style-name="P270">Within the database, each record is a row in a database table. Each column in the table displays the contents of a field from the case record, including the BLOB field. When an end user opens a case, pega locates the record in the correct table, then read the contents of the BLOB column to extract the case data.</text:p>
      <text:p text:style-name="P269"/>
      <text:p text:style-name="P270">A BLOB field offers three advantages for storing case data:</text:p>
      <text:p text:style-name="P270"/>
      <text:p text:style-name="P270">-Unlimited storage size – BLOB fields are no constrained by size, so a BLOB field can contain any amount of information.</text:p>
      <text:p text:style-name="P270"/>
      <text:p text:style-name="P270">-<text:span text:style-name="T101">Flexibility – Pega writes all case data to the BLOB, so changes to the data model of a case are contained within the BLOB. Using the BLOB field avoids the need to update the database structure, or shame, as the data model changes.</text:span></text:p>
      <text:p text:style-name="P270"/>
      <text:p text:style-name="P270">-<text:span text:style-name="T101">High performance – since the BLOB field stores all case data, Pega reads and writes the entire case at one time. </text:span></text:p>
      <text:p text:style-name="P270"/>
      <text:p text:style-name="P271">Using the BLOB penalizes performance for reporting, because BLOB needs extract the required data for a large number of cases and it increases the time needed to run the report.</text:p>
      <text:p text:style-name="P271"/>
      <text:p text:style-name="P271">PROPERTY OPTIMIZATION:</text:p>
      <text:p text:style-name="P271"/>
      <text:p text:style-name="P271">End users rarely need to retrieve an entire case when running a report. Rather, end users only need the data elements required by the report. Extracting data from a BLOB impacts performance compared to reading property values from a database table. <text:span text:style-name="T102">This impact is most pronounced when extracting data for report filters and sorting or grouping the content of a column.</text:span></text:p>
      <text:p text:style-name="P271"/>
      <text:p text:style-name="P272">To improve report performance, Pega offers a hybrid data storage model. This model allows applications to store data both in dedicate data fields and in a BLOB field. To store property values in a data field, you must optimize the property for reporting.</text:p>
      <text:p text:style-name="P272"/>
      <text:p text:style-name="P272">When you optimizes a property, Pega creates a column for the property in a database table. Because the value of the property is the visible in the table, or exposed, optimizing a property for reporting is also called “exposing” the property.</text:p>
      <text:p text:style-name="P272"/>
      <text:p text:style-name="P272"/>
      <text:p text:style-name="P272"/>
      <text:p text:style-name="P272"/>
      <text:p text:style-name="P272"/>
      <text:p text:style-name="P272"/>
      <text:p text:style-name="P272"/>
      <text:p text:style-name="P246"><text:soft-page-break/><text:span text:style-name="T77">13</text:span>.- <text:span text:style-name="T98">REPORT DESIGN</text:span>---------------------------------------------------------</text:p>
      <text:p text:style-name="P272"/>
      <text:p text:style-name="P246">#<text:span text:style-name="T2">#########CACHING DATA WITH DATA PAGES:</text:span></text:p>
      <text:p text:style-name="P246"/>
      <text:p text:style-name="P273">DATA PAGES: </text:p>
      <text:p text:style-name="P273"/>
      <text:p text:style-name="P274">When you create and process a case, you need data, Some data is collected from the user as part of the case process, while other data is retrieved from the application or from external systems. For example, if you want to see the claim history for a customer in a claims application, you retrieve application data. If you need to display customer data held in a system of record, you retrieve data from an external system.</text:p>
      <text:p text:style-name="P274"/>
      <text:p text:style-name="P274">You use a data page to retrieve data for your application, regardless of the source. Data pages cache data on demand to a clipboard page and have a scope. The scope defines who can access the data page. You can make the data retrieved accessible for all applications, or limited to the logged in user or specific case only.</text:p>
      <text:p text:style-name="P273"/>
      <text:p text:style-name="P275">Every data page defines a refresh strategy. The refresh strategy defines when the data page is considered stale and needs to be reloaded. <text:span text:style-name="T103">Data pages are created an update on demand. Even if a data page is considered stale, the page is never reloaded until it is referenced. The available refresh strategy options depend on the scope of the page.</text:span></text:p>
      <text:p text:style-name="P275"/>
      <text:p text:style-name="P2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16:56:37.248000000</meta:creation-date>
    <meta:generator>LibreOffice/5.1.0.3$Windows_x86 LibreOffice_project/5e3e00a007d9b3b6efb6797a8b8e57b51ab1f737</meta:generator>
    <dc:date>2018-07-13T16:49:22.631000000</dc:date>
    <meta:editing-duration>PT9H23S</meta:editing-duration>
    <meta:editing-cycles>36</meta:editing-cycles>
    <meta:document-statistic meta:table-count="0" meta:image-count="0" meta:object-count="0" meta:page-count="53" meta:paragraph-count="779" meta:word-count="22786" meta:character-count="139739" meta:non-whitespace-character-count="117651"/>
  </office:meta>
</office:document-meta>
</file>